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 fo:orphans="2" fo:widows="2"/>
    </style:style>
    <style:style style:name="P2" style:family="paragraph" style:parent-style-name="Normal">
      <style:paragraph-properties fo:orphans="2" fo:widows="2"/>
    </style:style>
    <style:style style:name="P3" style:family="paragraph" style:parent-style-name="Normal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Normal">
      <style:paragraph-properties fo:orphans="2" fo:widows="2"/>
      <style:text-properties style:font-name="Times New Roman" fo:font-weight="bold" officeooo:paragraph-rsid="0031ae1d" style:font-weight-asian="bold" style:font-name-complex="Times New Roman" style:font-weight-complex="bold"/>
    </style:style>
    <style:style style:name="P5" style:family="paragraph" style:parent-style-name="Normal">
      <style:paragraph-properties fo:text-align="end" style:justify-single-word="false" fo:orphans="2" fo:widows="2"/>
      <style:text-properties style:font-name="Times New Roman" style:font-name-complex="Times New Roman"/>
    </style:style>
    <style:style style:name="P6" style:family="paragraph" style:parent-style-name="Normal">
      <style:paragraph-properties fo:orphans="2" fo:widows="2"/>
      <style:text-properties style:font-name="Times New Roman" style:text-underline-style="solid" style:text-underline-width="auto" style:text-underline-color="font-color" officeooo:paragraph-rsid="004c9463" style:font-name-complex="Times New Roman"/>
    </style:style>
    <style:style style:name="P7" style:family="paragraph" style:parent-style-name="Normal">
      <style:paragraph-properties fo:orphans="2" fo:widows="2"/>
      <style:text-properties style:font-name="Times New Roman" fo:font-size="11pt" fo:font-weight="bold" style:font-size-asian="9.60000038146973pt" style:font-weight-asian="bold" style:font-name-complex="Times New Roman" style:font-size-complex="11pt" style:font-weight-complex="bold"/>
    </style:style>
    <style:style style:name="P8" style:family="paragraph" style:parent-style-name="Normal">
      <style:paragraph-properties fo:orphans="2" fo:widows="2"/>
      <style:text-properties style:font-name="Times New Roman" fo:font-size="14pt" fo:font-weight="bold" style:font-size-asian="12.25pt" style:font-weight-asian="bold" style:font-name-complex="Times New Roman" style:font-size-complex="14pt" style:font-weight-complex="bold"/>
    </style:style>
    <style:style style:name="P9" style:family="paragraph" style:parent-style-name="Normal">
      <style:paragraph-properties fo:orphans="2" fo:widows="2"/>
      <style:text-properties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P10" style:family="paragraph" style:parent-style-name="Normal">
      <style:paragraph-properties fo:orphans="2" fo:widows="2">
        <style:tab-stops>
          <style:tab-stop style:position="3.0535in"/>
        </style:tab-stops>
      </style:paragraph-properties>
      <style:text-properties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P11" style:family="paragraph" style:parent-style-name="Normal">
      <style:paragraph-properties fo:orphans="2" fo:widows="2"/>
      <style:text-properties style:font-name="Times New Roman" fo:font-size="6pt" style:font-size-asian="5.25pt" style:font-name-complex="Times New Roman" style:font-size-complex="6pt"/>
    </style:style>
    <style:style style:name="P12" style:family="paragraph" style:parent-style-name="Normal">
      <style:paragraph-properties fo:orphans="2" fo:widows="2"/>
      <style:text-properties style:font-name="Times New Roman" fo:font-size="6pt" officeooo:paragraph-rsid="0015a5bd" style:font-size-asian="5.25pt" style:font-name-complex="Times New Roman" style:font-size-complex="6pt"/>
    </style:style>
    <style:style style:name="P13" style:family="paragraph" style:parent-style-name="Normal">
      <style:paragraph-properties fo:orphans="2" fo:widows="2"/>
      <style:text-properties style:font-name="Times New Roman1" style:text-underline-style="solid" style:text-underline-width="auto" style:text-underline-color="font-color" officeooo:rsid="003b9daa" officeooo:paragraph-rsid="004aa188" style:font-name-asian="Times New Roman1" style:font-name-complex="Times New Roman1"/>
    </style:style>
    <style:style style:name="P14" style:family="paragraph" style:parent-style-name="Normal">
      <style:paragraph-properties fo:orphans="2" fo:widows="2"/>
      <style:text-properties style:font-name="Times New Roman1" style:text-underline-style="solid" style:text-underline-width="auto" style:text-underline-color="font-color" officeooo:rsid="003d561c" officeooo:paragraph-rsid="003d561c" style:font-name-asian="Times New Roman1" style:font-name-complex="Times New Roman1"/>
    </style:style>
    <style:style style:name="P15" style:family="paragraph" style:parent-style-name="Normal">
      <style:paragraph-properties fo:orphans="2" fo:widows="2"/>
      <style:text-properties fo:font-variant="normal" fo:text-transform="none" style:font-name="Times New Roman" fo:font-style="normal" style:text-underline-style="solid" style:text-underline-width="auto" style:text-underline-color="font-color" fo:font-weight="normal" officeooo:paragraph-rsid="00540a1c" style:font-style-asian="normal" style:font-weight-asian="normal" style:font-name-complex="Times New Roman" style:font-style-complex="normal" style:font-weight-complex="normal"/>
    </style:style>
    <style:style style:name="P16" style:family="paragraph" style:parent-style-name="Normal">
      <style:paragraph-properties fo:orphans="2" fo:widows="2"/>
      <style:text-properties fo:font-variant="normal" fo:text-transform="none" style:font-name="Times New Roman" fo:font-size="12pt" fo:font-weight="normal" officeooo:paragraph-rsid="0057f9a0" style:font-size-asian="12pt" style:font-weight-asian="normal" style:font-name-complex="Times New Roman" style:font-size-complex="12pt" style:font-weight-complex="normal"/>
    </style:style>
    <style:style style:name="P17" style:family="paragraph" style:parent-style-name="Normal">
      <style:paragraph-properties fo:orphans="2" fo:widows="2"/>
      <style:text-properties fo:font-variant="normal" fo:text-transform="none"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P18" style:family="paragraph" style:parent-style-name="Normal">
      <style:paragraph-properties fo:orphans="2" fo:widows="2"/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9" style:family="paragraph" style:parent-style-name="Normal">
      <style:paragraph-properties fo:orphans="2" fo:widows="2"/>
      <style:text-properties fo:font-variant="small-caps" style:font-name="Times New Roman" fo:font-size="14pt" fo:font-weight="bold" officeooo:paragraph-rsid="00254809" style:font-size-asian="14pt" style:font-weight-asian="bold" style:font-name-complex="Times New Roman" style:font-size-complex="14pt" style:font-weight-complex="bold"/>
    </style:style>
    <style:style style:name="P20" style:family="paragraph" style:parent-style-name="Normal">
      <style:paragraph-properties fo:orphans="2" fo:widows="2"/>
      <style:text-properties fo:font-variant="small-caps"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21" style:family="paragraph" style:parent-style-name="Standard">
      <style:paragraph-properties fo:orphans="2" fo:widows="2"/>
    </style:style>
    <style:style style:name="P22" style:family="paragraph" style:parent-style-name="Standard">
      <style:paragraph-properties fo:orphans="2" fo:widows="2"/>
      <style:text-properties officeooo:paragraph-rsid="001fc776"/>
    </style:style>
    <style:style style:name="P23" style:family="paragraph" style:parent-style-name="Standard">
      <style:paragraph-properties fo:orphans="2" fo:widows="2"/>
      <style:text-properties officeooo:paragraph-rsid="0060875b"/>
    </style:style>
    <style:style style:name="P24" style:family="paragraph" style:parent-style-name="Standard">
      <style:paragraph-properties fo:orphans="2" fo:widows="2"/>
      <style:text-properties style:font-name="Times New Roman" style:font-name-complex="Times New Roman"/>
    </style:style>
    <style:style style:name="P25" style:family="paragraph" style:parent-style-name="Standard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26" style:family="paragraph" style:parent-style-name="Standard">
      <style:paragraph-properties fo:orphans="2" fo:widows="2"/>
      <style:text-properties style:font-name="Times New Roman" style:text-underline-style="solid" style:text-underline-width="auto" style:text-underline-color="font-color" style:font-name-complex="Times New Roman"/>
    </style:style>
    <style:style style:name="P27" style:family="paragraph" style:parent-style-name="Standard">
      <style:paragraph-properties fo:orphans="2" fo:widows="2"/>
      <style:text-properties style:font-name="Times New Roman" fo:font-size="11pt" style:font-size-asian="11pt" style:font-name-complex="Times New Roman" style:font-size-complex="11pt"/>
    </style:style>
    <style:style style:name="P28" style:family="paragraph" style:parent-style-name="Standard">
      <style:paragraph-properties fo:orphans="2" fo:widows="2"/>
      <style:text-properties style:font-name="Times New Roman" fo:font-size="11pt" style:font-size-asian="9.60000038146973pt" style:font-name-complex="Times New Roman" style:font-size-complex="11pt"/>
    </style:style>
    <style:style style:name="P29" style:family="paragraph" style:parent-style-name="Standard">
      <style:paragraph-properties fo:orphans="2" fo:widows="2"/>
      <style:text-properties style:font-name="Times New Roman" fo:font-size="6pt" style:font-size-asian="5.25pt" style:font-name-complex="Times New Roman" style:font-size-complex="6pt"/>
    </style:style>
    <style:style style:name="P30" style:family="paragraph" style:parent-style-name="Standard"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31" style:family="paragraph" style:parent-style-name="Standard">
      <style:text-properties fo:font-variant="small-caps" style:font-name="Times New Roman" fo:font-size="11pt" fo:font-weight="bold" style:font-size-asian="9.60000038146973pt" style:font-weight-asian="bold" style:font-name-complex="Times New Roman" style:font-size-complex="11pt" style:font-weight-complex="bold"/>
    </style:style>
    <style:style style:name="P32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</style:style>
    <style:style style:name="P33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  <style:text-properties style:font-name="Times New Roman" fo:font-size="11pt" style:font-size-asian="11pt" style:font-name-complex="Times New Roman" style:font-size-complex="11pt"/>
    </style:style>
    <style:style style:name="P34" style:family="paragraph" style:parent-style-name="Standard">
      <style:paragraph-properties fo:margin-left="0.5in" fo:margin-right="0in" fo:orphans="2" fo:widows="2" fo:text-indent="-0.5in" style:auto-text-indent="false">
        <style:tab-stops/>
      </style:paragraph-properties>
      <style:text-properties style:font-name="Times New Roman" fo:font-size="11pt" style:font-size-asian="11pt" style:font-name-complex="Times New Roman" style:font-size-complex="11pt"/>
    </style:style>
    <style:style style:name="P35" style:family="paragraph" style:parent-style-name="Normal">
      <style:paragraph-properties fo:margin-left="1in" fo:margin-right="0in" fo:orphans="2" fo:widows="2" fo:text-indent="-1in" style:auto-text-indent="false">
        <style:tab-stops/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36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212d22" officeooo:paragraph-rsid="00212d22" style:font-size-asian="11pt" style:font-name-complex="Times New Roman" style:font-size-complex="11pt"/>
    </style:style>
    <style:style style:name="P37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212d22" officeooo:paragraph-rsid="002a10da" style:font-size-asian="11pt" style:font-name-complex="Times New Roman" style:font-size-complex="11pt"/>
    </style:style>
    <style:style style:name="P38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1c3fb8" officeooo:paragraph-rsid="001c3fb8" style:font-size-asian="11pt" style:font-name-complex="Times New Roman" style:font-size-complex="11pt"/>
    </style:style>
    <style:style style:name="P39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style:font-size-asian="11pt" style:font-name-complex="Times New Roman" style:font-size-complex="11pt"/>
    </style:style>
    <style:style style:name="P40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583f50" style:font-size-asian="11pt" style:font-name-complex="Times New Roman" style:font-size-complex="11pt"/>
    </style:style>
    <style:style style:name="P41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593f83" style:font-size-asian="11pt" style:font-name-complex="Times New Roman" style:font-size-complex="11pt"/>
    </style:style>
    <style:style style:name="P42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21e8cc" style:font-size-asian="11pt" style:font-name-complex="Times New Roman" style:font-size-complex="11pt"/>
    </style:style>
    <style:style style:name="P43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413f56" officeooo:paragraph-rsid="00413f56" style:font-size-asian="11pt" style:font-name-complex="Times New Roman" style:font-size-complex="11pt"/>
    </style:style>
    <style:style style:name="P44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1c3fb8" style:font-size-asian="11pt" style:font-size-complex="11pt"/>
    </style:style>
    <style:style style:name="P45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15a5bd" style:font-size-asian="11pt" style:font-size-complex="11pt"/>
    </style:style>
    <style:style style:name="P46" style:family="paragraph" style:parent-style-name="Standard">
      <style:paragraph-properties fo:margin-top="0in" fo:margin-bottom="0.0799in" style:contextual-spacing="false" fo:orphans="2" fo:widows="2"/>
      <style:text-properties style:font-name="Times New Roman" officeooo:paragraph-rsid="0035586a" style:font-name-complex="Times New Roman"/>
    </style:style>
    <style:style style:name="P47" style:family="paragraph" style:parent-style-name="Standard">
      <style:paragraph-properties fo:margin-top="0in" fo:margin-bottom="0.0799in" style:contextual-spacing="false" fo:orphans="2" fo:widows="2"/>
      <style:text-properties style:font-name="Times New Roman" officeooo:paragraph-rsid="001ca987" style:font-name-complex="Times New Roman"/>
    </style:style>
    <style:style style:name="P48" style:family="paragraph" style:parent-style-name="Standard">
      <style:paragraph-properties fo:margin-top="0in" fo:margin-bottom="0.0799in" style:contextual-spacing="false" fo:orphans="2" fo:widows="2"/>
      <style:text-properties style:font-name="Liberation Serif2" officeooo:paragraph-rsid="001ca987" style:font-name-complex="Times New Roman"/>
    </style:style>
    <style:style style:name="P49" style:family="paragraph" style:parent-style-name="Standard">
      <style:paragraph-properties fo:margin-top="0in" fo:margin-bottom="0.0799in" style:contextual-spacing="false" fo:orphans="2" fo:widows="2"/>
      <style:text-properties style:font-name="Liberation Serif2" officeooo:paragraph-rsid="0015a5bd" style:font-name-complex="Times New Roman"/>
    </style:style>
    <style:style style:name="P50" style:family="paragraph" style:parent-style-name="Standard">
      <style:paragraph-properties fo:margin-top="0in" fo:margin-bottom="0.0799in" style:contextual-spacing="false" fo:orphans="2" fo:widows="2"/>
    </style:style>
    <style:style style:name="P51" style:family="paragraph" style:parent-style-name="Standard">
      <style:paragraph-properties fo:margin-top="0in" fo:margin-bottom="0.0799in" style:contextual-spacing="false" fo:orphans="2" fo:widows="2"/>
      <style:text-properties officeooo:paragraph-rsid="0046f352"/>
    </style:style>
    <style:style style:name="P52" style:family="paragraph" style:parent-style-name="Normal">
      <style:paragraph-properties fo:margin-top="0in" fo:margin-bottom="0.0799in" style:contextual-spacing="false"/>
    </style:style>
    <style:style style:name="P53" style:family="paragraph" style:parent-style-name="Normal">
      <style:paragraph-properties fo:margin-top="0in" fo:margin-bottom="0.0799in" style:contextual-spacing="false" fo:orphans="2" fo:widows="2"/>
    </style:style>
    <style:style style:name="P54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Times New Roman" fo:font-size="12pt" fo:font-weight="bold" officeooo:paragraph-rsid="0055db8c" style:font-size-asian="12pt" style:font-weight-asian="bold" style:font-name-complex="Times New Roman" style:font-size-complex="12pt" style:font-weight-complex="bold"/>
    </style:style>
    <style:style style:name="P55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Times New Roman" fo:font-size="12pt" fo:font-weight="normal" officeooo:paragraph-rsid="0055db8c" style:font-size-asian="12pt" style:font-weight-asian="normal" style:font-name-complex="Times New Roman" style:font-size-complex="12pt" style:font-weight-complex="normal"/>
    </style:style>
    <style:style style:name="P56" style:family="paragraph" style:parent-style-name="Normal">
      <style:paragraph-properties fo:margin-left="0.4819in" fo:margin-right="0in" fo:orphans="2" fo:widows="2" fo:text-indent="-0.4819in" style:auto-text-indent="false">
        <style:tab-stops/>
      </style:paragraph-properties>
    </style:style>
    <style:style style:name="P57" style:family="paragraph" style:parent-style-name="Normal">
      <style:paragraph-properties fo:margin-left="0in" fo:margin-right="0in" fo:orphans="2" fo:widows="2" fo:text-indent="0in" style:auto-text-indent="false">
        <style:tab-stops/>
      </style:paragraph-properties>
      <style:text-properties style:font-name="Times New Roman" fo:font-size="6pt" style:font-size-asian="5.25pt" style:font-name-complex="Times New Roman" style:font-size-complex="6pt"/>
    </style:style>
    <style:style style:name="P58" style:family="paragraph" style:parent-style-name="Normal">
      <style:paragraph-properties fo:orphans="2" fo:widows="2" fo:break-before="page"/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59" style:family="paragraph" style:parent-style-name="Normal" style:master-page-name="MPF0">
      <style:paragraph-properties fo:orphans="2" fo:widows="2" style:page-number="auto" fo:break-before="pag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60" style:family="paragraph" style:parent-style-name="Normal" style:list-style-name="L1">
      <style:paragraph-properties fo:orphans="2" fo:widows="2"/>
      <style:text-properties style:font-name="Times New Roman" officeooo:paragraph-rsid="004aa188" style:font-name-complex="Times New Roman"/>
    </style:style>
    <style:style style:name="P61" style:family="paragraph" style:parent-style-name="Normal" style:list-style-name="L2">
      <style:paragraph-properties fo:orphans="2" fo:widows="2"/>
      <style:text-properties style:font-name="Times New Roman" officeooo:paragraph-rsid="00372deb" style:font-name-complex="Times New Roman"/>
    </style:style>
    <style:style style:name="P62" style:family="paragraph" style:parent-style-name="Normal" style:list-style-name="L4">
      <style:paragraph-properties fo:orphans="2" fo:widows="2"/>
      <style:text-properties style:font-name="Times New Roman" officeooo:rsid="003d561c" officeooo:paragraph-rsid="003d561c" style:font-name-complex="Times New Roman"/>
    </style:style>
    <style:style style:name="P63" style:family="paragraph" style:parent-style-name="Normal" style:list-style-name="L1">
      <style:paragraph-properties fo:orphans="2" fo:widows="2"/>
      <style:text-properties style:font-name="Times New Roman" fo:font-size="11pt" officeooo:paragraph-rsid="004aa188" style:font-size-asian="11pt" style:font-name-complex="Times New Roman" style:font-size-complex="11pt"/>
    </style:style>
    <style:style style:name="P64" style:family="paragraph" style:parent-style-name="Normal" style:list-style-name="L2">
      <style:paragraph-properties fo:orphans="2" fo:widows="2"/>
      <style:text-properties style:font-name="Times New Roman" fo:font-size="11pt" officeooo:paragraph-rsid="00372deb" style:font-size-asian="11pt" style:font-name-complex="Times New Roman" style:font-size-complex="11pt"/>
    </style:style>
    <style:style style:name="P65" style:family="paragraph" style:parent-style-name="Normal" style:list-style-name="L2">
      <style:paragraph-properties fo:orphans="2" fo:widows="2"/>
      <style:text-properties style:font-name="Times New Roman" fo:font-size="11pt" officeooo:paragraph-rsid="0038ddd3" style:font-size-asian="11pt" style:font-name-complex="Times New Roman" style:font-size-complex="11pt"/>
    </style:style>
    <style:style style:name="P66" style:family="paragraph" style:parent-style-name="Normal" style:list-style-name="L2">
      <style:paragraph-properties fo:orphans="2" fo:widows="2"/>
      <style:text-properties style:font-name="Times New Roman" fo:font-size="11pt" officeooo:paragraph-rsid="0039af9c" style:font-size-asian="11pt" style:font-name-complex="Times New Roman" style:font-size-complex="11pt"/>
    </style:style>
    <style:style style:name="P67" style:family="paragraph" style:parent-style-name="Normal" style:list-style-name="L3">
      <style:paragraph-properties fo:orphans="2" fo:widows="2"/>
      <style:text-properties style:font-name="Times New Roman" fo:font-size="11pt" officeooo:paragraph-rsid="004c9463" style:font-size-asian="11pt" style:font-name-complex="Times New Roman" style:font-size-complex="11pt"/>
    </style:style>
    <style:style style:name="P68" style:family="paragraph" style:parent-style-name="Normal" style:list-style-name="L2">
      <style:paragraph-properties fo:orphans="2" fo:widows="2"/>
      <style:text-properties style:font-name="Times New Roman" fo:font-size="11pt" officeooo:rsid="0038ddd3" officeooo:paragraph-rsid="0038ddd3" style:font-size-asian="11pt" style:font-name-complex="Times New Roman" style:font-size-complex="11pt"/>
    </style:style>
    <style:style style:name="P69" style:family="paragraph" style:parent-style-name="Normal" style:list-style-name="L4">
      <style:paragraph-properties fo:orphans="2" fo:widows="2"/>
      <style:text-properties style:font-name="Times New Roman" fo:font-size="11pt" officeooo:rsid="003d561c" officeooo:paragraph-rsid="003d561c" style:font-size-asian="11pt" style:font-name-complex="Times New Roman" style:font-size-complex="11pt"/>
    </style:style>
    <style:style style:name="P70" style:family="paragraph" style:parent-style-name="Normal" style:list-style-name="L4">
      <style:paragraph-properties fo:orphans="2" fo:widows="2"/>
      <style:text-properties style:font-name="Times New Roman" fo:font-size="11pt" officeooo:rsid="003d561c" officeooo:paragraph-rsid="0047b568" style:font-size-asian="11pt" style:font-name-complex="Times New Roman" style:font-size-complex="11pt"/>
    </style:style>
    <style:style style:name="P71" style:family="paragraph" style:parent-style-name="Normal" style:list-style-name="L9">
      <style:paragraph-properties fo:orphans="2" fo:widows="2"/>
      <style:text-properties style:font-name="Times New Roman" fo:font-size="11pt" officeooo:paragraph-rsid="004fe7bf" style:font-size-asian="11pt" style:font-name-complex="Times New Roman" style:font-size-complex="11pt" style:font-weight-complex="bold"/>
    </style:style>
    <style:style style:name="P72" style:family="paragraph" style:parent-style-name="Normal" style:list-style-name="L8">
      <style:paragraph-properties fo:text-align="start" style:justify-single-word="false" fo:orphans="2" fo:widows="2"/>
      <style:text-properties style:font-name="Times New Roman" fo:font-size="11pt" fo:font-weight="normal" officeooo:rsid="00324fe9" officeooo:paragraph-rsid="004fe7bf" style:font-size-asian="11pt" style:font-weight-asian="normal" style:font-name-complex="Times New Roman" style:font-size-complex="11pt" style:font-weight-complex="normal"/>
    </style:style>
    <style:style style:name="P73" style:family="paragraph" style:parent-style-name="Normal" style:list-style-name="L9">
      <style:paragraph-properties fo:orphans="2" fo:widows="2"/>
      <style:text-properties style:font-name="Times New Roman" fo:font-size="11pt" fo:font-weight="normal" officeooo:paragraph-rsid="004fe7bf" style:font-size-asian="11pt" style:font-weight-asian="normal" style:font-name-complex="Times New Roman" style:font-size-complex="11pt" style:font-weight-complex="normal"/>
    </style:style>
    <style:style style:name="P74" style:family="paragraph" style:parent-style-name="Normal">
      <style:paragraph-properties fo:orphans="2" fo:widows="2"/>
      <style:text-properties style:font-name="Times New Roman" fo:font-size="14pt" style:font-size-asian="14pt" style:font-name-complex="Times New Roman" style:font-size-complex="14pt"/>
    </style:style>
    <style:style style:name="P75" style:family="paragraph" style:parent-style-name="Normal" style:list-style-name="L1">
      <style:paragraph-properties fo:orphans="2" fo:widows="2"/>
      <style:text-properties style:font-name="Times New Roman1" fo:font-size="11pt" officeooo:rsid="003b9daa" officeooo:paragraph-rsid="004fe7bf" style:font-name-asian="Times New Roman1" style:font-size-asian="11pt" style:font-name-complex="Times New Roman1" style:font-size-complex="11pt"/>
    </style:style>
    <style:style style:name="P76" style:family="paragraph" style:parent-style-name="Normal" style:list-style-name="L1">
      <style:paragraph-properties fo:orphans="2" fo:widows="2"/>
      <style:text-properties style:font-name="Times New Roman1" officeooo:rsid="003b9daa" officeooo:paragraph-rsid="004aa188" style:font-name-asian="Times New Roman1" style:font-name-complex="Times New Roman1"/>
    </style:style>
    <style:style style:name="P77" style:family="paragraph" style:parent-style-name="Normal" style:list-style-name="L1">
      <style:paragraph-properties fo:orphans="2" fo:widows="2"/>
      <style:text-properties fo:font-variant="normal" fo:text-transform="none" style:font-name="Times New Roman1" fo:font-size="11pt" fo:font-style="normal" style:text-underline-style="none" fo:font-weight="normal" officeooo:rsid="003d561c" officeooo:paragraph-rsid="004aa188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78" style:family="paragraph" style:parent-style-name="Normal" style:list-style-name="L1">
      <style:paragraph-properties fo:orphans="2" fo:widows="2"/>
      <style:text-properties fo:font-variant="normal" fo:text-transform="none" style:font-name="Times New Roman1" fo:font-size="11pt" fo:font-style="normal" style:text-underline-style="none" fo:font-weight="normal" officeooo:rsid="003d561c" officeooo:paragraph-rsid="004f12e5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79" style:family="paragraph" style:parent-style-name="Normal" style:list-style-name="L1">
      <style:paragraph-properties fo:orphans="2" fo:widows="2"/>
      <style:text-properties fo:font-variant="normal" fo:text-transform="none" style:font-name="Times New Roman1" fo:font-style="normal" style:text-underline-style="none" fo:font-weight="normal" officeooo:rsid="003d561c" officeooo:paragraph-rsid="004f12e5" style:font-name-asian="Times New Roman1" style:font-style-asian="normal" style:font-weight-asian="normal" style:font-name-complex="Times New Roman1" style:font-style-complex="normal" style:font-weight-complex="normal"/>
    </style:style>
    <style:style style:name="P80" style:family="paragraph" style:parent-style-name="Normal" style:list-style-name="L4">
      <style:paragraph-properties fo:orphans="2" fo:widows="2"/>
      <style:text-properties fo:font-size="11pt" officeooo:paragraph-rsid="0015a5bd" style:font-size-asian="11pt" style:font-size-complex="11pt"/>
    </style:style>
    <style:style style:name="P81" style:family="paragraph" style:parent-style-name="Normal" style:list-style-name="L7">
      <style:paragraph-properties fo:orphans="2" fo:widows="2">
        <style:tab-stops/>
      </style:paragraph-properties>
      <style:text-properties fo:font-size="11pt" officeooo:paragraph-rsid="0055db8c" style:font-size-asian="11pt" style:font-size-complex="11pt"/>
    </style:style>
    <style:style style:name="P82" style:family="paragraph" style:parent-style-name="Normal" style:list-style-name="L9">
      <style:paragraph-properties fo:orphans="2" fo:widows="2"/>
      <style:text-properties fo:font-size="11pt" officeooo:paragraph-rsid="004fe7bf" style:font-size-asian="11pt" style:font-size-complex="11pt"/>
    </style:style>
    <style:style style:name="P83" style:family="paragraph" style:parent-style-name="Normal" style:list-style-name="L8">
      <style:paragraph-properties fo:text-align="start" style:justify-single-word="false" fo:orphans="2" fo:widows="2"/>
      <style:text-properties fo:font-size="11pt" officeooo:paragraph-rsid="004fe7bf" style:font-size-asian="11pt" style:font-size-complex="11pt"/>
    </style:style>
    <style:style style:name="P84" style:family="paragraph" style:parent-style-name="Normal" style:list-style-name="L8">
      <style:paragraph-properties fo:text-align="start" style:justify-single-word="false" fo:orphans="2" fo:widows="2">
        <style:tab-stops/>
      </style:paragraph-properties>
      <style:text-properties officeooo:paragraph-rsid="004fe7bf"/>
    </style:style>
    <style:style style:name="P85" style:family="paragraph" style:parent-style-name="Normal" style:list-style-name="L8">
      <style:paragraph-properties fo:text-align="start" style:justify-single-word="false" fo:orphans="2" fo:widows="2">
        <style:tab-stops/>
      </style:paragraph-properties>
      <style:text-properties officeooo:paragraph-rsid="003d561c"/>
    </style:style>
    <style:style style:name="P86" style:family="paragraph" style:parent-style-name="Standard" style:list-style-name="L2">
      <style:text-properties fo:font-size="11pt" style:font-size-asian="11pt" style:font-size-complex="11pt"/>
    </style:style>
    <style:style style:name="P87" style:family="paragraph" style:parent-style-name="Standard" style:list-style-name="L10">
      <style:paragraph-properties fo:orphans="2" fo:widows="2"/>
      <style:text-properties fo:font-size="11pt" officeooo:paragraph-rsid="0030bc51" style:font-size-asian="11pt" style:font-size-complex="11pt"/>
    </style:style>
    <style:style style:name="P88" style:family="paragraph" style:parent-style-name="Standard" style:list-style-name="L10">
      <style:paragraph-properties fo:orphans="2" fo:widows="2"/>
      <style:text-properties fo:font-size="11pt" officeooo:paragraph-rsid="006305df" style:font-size-asian="11pt" style:font-size-complex="11pt"/>
    </style:style>
    <style:style style:name="P89" style:family="paragraph" style:parent-style-name="Standard" style:list-style-name="L10">
      <style:paragraph-properties fo:orphans="2" fo:widows="2">
        <style:tab-stops/>
      </style:paragraph-properties>
      <style:text-properties fo:font-size="11pt" officeooo:paragraph-rsid="00203478" style:font-size-asian="11pt" style:font-size-complex="11pt"/>
    </style:style>
    <style:style style:name="P90" style:family="paragraph" style:parent-style-name="Standard" style:list-style-name="L10">
      <style:paragraph-properties fo:orphans="2" fo:widows="2">
        <style:tab-stops/>
      </style:paragraph-properties>
      <style:text-properties fo:font-size="11pt" officeooo:paragraph-rsid="006305df" style:font-size-asian="11pt" style:font-size-complex="11pt"/>
    </style:style>
    <style:style style:name="P91" style:family="paragraph" style:parent-style-name="Standard" style:list-style-name="L5">
      <style:paragraph-properties fo:orphans="2" fo:widows="2"/>
      <style:text-properties fo:font-weight="bold" officeooo:paragraph-rsid="004ceb19" style:font-weight-asian="bold" style:font-weight-complex="bold"/>
    </style:style>
    <style:style style:name="P92" style:family="paragraph" style:parent-style-name="Standard" style:list-style-name="L5">
      <style:paragraph-properties fo:orphans="2" fo:widows="2"/>
      <style:text-properties officeooo:paragraph-rsid="004ceb19"/>
    </style:style>
    <style:style style:name="P93" style:family="paragraph" style:parent-style-name="Standard" style:list-style-name="L6">
      <style:paragraph-properties fo:orphans="2" fo:widows="2"/>
    </style:style>
    <style:style style:name="P94" style:family="paragraph" style:parent-style-name="Standard" style:list-style-name="L6">
      <style:paragraph-properties fo:orphans="2" fo:widows="2">
        <style:tab-stops/>
      </style:paragraph-properties>
    </style:style>
    <style:style style:name="P95" style:family="paragraph" style:parent-style-name="Standard" style:list-style-name="L6">
      <style:paragraph-properties fo:orphans="2" fo:widows="2"/>
      <style:text-properties fo:font-size="12pt" fo:font-weight="bold" officeooo:paragraph-rsid="0060875b" style:font-size-asian="12pt" style:font-weight-asian="bold" style:font-size-complex="12pt" style:font-weight-complex="bold"/>
    </style:style>
    <style:style style:name="P96" style:family="paragraph" style:parent-style-name="Standard" style:list-style-name="L6">
      <style:paragraph-properties fo:orphans="2" fo:widows="2"/>
      <style:text-properties fo:font-size="12pt" officeooo:paragraph-rsid="0060875b" style:font-size-asian="10.5pt" style:font-size-complex="12pt"/>
    </style:style>
    <style:style style:name="P97" style:family="paragraph" style:parent-style-name="Standard" style:list-style-name="L10">
      <style:paragraph-properties fo:orphans="2" fo:widows="2"/>
      <style:text-properties style:font-name="Times New Roman" fo:font-size="11pt" officeooo:rsid="00203478" officeooo:paragraph-rsid="00203478" style:font-size-asian="11pt" style:font-name-complex="Times New Roman" style:font-size-complex="11pt"/>
    </style:style>
    <style:style style:name="P98" style:family="paragraph" style:parent-style-name="Standard" style:list-style-name="L10">
      <style:paragraph-properties fo:orphans="2" fo:widows="2"/>
      <style:text-properties style:font-name="Times New Roman" fo:font-size="11pt" style:font-size-asian="11pt" style:font-name-complex="Times New Roman" style:font-size-complex="11pt"/>
    </style:style>
    <style:style style:name="P99" style:family="paragraph" style:parent-style-name="Standard" style:list-style-name="L10">
      <style:paragraph-properties fo:orphans="2" fo:widows="2"/>
      <style:text-properties style:font-name="Times New Roman" fo:font-size="11pt" officeooo:paragraph-rsid="00203478" style:font-size-asian="11pt" style:font-name-complex="Times New Roman" style:font-size-complex="11pt"/>
    </style:style>
    <style:style style:name="P100" style:family="paragraph" style:parent-style-name="Standard" style:list-style-name="L10">
      <style:paragraph-properties fo:orphans="2" fo:widows="2">
        <style:tab-stops/>
      </style:paragraph-properties>
      <style:text-properties style:font-name="Times New Roman" fo:font-size="11pt" style:font-size-asian="11pt" style:font-name-complex="Times New Roman" style:font-size-complex="11pt"/>
    </style:style>
    <style:style style:name="P101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style:text-underline-style="none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e8cc" style:font-style-asian="italic" style:font-style-complex="italic"/>
    </style:style>
    <style:style style:name="T4" style:family="text">
      <style:text-properties fo:font-style="italic" officeooo:rsid="0035bedb" style:font-style-asian="italic" style:font-style-complex="italic"/>
    </style:style>
    <style:style style:name="T5" style:family="text">
      <style:text-properties fo:font-style="italic" officeooo:rsid="00413f56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e8cc" style:font-weight-asian="normal" style:font-weight-complex="normal"/>
    </style:style>
    <style:style style:name="T8" style:family="text">
      <style:text-properties fo:font-weight="normal" officeooo:rsid="0031ae1d" style:font-weight-asian="normal" style:font-weight-complex="normal"/>
    </style:style>
    <style:style style:name="T9" style:family="text">
      <style:text-properties fo:font-weight="normal" officeooo:rsid="00699a19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7cc6e" style:font-style-asian="normal" style:font-style-complex="normal"/>
    </style:style>
    <style:style style:name="T12" style:family="text">
      <style:text-properties fo:font-style="normal" officeooo:rsid="0021e8cc" style:font-style-asian="normal" style:font-style-complex="normal"/>
    </style:style>
    <style:style style:name="T13" style:family="text">
      <style:text-properties fo:font-style="normal" officeooo:rsid="0035bedb" style:font-style-asian="normal" style:font-style-complex="normal"/>
    </style:style>
    <style:style style:name="T14" style:family="text">
      <style:text-properties fo:font-style="normal" officeooo:rsid="00413f56" style:font-style-asian="normal" style:font-style-complex="normal"/>
    </style:style>
    <style:style style:name="T15" style:family="text">
      <style:text-properties fo:font-style="normal" fo:font-weight="bold" officeooo:rsid="00372deb" style:font-style-asian="normal" style:font-weight-asian="bold" style:font-style-complex="normal" style:font-weight-complex="bold"/>
    </style:style>
    <style:style style:name="T16" style:family="text">
      <style:text-properties style:text-position="super 58%" officeooo:rsid="00372deb"/>
    </style:style>
    <style:style style:name="T17" style:family="text">
      <style:text-properties officeooo:rsid="0015a5bd"/>
    </style:style>
    <style:style style:name="T18" style:family="text">
      <style:text-properties officeooo:rsid="0015a5bd" style:font-name-complex="Times New Roman"/>
    </style:style>
    <style:style style:name="T19" style:family="text">
      <style:text-properties officeooo:rsid="001c3fb8" style:font-name-complex="Times New Roman"/>
    </style:style>
    <style:style style:name="T20" style:family="text">
      <style:text-properties officeooo:rsid="001ca987" style:font-name-complex="Times New Roman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style:font-name-complex="Times New Roman"/>
    </style:style>
    <style:style style:name="T23" style:family="text">
      <style:text-properties style:font-name="Times New Roman" officeooo:rsid="001fc776" style:font-name-complex="Times New Roman"/>
    </style:style>
    <style:style style:name="T24" style:family="text">
      <style:text-properties style:font-name="Times New Roman" officeooo:rsid="0030bc51" style:font-name-complex="Times New Roman"/>
    </style:style>
    <style:style style:name="T25" style:family="text">
      <style:text-properties style:font-name="Times New Roman" officeooo:rsid="0039af9c" style:font-name-complex="Times New Roman"/>
    </style:style>
    <style:style style:name="T26" style:family="text">
      <style:text-properties style:font-name="Times New Roman" officeooo:rsid="0023dfce" style:font-name-complex="Times New Roman"/>
    </style:style>
    <style:style style:name="T27" style:family="text">
      <style:text-properties style:font-name="Times New Roman" officeooo:rsid="003d561c" style:font-name-complex="Times New Roman"/>
    </style:style>
    <style:style style:name="T28" style:family="text">
      <style:text-properties style:font-name="Times New Roman" officeooo:rsid="004ceb19" style:font-name-complex="Times New Roman"/>
    </style:style>
    <style:style style:name="T29" style:family="text">
      <style:text-properties style:font-name="Times New Roman" officeooo:rsid="004de939" style:font-name-complex="Times New Roman"/>
    </style:style>
    <style:style style:name="T30" style:family="text">
      <style:text-properties style:font-name="Times New Roman" officeooo:rsid="004fe7bf" style:font-name-complex="Times New Roman"/>
    </style:style>
    <style:style style:name="T31" style:family="text">
      <style:text-properties style:font-name="Times New Roman" officeooo:rsid="0060875b" style:font-name-complex="Times New Roman"/>
    </style:style>
    <style:style style:name="T32" style:family="text">
      <style:text-properties style:font-name="Times New Roman" fo:font-style="italic" style:font-style-asian="italic" style:font-name-complex="Times New Roman" style:font-style-complex="italic"/>
    </style:style>
    <style:style style:name="T33" style:family="text"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34" style:family="text">
      <style:text-properties style:font-name="Times New Roman" fo:font-weight="bold" style:font-weight-asian="bold" style:font-name-complex="Times New Roman" style:font-weight-complex="bold"/>
    </style:style>
    <style:style style:name="T35" style:family="text">
      <style:text-properties style:font-name="Times New Roman" fo:font-weight="bold" officeooo:rsid="004ceb19" style:font-weight-asian="bold" style:font-name-complex="Times New Roman" style:font-weight-complex="bold"/>
    </style:style>
    <style:style style:name="T36" style:family="text">
      <style:text-properties style:font-name="Times New Roman" fo:font-weight="bold" officeooo:rsid="0060875b" style:font-weight-asian="bold" style:font-name-complex="Times New Roman" style:font-weight-complex="bold"/>
    </style:style>
    <style:style style:name="T37" style:family="text">
      <style:text-properties style:font-name="Times New Roman" fo:font-weight="normal" style:font-weight-asian="normal" style:font-name-complex="Times New Roman" style:font-weight-complex="normal"/>
    </style:style>
    <style:style style:name="T38" style:family="text">
      <style:text-properties style:font-name="Times New Roman" fo:font-weight="normal" officeooo:rsid="0031ae1d" style:font-weight-asian="normal" style:font-name-complex="Times New Roman" style:font-weight-complex="normal"/>
    </style:style>
    <style:style style:name="T39" style:family="text">
      <style:text-properties style:font-name="Times New Roman" fo:font-weight="normal" officeooo:rsid="00324fe9" style:font-weight-asian="normal" style:font-name-complex="Times New Roman" style:font-weight-complex="normal"/>
    </style:style>
    <style:style style:name="T40" style:family="text">
      <style:text-properties style:font-name="Times New Roman" fo:font-weight="normal" officeooo:rsid="004fe7bf" style:font-weight-asian="normal" style:font-name-complex="Times New Roman" style:font-weight-complex="normal"/>
    </style:style>
    <style:style style:name="T41" style:family="text">
      <style:text-properties style:font-name="Times New Roman" fo:font-weight="normal" officeooo:rsid="0060875b" style:font-weight-asian="normal" style:font-name-complex="Times New Roman" style:font-weight-complex="normal"/>
    </style:style>
    <style:style style:name="T42" style:family="text">
      <style:text-properties style:font-name="Times New Roman" fo:font-weight="normal" officeooo:rsid="006305df" style:font-weight-asian="normal" style:font-name-complex="Times New Roman" style:font-weight-complex="normal"/>
    </style:style>
    <style:style style:name="T43" style:family="text">
      <style:text-properties style:font-name="Times New Roman" officeooo:rsid="0039af9c"/>
    </style:style>
    <style:style style:name="T44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45" style:family="text">
      <style:text-properties style:font-name="Times New Roman" fo:font-size="13pt" style:font-size-asian="13pt" style:font-name-complex="Times New Roman" style:font-size-complex="13pt"/>
    </style:style>
    <style:style style:name="T46" style:family="text">
      <style:text-properties style:font-name="Times New Roman" fo:font-size="11pt" style:font-size-asian="11pt" style:font-size-complex="11pt"/>
    </style:style>
    <style:style style:name="T47" style:family="text">
      <style:text-properties style:font-name="Times New Roman" fo:font-size="11pt" officeooo:rsid="0015a5bd" style:font-size-asian="11pt" style:font-size-complex="11pt"/>
    </style:style>
    <style:style style:name="T48" style:family="text">
      <style:text-properties style:font-name="Times New Roman" fo:font-size="11pt" style:font-size-asian="11pt" style:font-name-complex="Times New Roman" style:font-size-complex="11pt"/>
    </style:style>
    <style:style style:name="T49" style:family="text">
      <style:text-properties style:font-name="Times New Roman" fo:font-size="11pt" officeooo:rsid="004ceb19" style:font-size-asian="11pt" style:font-name-complex="Times New Roman" style:font-size-complex="11pt"/>
    </style:style>
    <style:style style:name="T50" style:family="text">
      <style:text-properties style:font-name="Times New Roman" fo:font-size="11pt" officeooo:rsid="0030bc51" style:font-size-asian="11pt" style:font-name-complex="Times New Roman" style:font-size-complex="11pt"/>
    </style:style>
    <style:style style:name="T51" style:family="text">
      <style:text-properties style:font-name="Times New Roman" fo:font-size="11pt" officeooo:rsid="0060875b" style:font-size-asian="11pt" style:font-name-complex="Times New Roman" style:font-size-complex="11pt"/>
    </style:style>
    <style:style style:name="T52" style:family="text">
      <style:text-properties style:font-name="Times New Roman" fo:font-size="11pt" officeooo:rsid="00201cfe" style:font-size-asian="11pt" style:font-name-complex="Times New Roman" style:font-size-complex="11pt"/>
    </style:style>
    <style:style style:name="T53" style:family="text">
      <style:text-properties style:font-name="Times New Roman" fo:font-size="11pt" officeooo:rsid="00680bba" style:font-size-asian="11pt" style:font-name-complex="Times New Roman" style:font-size-complex="11pt"/>
    </style:style>
    <style:style style:name="T54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55" style:family="text">
      <style:text-properties style:font-name="Times New Roman" fo:font-size="11pt" fo:font-style="italic" officeooo:rsid="0015a5bd" style:font-size-asian="11pt" style:font-style-asian="italic" style:font-size-complex="11pt" style:font-style-complex="italic"/>
    </style:style>
    <style:style style:name="T56" style:family="text">
      <style:text-properties style:font-name="Times New Roman" fo:font-size="11pt" fo:font-style="italic" style:font-size-asian="11pt" style:font-style-asian="italic" style:font-name-complex="Times New Roman" style:font-size-complex="11pt"/>
    </style:style>
    <style:style style:name="T57" style:family="text">
      <style:text-properties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T58" style:family="text">
      <style:text-properties style:font-name="Times New Roman" fo:font-size="11pt" fo:font-style="italic" officeooo:rsid="004ceb19" style:font-size-asian="11pt" style:font-style-asian="italic" style:font-name-complex="Times New Roman" style:font-size-complex="11pt" style:font-style-complex="italic"/>
    </style:style>
    <style:style style:name="T59" style:family="text"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0" style:family="text">
      <style:text-properties style:font-name="Times New Roman" fo:font-size="11pt" fo:font-style="italic" fo:font-weight="bold" officeooo:rsid="0015a5bd" style:font-size-asian="11pt" style:font-style-asian="italic" style:font-weight-asian="bold" style:font-size-complex="11pt" style:font-style-complex="italic" style:font-weight-complex="bold"/>
    </style:style>
    <style:style style:name="T61" style:family="text">
      <style:text-properties style:font-name="Times New Roman" fo:font-size="11pt" fo:font-style="italic" fo:font-weight="bold" style:font-size-asian="11pt" style:font-style-asian="italic" style:font-weight-asian="bold" style:font-name-complex="Times New Roman" style:font-size-complex="11pt" style:font-weight-complex="bold"/>
    </style:style>
    <style:style style:name="T62" style:family="text">
      <style:text-properties style:font-name="Times New Roman" fo:font-size="11pt" fo:font-style="italic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63" style:family="text">
      <style:text-properties style:font-name="Times New Roman" fo:font-size="11pt" fo:font-style="normal" fo:font-weight="bold" officeooo:rsid="0015a5bd" style:font-size-asian="11pt" style:font-style-asian="normal" style:font-weight-asian="bold" style:font-size-complex="11pt" style:font-style-complex="normal" style:font-weight-complex="bold"/>
    </style:style>
    <style:style style:name="T64" style:family="text">
      <style:text-properties style:font-name="Times New Roman" fo:font-size="11pt" fo:font-style="normal" fo:font-weight="normal" officeooo:rsid="0015a5bd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66" style:family="text"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67" style:family="text">
      <style:text-properties style:font-name="Times New Roman" fo:font-size="11pt" fo:font-weight="normal" officeooo:rsid="004fe7bf" style:font-size-asian="11pt" style:font-weight-asian="normal" style:font-name-complex="Times New Roman" style:font-size-complex="11pt" style:font-weight-complex="normal"/>
    </style:style>
    <style:style style:name="T68" style:family="text">
      <style:text-properties style:font-name="Times New Roman" fo:font-size="11pt" fo:font-weight="normal" officeooo:rsid="00324fe9" style:font-size-asian="11pt" style:font-weight-asian="normal" style:font-name-complex="Times New Roman" style:font-size-complex="11pt" style:font-weight-complex="normal"/>
    </style:style>
    <style:style style:name="T69" style:family="text">
      <style:text-properties style:font-name="Times New Roman" fo:font-size="11pt" fo:font-weight="normal" officeooo:rsid="003d561c" style:font-size-asian="11pt" style:font-weight-asian="normal" style:font-name-complex="Times New Roman" style:font-size-complex="11pt" style:font-weight-complex="normal"/>
    </style:style>
    <style:style style:name="T70" style:family="text">
      <style:text-properties style:font-name="Times New Roman" fo:font-size="11pt" fo:font-weight="normal" officeooo:rsid="0025acec" style:font-size-asian="11pt" style:font-weight-asian="normal" style:font-name-complex="Times New Roman" style:font-size-complex="11pt" style:font-weight-complex="normal"/>
    </style:style>
    <style:style style:name="T71" style:family="text">
      <style:text-properties style:font-name="Times New Roman" fo:font-size="11pt" fo:font-weight="normal" officeooo:rsid="00212d22" style:font-size-asian="11pt" style:font-weight-asian="normal" style:font-name-complex="Times New Roman" style:font-size-complex="11pt" style:font-weight-complex="normal"/>
    </style:style>
    <style:style style:name="T72" style:family="text">
      <style:text-properties style:font-name="Times New Roman" fo:font-size="11pt" fo:font-weight="normal" officeooo:rsid="00400ad6" style:font-size-asian="11pt" style:font-weight-asian="normal" style:font-name-complex="Times New Roman" style:font-size-complex="11pt" style:font-weight-complex="normal"/>
    </style:style>
    <style:style style:name="T73" style:family="text">
      <style:text-properties style:font-name="Times New Roman" fo:font-size="11pt" fo:font-weight="normal" officeooo:rsid="002b2dd6" style:font-size-asian="11pt" style:font-weight-asian="normal" style:font-name-complex="Times New Roman" style:font-size-complex="11pt" style:font-weight-complex="normal"/>
    </style:style>
    <style:style style:name="T74" style:family="text">
      <style:text-properties style:font-name="Times New Roman" fo:font-size="11pt" fo:font-weight="normal" style:font-size-asian="11pt" style:font-weight-asian="normal" style:font-name-complex="Times New Roman" style:font-size-complex="11pt" style:font-style-complex="italic" style:font-weight-complex="normal"/>
    </style:style>
    <style:style style:name="T75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76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77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78" style:family="text">
      <style:text-properties style:font-name="Times New Roman" fo:font-size="11pt" fo:font-weight="bold" style:font-size-asian="11pt" style:font-weight-asian="bold" style:font-name-complex="Times New Roman" style:font-size-complex="11pt" style:font-style-complex="italic" style:font-weight-complex="bold"/>
    </style:style>
    <style:style style:name="T79" style:family="text">
      <style:text-properties style:font-name="Times New Roman" fo:font-size="11pt" fo:language="es" fo:country="VE" style:font-size-asian="11pt" style:font-name-complex="Times New Roman" style:font-size-complex="11pt"/>
    </style:style>
    <style:style style:name="T80" style:family="text">
      <style:text-properties style:font-name="Times New Roman" fo:font-size="11pt" fo:language="es" fo:country="VE" officeooo:rsid="0060875b" style:font-size-asian="11pt" style:font-name-complex="Times New Roman" style:font-size-complex="11pt"/>
    </style:style>
    <style:style style:name="T81" style:family="text">
      <style:text-properties style:font-name="Times New Roman" fo:font-size="12pt" style:font-size-asian="12pt" style:font-name-complex="Times New Roman" style:font-size-complex="12pt"/>
    </style:style>
    <style:style style:name="T82" style:family="text">
      <style:text-properties style:font-name="Times New Roman1" officeooo:rsid="001fc776" style:font-name-complex="Times New Roman"/>
    </style:style>
    <style:style style:name="T83" style:family="text">
      <style:text-properties style:font-name="Times New Roman1" fo:font-weight="normal" officeooo:rsid="00324fe9" style:font-weight-asian="normal" style:font-name-complex="Times New Roman" style:font-weight-complex="normal"/>
    </style:style>
    <style:style style:name="T84" style:family="text">
      <style:text-properties style:font-name="Times New Roman1" officeooo:rsid="00372deb" style:font-name-asian="Times New Roman1" style:font-name-complex="Times New Roman1"/>
    </style:style>
    <style:style style:name="T85" style:family="text">
      <style:text-properties style:font-name="Times New Roman1" officeooo:rsid="0039af9c" style:font-name-asian="Times New Roman1" style:font-name-complex="Times New Roman1"/>
    </style:style>
    <style:style style:name="T86" style:family="text">
      <style:text-properties style:font-name="Times New Roman1" officeooo:rsid="003b9daa" style:font-name-asian="Times New Roman1" style:font-name-complex="Times New Roman1"/>
    </style:style>
    <style:style style:name="T87" style:family="text">
      <style:text-properties style:font-name="Times New Roman1" officeooo:rsid="003d561c" style:font-name-asian="Times New Roman1" style:font-name-complex="Times New Roman1"/>
    </style:style>
    <style:style style:name="T88" style:family="text">
      <style:text-properties style:font-name="Times New Roman1" officeooo:rsid="00407a80" style:font-name-asian="Times New Roman1" style:font-name-complex="Times New Roman1"/>
    </style:style>
    <style:style style:name="T89" style:family="text">
      <style:text-properties style:font-name="Times New Roman1" officeooo:rsid="004aa188" style:font-name-asian="Times New Roman1" style:font-name-complex="Times New Roman1"/>
    </style:style>
    <style:style style:name="T90" style:family="text">
      <style:text-properties style:font-name="Times New Roman1" officeooo:rsid="004c9463" style:font-name-asian="Times New Roman1" style:font-name-complex="Times New Roman1"/>
    </style:style>
    <style:style style:name="T91" style:family="text">
      <style:text-properties style:font-name="Times New Roman1" officeooo:rsid="004ceb19" style:font-name-asian="Times New Roman1" style:font-name-complex="Times New Roman1"/>
    </style:style>
    <style:style style:name="T92" style:family="text">
      <style:text-properties style:font-name="Times New Roman1" officeooo:rsid="0050e164" style:font-name-asian="Times New Roman1" style:font-name-complex="Times New Roman1"/>
    </style:style>
    <style:style style:name="T93" style:family="text">
      <style:text-properties style:font-name="Times New Roman1" officeooo:rsid="0052a0f2" style:font-name-asian="Times New Roman1" style:font-name-complex="Times New Roman1"/>
    </style:style>
    <style:style style:name="T94" style:family="text">
      <style:text-properties style:font-name="Times New Roman1" fo:font-weight="bold" officeooo:rsid="003b9daa" style:font-name-asian="Times New Roman1" style:font-weight-asian="bold" style:font-name-complex="Times New Roman1" style:font-weight-complex="bold"/>
    </style:style>
    <style:style style:name="T95" style:family="text">
      <style:text-properties style:font-name="Times New Roman1" fo:font-style="italic" officeooo:rsid="004c9463" style:font-name-asian="Times New Roman1" style:font-style-asian="italic" style:font-name-complex="Times New Roman1" style:font-style-complex="italic"/>
    </style:style>
    <style:style style:name="T96" style:family="text">
      <style:text-properties officeooo:rsid="00212d22"/>
    </style:style>
    <style:style style:name="T97" style:family="text">
      <style:text-properties officeooo:rsid="0021e8cc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officeooo:rsid="0021e8cc" style:font-weight-asian="bold" style:font-weight-complex="bold"/>
    </style:style>
    <style:style style:name="T100" style:family="text">
      <style:text-properties fo:font-weight="bold" officeooo:rsid="00372deb" style:font-weight-asian="bold" style:font-weight-complex="bold"/>
    </style:style>
    <style:style style:name="T101" style:family="text">
      <style:text-properties fo:font-weight="bold" officeooo:rsid="0039af9c" style:font-weight-asian="bold" style:font-weight-complex="bold"/>
    </style:style>
    <style:style style:name="T102" style:family="text">
      <style:text-properties fo:font-weight="bold" officeooo:rsid="00404ed0" style:font-weight-asian="bold" style:font-weight-complex="bold"/>
    </style:style>
    <style:style style:name="T103" style:family="text">
      <style:text-properties fo:font-weight="bold" officeooo:rsid="004f12e5" style:font-weight-asian="bold" style:font-weight-complex="bold"/>
    </style:style>
    <style:style style:name="T104" style:family="text">
      <style:text-properties fo:font-weight="bold" officeooo:rsid="002a10da" style:font-weight-asian="bold" style:font-weight-complex="bold"/>
    </style:style>
    <style:style style:name="T105" style:family="text">
      <style:text-properties fo:font-weight="bold" officeooo:rsid="00212d22" style:font-weight-asian="bold" style:font-weight-complex="bold"/>
    </style:style>
    <style:style style:name="T106" style:family="text">
      <style:text-properties fo:font-weight="bold" officeooo:rsid="0057f9a0" style:font-weight-asian="bold" style:font-weight-complex="bold"/>
    </style:style>
    <style:style style:name="T107" style:family="text">
      <style:text-properties fo:font-weight="bold" officeooo:rsid="00583f50" style:font-weight-asian="bold" style:font-weight-complex="bold"/>
    </style:style>
    <style:style style:name="T108" style:family="text">
      <style:text-properties fo:font-weight="bold" officeooo:rsid="001c3fb8" style:font-weight-asian="bold" style:font-name-complex="Times New Roman" style:font-weight-complex="bold"/>
    </style:style>
    <style:style style:name="T109" style:family="text">
      <style:text-properties fo:font-weight="bold" officeooo:rsid="0015a5bd" style:font-weight-asian="bold" style:font-name-complex="Times New Roman" style:font-weight-complex="bold"/>
    </style:style>
    <style:style style:name="T110" style:family="text">
      <style:text-properties officeooo:rsid="0029e231"/>
    </style:style>
    <style:style style:name="T111" style:family="text">
      <style:text-properties officeooo:rsid="002a10da"/>
    </style:style>
    <style:style style:name="T112" style:family="text">
      <style:text-properties officeooo:rsid="0031ae1d"/>
    </style:style>
    <style:style style:name="T113" style:family="text">
      <style:text-properties officeooo:rsid="0035bedb"/>
    </style:style>
    <style:style style:name="T114" style:family="text">
      <style:text-properties officeooo:rsid="0035e0fd"/>
    </style:style>
    <style:style style:name="T115" style:family="text">
      <style:text-properties officeooo:rsid="00372deb"/>
    </style:style>
    <style:style style:name="T116" style:family="text">
      <style:text-properties officeooo:rsid="0038ddd3"/>
    </style:style>
    <style:style style:name="T117" style:family="text">
      <style:text-properties officeooo:rsid="003d561c"/>
    </style:style>
    <style:style style:name="T118" style:family="text">
      <style:text-properties officeooo:rsid="00413f56"/>
    </style:style>
    <style:style style:name="T119" style:family="text">
      <style:text-properties officeooo:rsid="0044fe45"/>
    </style:style>
    <style:style style:name="T120" style:family="text">
      <style:text-properties officeooo:rsid="0047b568"/>
    </style:style>
    <style:style style:name="T121" style:family="text">
      <style:text-properties officeooo:rsid="0048651c"/>
    </style:style>
    <style:style style:name="T122" style:family="text">
      <style:text-properties fo:font-variant="small-caps"/>
    </style:style>
    <style:style style:name="T123" style:family="text">
      <style:text-properties fo:font-variant="small-caps" style:font-name="Times New Roman" fo:font-weight="bold" style:font-weight-asian="bold" style:font-name-complex="Times New Roman" style:font-weight-complex="bold"/>
    </style:style>
    <style:style style:name="T124" style:family="text">
      <style:text-properties fo:font-variant="small-caps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125" style:family="text">
      <style:text-properties fo:font-variant="small-caps" style:font-name="Times New Roman" fo:font-size="13pt" fo:font-weight="bold" officeooo:rsid="0060875b" style:font-size-asian="13pt" style:font-weight-asian="bold" style:font-name-complex="Times New Roman" style:font-size-complex="13pt" style:font-weight-complex="bold"/>
    </style:style>
    <style:style style:name="T126" style:family="text">
      <style:text-properties fo:font-variant="small-caps" style:font-name="Times New Roman" fo:font-size="13pt" fo:font-weight="normal" officeooo:rsid="0060875b" style:font-size-asian="13pt" style:font-weight-asian="normal" style:font-name-complex="Times New Roman" style:font-size-complex="13pt" style:font-weight-complex="normal"/>
    </style:style>
    <style:style style:name="T127" style:family="text">
      <style:text-properties fo:font-variant="small-caps" officeooo:rsid="0031ae1d"/>
    </style:style>
    <style:style style:name="T128" style:family="text">
      <style:text-properties fo:font-variant="small-caps" fo:font-weight="bold" style:font-weight-asian="bold" style:font-weight-complex="bold"/>
    </style:style>
    <style:style style:name="T129" style:family="text">
      <style:text-properties fo:font-variant="small-caps" fo:font-style="normal" fo:font-weight="bold" style:font-style-asian="normal" style:font-weight-asian="bold" style:font-style-complex="normal" style:font-weight-complex="bold"/>
    </style:style>
    <style:style style:name="T130" style:family="text">
      <style:text-properties officeooo:rsid="003b9daa" style:font-name-asian="Times New Roman1" style:font-name-complex="Times New Roman1"/>
    </style:style>
    <style:style style:name="T131" style:family="text">
      <style:text-properties officeooo:rsid="003d561c" style:font-name-asian="Times New Roman1" style:font-name-complex="Times New Roman1"/>
    </style:style>
    <style:style style:name="T132" style:family="text">
      <style:text-properties officeooo:rsid="004aa188"/>
    </style:style>
    <style:style style:name="T133" style:family="text">
      <style:text-properties officeooo:rsid="004f12e5"/>
    </style:style>
    <style:style style:name="T134" style:family="text">
      <style:text-properties officeooo:rsid="004fe7bf"/>
    </style:style>
    <style:style style:name="T135" style:family="text">
      <style:text-properties fo:font-variant="normal" fo:text-transform="none" style:font-name="Times New Roman" fo:font-weight="normal" officeooo:rsid="0055db8c" style:font-weight-asian="normal" style:font-name-complex="Times New Roman" style:font-weight-complex="normal"/>
    </style:style>
    <style:style style:name="T136" style:family="text">
      <style:text-properties fo:font-variant="normal" fo:text-transform="none" style:font-name="Times New Roman" fo:font-weight="normal" officeooo:rsid="00568119" style:font-weight-asian="normal" style:font-name-complex="Times New Roman" style:font-weight-complex="normal"/>
    </style:style>
    <style:style style:name="T137" style:family="text">
      <style:text-properties fo:font-variant="normal" fo:text-transform="none" style:font-name="Times New Roman" fo:font-weight="normal" officeooo:rsid="0056b189" style:font-weight-asian="normal" style:font-name-complex="Times New Roman" style:font-weight-complex="normal"/>
    </style:style>
    <style:style style:name="T138" style:family="text">
      <style:text-properties fo:font-variant="normal" fo:text-transform="none" style:font-name="Times New Roman" fo:font-weight="normal" officeooo:rsid="005fbcb5" style:font-weight-asian="normal" style:font-name-complex="Times New Roman" style:font-weight-complex="normal"/>
    </style:style>
    <style:style style:name="T139" style:family="text">
      <style:text-properties fo:font-variant="normal" fo:text-transform="none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40" style:family="text">
      <style:text-properties fo:font-variant="normal" fo:text-transform="none" style:font-name="Times New Roman" fo:font-size="12pt" fo:font-weight="bold" officeooo:rsid="0060875b" style:font-size-asian="12pt" style:font-weight-asian="bold" style:font-name-complex="Times New Roman" style:font-size-complex="12pt" style:font-weight-complex="bold"/>
    </style:style>
    <style:style style:name="T141" style:family="text">
      <style:text-properties officeooo:rsid="00540a1c"/>
    </style:style>
    <style:style style:name="T142" style:family="text">
      <style:text-properties officeooo:rsid="0057f9a0"/>
    </style:style>
    <style:style style:name="T143" style:family="text">
      <style:text-properties officeooo:rsid="00583f50"/>
    </style:style>
    <style:style style:name="T144" style:family="text">
      <style:text-properties fo:font-size="11pt" style:font-size-asian="11pt" style:font-size-complex="11pt"/>
    </style:style>
    <style:style style:name="T145" style:family="text">
      <style:text-properties fo:font-size="11pt" officeooo:rsid="001e8c2c" style:font-size-asian="11pt" style:font-size-complex="11pt"/>
    </style:style>
    <style:style style:name="T146" style:family="text">
      <style:text-properties fo:font-size="11pt" officeooo:rsid="0035586a" style:font-size-asian="11pt" style:font-size-complex="11pt"/>
    </style:style>
    <style:style style:name="T147" style:family="text">
      <style:text-properties fo:font-size="11pt" officeooo:rsid="0015a5bd" style:font-size-asian="11pt" style:font-size-complex="11pt"/>
    </style:style>
    <style:style style:name="T148" style:family="text">
      <style:text-properties fo:font-size="11pt" officeooo:rsid="001608c2" style:font-size-asian="11pt" style:font-size-complex="11pt"/>
    </style:style>
    <style:style style:name="T149" style:family="text">
      <style:text-properties fo:font-size="11pt" officeooo:rsid="001717c6" style:font-size-asian="11pt" style:font-size-complex="11pt"/>
    </style:style>
    <style:style style:name="T150" style:family="text">
      <style:text-properties fo:font-size="11pt" officeooo:rsid="005fcbfd" style:font-size-asian="11pt" style:font-size-complex="11pt"/>
    </style:style>
    <style:style style:name="T151" style:family="text">
      <style:text-properties fo:font-size="11pt" fo:font-style="italic" officeooo:rsid="001ca987" style:font-size-asian="11pt" style:font-style-asian="italic" style:font-size-complex="11pt" style:font-style-complex="italic"/>
    </style:style>
    <style:style style:name="T152" style:family="text">
      <style:text-properties fo:font-size="11pt" fo:font-style="italic" fo:font-weight="bold" officeooo:rsid="001e8c2c" style:font-size-asian="11pt" style:font-style-asian="italic" style:font-weight-asian="bold" style:font-size-complex="11pt" style:font-style-complex="italic" style:font-weight-complex="bold"/>
    </style:style>
    <style:style style:name="T153" style:family="text">
      <style:text-properties fo:font-size="11pt" fo:font-style="italic" fo:font-weight="bold" officeooo:rsid="001ca987" style:font-size-asian="11pt" style:font-style-asian="italic" style:font-weight-asian="bold" style:font-size-complex="11pt" style:font-style-complex="italic" style:font-weight-complex="bold"/>
    </style:style>
    <style:style style:name="T154" style:family="text">
      <style:text-properties fo:font-size="11pt" fo:font-style="normal" officeooo:rsid="001e8c2c" style:font-size-asian="11pt" style:font-style-asian="normal" style:font-size-complex="11pt" style:font-style-complex="normal"/>
    </style:style>
    <style:style style:name="T155" style:family="text">
      <style:text-properties fo:font-size="11pt" fo:font-style="normal" officeooo:rsid="001ca987" style:font-size-asian="11pt" style:font-style-asian="normal" style:font-size-complex="11pt" style:font-style-complex="normal"/>
    </style:style>
    <style:style style:name="T156" style:family="text">
      <style:text-properties fo:font-size="11pt" fo:font-style="normal" fo:font-weight="bold" officeooo:rsid="0035586a" style:font-size-asian="11pt" style:font-style-asian="normal" style:font-weight-asian="bold" style:font-size-complex="11pt" style:font-style-complex="normal" style:font-weight-complex="bold"/>
    </style:style>
    <style:style style:name="T157" style:family="text">
      <style:text-properties fo:font-size="11pt" fo:font-style="normal" fo:font-weight="bold" officeooo:rsid="001ca987" style:font-size-asian="11pt" style:font-style-asian="normal" style:font-weight-asian="bold" style:font-size-complex="11pt" style:font-style-complex="normal" style:font-weight-complex="bold"/>
    </style:style>
    <style:style style:name="T158" style:family="text">
      <style:text-properties fo:font-size="11pt" fo:font-style="normal" fo:font-weight="bold" officeooo:rsid="001e8c2c" style:font-size-asian="11pt" style:font-style-asian="normal" style:font-weight-asian="bold" style:font-size-complex="11pt" style:font-style-complex="normal" style:font-weight-complex="bold"/>
    </style:style>
    <style:style style:name="T159" style:family="text">
      <style:text-properties fo:font-size="11pt" fo:font-style="normal" fo:font-weight="normal" officeooo:rsid="0035586a" style:font-size-asian="11pt" style:font-style-asian="normal" style:font-weight-asian="normal" style:font-size-complex="11pt" style:font-style-complex="normal" style:font-weight-complex="normal"/>
    </style:style>
    <style:style style:name="T160" style:family="text">
      <style:text-properties officeooo:rsid="003b9daa" style:font-name-asian="CAAAAA+TimesNewRomanPSMT" style:font-name-complex="CAAAAA+TimesNewRomanPSMT"/>
    </style:style>
    <style:style style:name="T161" style:family="text">
      <style:text-properties officeooo:rsid="005da7b6"/>
    </style:style>
    <style:style style:name="T162" style:family="text">
      <style:text-properties officeooo:rsid="005fcbfd"/>
    </style:style>
    <style:style style:name="T163" style:family="text">
      <style:text-properties officeooo:rsid="006305df"/>
    </style:style>
    <style:style style:name="T164" style:family="text">
      <style:text-properties officeooo:rsid="00661fb4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4680*" fo:start-indent="0in" fo:end-indent="0in"/>
          <style:column style:rel-width="4680*" fo:start-indent="0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Jacob M. Anderson</text:p>
      <text:p text:style-name="P8"/>
      <text:section text:style-name="Sect1" text:name="Sect1">
        <text:p text:style-name="P24">Fermi National Accelerator Laboratory</text:p>
        <text:p text:style-name="P24">P.O. Box 500, Batavia, IL <text:s/>60510-5011</text:p>
        <text:p text:style-name="P5"><text:s/>(630) 840-6813</text:p>
        <text:p text:style-name="P1"><text:span text:style-name="Hyperlink"><text:span text:style-name="T1">andersj@fnal.gov</text:span></text:span></text:p>
      </text:section>
      <text:section text:style-name="Sect2" text:name="Sect2">
        <text:p text:style-name="P28"/>
        <text:p text:style-name="P18">Education</text:p>
        <text:p text:style-name="P9"/>
        <text:p text:style-name="P35">University of Maryland</text:p>
        <text:p text:style-name="P24">Ph.D. in Physics 2009</text:p>
        <text:p text:style-name="P32"><text:span text:style-name="Default_20_Paragraph_20_Font"><text:span text:style-name="T22">Thesis title: <text:s/>Measurement of </text:span></text:span><text:span text:style-name="Default_20_Paragraph_20_Font"><text:span text:style-name="T32">CP</text:span></text:span><text:span text:style-name="Default_20_Paragraph_20_Font"><text:span text:style-name="T22"> content and time-dependent </text:span></text:span><text:span text:style-name="Default_20_Paragraph_20_Font"><text:span text:style-name="T32">CP</text:span></text:span><text:span text:style-name="Default_20_Paragraph_20_Font"><text:span text:style-name="T22"> violation in </text:span></text:span><text:span text:style-name="Default_20_Paragraph_20_Font"><text:span text:style-name="T22"><draw:g text:anchor-type="as-char" svg:y="-0.1484in" draw:z-index="0" draw:style-name="gr1"><svg:title>TexMaths</svg:title><svg:desc>12§display§B^0 \rightarrow D^{*+}D^{*-}</svg:desc><draw:polygon draw:style-name="gr2" draw:text-style-name="P101" svg:width="1.1055in" svg:height="0.1441in" svg:x="0in" svg:y="0.0051in" svg:viewBox="0 0 2809 367" draw:points="1405,367 0,367 0,0 2809,0 2809,367"><text:p/></draw:polygon><draw:path draw:style-name="gr3" draw:text-style-name="P101" svg:width="0.1189in" svg:height="0.1138in" svg:x="0.0071in" svg:y="0.0339in" svg:viewBox="0 0 303 290" svg:d="m50 256c-4 17-6 21-38 21-7 0-12 0-12 8 0 5 4 5 12 5h150c67 0 118-51 118-92 0-31-26-55-66-60 44-8 89-39 89-79 0-31-28-59-80-59h-141c-9 0-12 0-12 8 0 5 3 5 10 5 2 0 10 0 17 1 7 0 11 2 11 6 0 3 0 4-1 9zm64-121 26-106c4-15 5-16 23-16h54c37 0 47 25 47 44 0 37-37 78-89 78zm-19 142c-6 0-7 0-10 0-3-2-5-2-5-5 0-1 0-3 2-10l30-118h79c41 0 49 32 49 50 0 42-37 83-88 83z"><text:p/></draw:path><draw:path draw:style-name="gr3" draw:text-style-name="P101" svg:width="0.0539in" svg:height="0.0795in" svg:x="0.1409in" svg:y="0in" svg:viewBox="0 0 138 203" svg:d="m138 102c0-32-5-55-18-77-10-13-28-25-52-25-68 0-68 81-68 102s0 101 68 101c70 0 70-79 70-101zm-70 93c-13 0-31-9-37-33-5-17-5-42-5-63s0-45 5-61c6-24 25-30 37-30 17 0 32 10 38 27 4 17 4 38 4 64 0 21 0 44-3 62-6 28-27 34-39 34z"><text:p/></draw:path><draw:path draw:style-name="gr3" draw:text-style-name="P101" svg:width="0.1476in" svg:height="0.0866in" svg:x="0.265in" svg:y="0.0614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101" svg:width="0.1272in" svg:height="0.1138in" svg:x="0.4756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101" svg:width="0.0469in" svg:height="0.0496in" svg:x="0.622in" svg:y="0.0256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101" svg:width="0.0854in" svg:height="0.0858in" svg:x="0.6882in" svg:y="0.0051in" svg:viewBox="0 0 218 219" svg:d="m116 117h92c3 0 10 0 10-8s-7-7-10-7h-92v-91c0-4 0-11-7-11s-7 7-7 11v91h-91c-4 0-11 0-11 7s7 8 11 8h91v91c0 4 0 11 7 11s7-7 7-11z"><text:p/></draw:path><draw:path draw:style-name="gr3" draw:text-style-name="P101" svg:width="0.1272in" svg:height="0.1138in" svg:x="0.7972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101" svg:width="0.0469in" svg:height="0.0496in" svg:x="0.9437in" svg:y="0.0256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101" svg:width="0.0783in" svg:height="0.0051in" svg:x="1.0142in" svg:y="0.0457in" svg:viewBox="0 0 200 14" svg:d="m188 14c5 0 12 0 12-7s-7-7-12-7h-176c-5 0-12 0-12 7s7 7 12 7z"><text:p/></draw:path></draw:g></text:span></text:span><text:span text:style-name="Default_20_Paragraph_20_Font"><text:span text:style-name="T22"> Decays</text:span></text:span></text:p>
        <text:p text:style-name="P24">Advisor: Prof. Douglas A. Roberts</text:p>
        <text:p text:style-name="P24">M.S. Physics, 2007</text:p>
        <text:p text:style-name="P11"/>
        <text:p text:style-name="P25">Brigham Young University</text:p>
        <text:p text:style-name="P21"><text:span text:style-name="Default_20_Paragraph_20_Font"><text:span text:style-name="T22">B.S. in Physics, </text:span></text:span><text:span text:style-name="Default_20_Paragraph_20_Font"><text:span text:style-name="T32">cum laude</text:span></text:span><text:span text:style-name="Default_20_Paragraph_20_Font"><text:span text:style-name="T22">, 2003</text:span></text:span></text:p>
        <text:p text:style-name="P22"><text:span text:style-name="Default_20_Paragraph_20_Font"><text:span text:style-name="T23">Member of Sigma Pi Sigma</text:span></text:span><text:span text:style-name="Default_20_Paragraph_20_Font"><text:span text:style-name="T82"> physics honor society</text:span></text:span></text:p>
        <text:p text:style-name="P21"><text:span text:style-name="Default_20_Paragraph_20_Font"><text:span text:style-name="T22">Thesis: Level3 </text:span></text:span><text:span text:style-name="Default_20_Paragraph_20_Font"><text:span text:style-name="T32">z</text:span></text:span><text:span text:style-name="Default_20_Paragraph_20_Font"><text:span text:style-name="T22"> Tracking Algorithm for the CLEO III Detector</text:span></text:span></text:p>
        <text:p text:style-name="P24">Advisors: Dr. David L. Kreinick, Cornell and Dr. Steven E. Jones, BYU</text:p>
        <text:p text:style-name="P7"/>
        <text:p text:style-name="P18">Research Experience</text:p>
        <text:p text:style-name="P10"/>
        <text:p text:style-name="P2"><text:span text:style-name="Default_20_Paragraph_20_Font"><text:span text:style-name="T125">Postdoctoral Research Associate at </text:span></text:span><text:span text:style-name="Default_20_Paragraph_20_Font"><text:span text:style-name="T124">Fermi</text:span></text:span><text:span text:style-name="Default_20_Paragraph_20_Font"><text:span text:style-name="T125">l</text:span></text:span><text:span text:style-name="Default_20_Paragraph_20_Font"><text:span text:style-name="T124">ab</text:span></text:span><text:span text:style-name="Default_20_Paragraph_20_Font"><text:span text:style-name="T44">, </text:span></text:span><text:span text:style-name="Default_20_Paragraph_20_Font"><text:span text:style-name="T45">2009–Present</text:span></text:span></text:p>
        <text:p text:style-name="P13">CMS hadron calorimeter (Hcal)</text:p>
        <text:list xml:id="list2442253308628539900" text:style-name="L1">
          <text:list-item>
            <text:p text:style-name="P60"><text:span text:style-name="T94">Development of SiPM devices for use in CMS Hcal</text:span><text:span text:style-name="T86"> (2009</text:span><text:span text:style-name="T84">–</text:span><text:span text:style-name="T86">present)</text:span></text:p>
            <text:p text:style-name="P75">I developed the code to study <text:span text:style-name="T164">silicon photo-multiplier (</text:span>SiPM<text:span text:style-name="T164">)</text:span> sensors within the context of the CMS Hcal through <text:span text:style-name="T132">both </text:span>simulation and <text:span text:style-name="T132">analysis of bench and </text:span>test beam <text:span text:style-name="T132">data</text:span>. <text:s/><text:span text:style-name="T134">During the studies, we were the first to document the significant extension of the dynamic range of a SiPM device with fast micro-pixel recovery time when illuminated by the comparatively slow light pulse from our wavelength shifter. <text:s/>These studies formed the backbone for the development and deployment of</text:span> SiPM devices in the Hcal tail<text:span text:style-name="T132">-</text:span>catch<text:span text:style-name="T132">er (HO)</text:span> during the 2013-2014 LHC shutdown. <text:s/><text:span text:style-name="T132">I co-wrote the </text:span>specifications for SiPM devices <text:span text:style-name="T132">that will be used </text:span>for the upgrade of the entire central calorimeter, <text:span text:style-name="T132">which was given DOE CD1 approval</text:span>. <text:s/>I have presented results from this work at PLHC2010, Fermilab, TIPP2011, Pisa2012 and Calor2012 as well at seminars at Virginia and Michigan. <text:s/><text:span text:style-name="T141">Recognized with 2011 CMS postdoc award for this work.</text:span></text:p>
          </text:list-item>
          <text:list-item>
            <text:p text:style-name="P60"><text:span text:style-name="T94">Coordinator of Hcal upgrade simulation software</text:span><text:span text:style-name="T86"> (2011</text:span><text:span text:style-name="T84">–</text:span><text:span text:style-name="T86">present)</text:span></text:p>
            <text:p text:style-name="P63"><text:span text:style-name="T86">As the lead developer and </text:span><text:span text:style-name="T92">c</text:span><text:span text:style-name="T86">ontact for the Hcal upgrade simulation, I </text:span><text:span text:style-name="T92">i</text:span><text:span text:style-name="T86">mplement</text:span><text:span text:style-name="T92">ed, maintained and oversaw</text:span><text:span text:style-name="T86"> the Hcal simulation that formed the basis for the CMS Hcal Upgrade T</text:span><text:span text:style-name="T87">echnical </text:span><text:span text:style-name="T130">D</text:span><text:span text:style-name="T131">esign </text:span><text:span text:style-name="T130">R</text:span><text:span text:style-name="T131">eport</text:span><text:span text:style-name="T130"> </text:span><text:span text:style-name="T160">CERN-LHCC-2012-015, CMS-TDR-010</text:span><text:span text:style-name="T86">. <text:s text:c="2"/></text:span><text:span text:style-name="T87">Since 2013, th</text:span><text:span text:style-name="T92">e</text:span><text:span text:style-name="T87"> role has expanded </text:span><text:span text:style-name="T92">as</text:span><text:span text:style-name="T87"> the Hcal representative </text:span><text:span text:style-name="T92">to</text:span><text:span text:style-name="T87"> the CMS Upgrade Simulation Software Task Force </text:span><text:span text:style-name="T89">which is preparing detector and physics simulations targeting the HL-LHC era</text:span><text:span text:style-name="T87">.</text:span></text:p>
          </text:list-item>
          <text:list-item>
            <text:p text:style-name="P76"><text:span text:style-name="T98">Convener for the simulation and reconstruction software of the Hcal group</text:span> (2013<text:span text:style-name="T120">-2014</text:span>)</text:p>
            <text:p text:style-name="P77">As convener of the software group withing the Hcal, I oversee contributions to the reconstruction and simulation software through developer reports in regular meetings. <text:s/><text:span text:style-name="T132">I lead and coordinate the preparations for collision data-taking with the upgraded tail catcher through analysis of available pre-collision data and ensuring the simulation will accurately reflect the new detector configuration.</text:span></text:p>
          </text:list-item>
          <text:list-item>
            <text:p text:style-name="P79"><text:span text:style-name="T103">Convener of the CMS offline upgrade software group</text:span><text:span text:style-name="T133"> (2014)</text:span></text:p>
            <text:p text:style-name="P78"><text:span text:style-name="T133">Level 2 management position in the CMS collaboration overseeing all upgrade CMS simulation contributions.</text:span></text:p>
          </text:list-item>
        </text:list>
        <text:p text:style-name="P15">CMS <text:span text:style-name="T117">data analysis</text:span></text:p>
        <text:list xml:id="list7349382703145470128" text:style-name="L2">
          <text:list-item>
            <text:p text:style-name="P61"><text:span text:style-name="T15">Upsilon cross section</text:span><text:span text:style-name="T115"> (2009</text:span><text:span text:style-name="T84">–</text:span><text:span text:style-name="T115">2010)</text:span></text:p>
            <text:p text:style-name="P64"><text:span text:style-name="T115">Key contributions to the signal extraction and background modeling and the systematic errors associated with these procedures. <text:s/>Early measurement from the LHC with only 3pb</text:span><text:span text:style-name="T16">-1</text:span><text:span text:style-name="T115"> of integrated luminosity. <text:s/>This analysis lead to a talk at DIS2011, a seminar at Virginia and a paper in PRD.</text:span></text:p>
          </text:list-item>
          <text:list-item>
            <text:p text:style-name="P61"><text:span text:style-name="T100">Upsilon suppression in heavy ion collisions</text:span><text:span text:style-name="T115"> (2010</text:span><text:span text:style-name="T84">–</text:span><text:span text:style-name="T115">2012)</text:span></text:p>
            <text:p text:style-name="P65"><text:span text:style-name="T116">Outgrowth of my work on the Upsilon cross section. <text:s/>I developed the likelihood fitting routines to use a double ratio of yields to cancel systematic errors and measure the suppression of the </text:span><text:span text:style-name="T116"><draw:g text:anchor-type="as-char" svg:y="-0.1146in" draw:z-index="16" draw:style-name="gr1"><svg:title>TexMaths</svg:title><svg:desc>11§display§\Upsilon(2S)</svg:desc><draw:polygon draw:style-name="gr2" draw:text-style-name="P101" svg:width="0.4157in" svg:height="0.1524in" svg:x="0in" svg:y="0.0008in" svg:viewBox="0 0 1057 388" draw:points="529,388 0,388 0,0 1057,0 1057,388"><text:p/></draw:polygon><draw:path draw:style-name="gr3" draw:text-style-name="P101" svg:width="0.1012in" svg:height="0.1075in" svg:x="0.0087in" svg:y="0.0071in" svg:viewBox="0 0 258 274" svg:d="m146 138c0-38 10-108 62-108 12 0 35 5 38 29 0 5 0 7 6 7s6-3 6-7c0-23-16-59-51-59-40 0-69 35-78 95v0c-3-17-17-95-78-95-36 0-51 36-51 59 0 4 0 7 7 7 5 0 5-3 5-5 3-31 36-31 39-31 53 0 61 77 61 108v105c0 13 0 19-37 19h-13v12c14-1 51-1 67-1s52 0 67 1v-12h-12c-38 0-38-6-38-19z"><text:p/></draw:path><draw:path draw:style-name="gr3" draw:text-style-name="P101" svg:width="0.035in" svg:height="0.1524in" svg:x="0.1339in" svg:y="0in" svg:viewBox="0 0 90 388" svg:d="m90 384c0-1 0-2-6-9-49-48-62-122-62-181 0-67 15-135 63-183 5-6 5-5 5-7 0-3-2-4-4-4-4 0-39 26-62 76-20 43-24 86-24 118 0 30 4 78 25 121 23 48 57 73 61 73 2 0 4-1 4-4z"><text:p/></draw:path><draw:path draw:style-name="gr3" draw:text-style-name="P101" svg:width="0.0606in" svg:height="0.1016in" svg:x="0.1858in" svg:y="0.0138in" svg:viewBox="0 0 155 259" svg:d="m30 229 41-41c61-53 84-74 84-113 0-44-35-75-82-75-44 0-73 35-73 70 0 22 20 22 21 22 6 0 20-5 20-20 0-10-7-20-21-20-2 0-4 0-5 0 9-26 30-40 52-40 35 0 53 32 53 63 0 32-20 63-41 86l-75 83c-4 5-4 5-4 15h144l11-68h-10c-2 11-4 29-9 35-2 3-28 3-36 3z"><text:p/></draw:path><draw:path draw:style-name="gr3" draw:text-style-name="P101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s-3 0-4 1-23 90-23 91c0 3 2 4 4 4s3 0 7-6l20-22c16 23 43 28 65 28 52 0 99-51 99-99 0-28-14-41-20-45-9-10-15-11-49-20-8-2-23-7-26-7-11-4-24-15-24-36 0-31 32-64 68-64 33 0 56 17 56 61 0 12-1 18-1 20s0 5 4 5 5-1 6-8z"><text:p/></draw:path><draw:path draw:style-name="gr3" draw:text-style-name="P101" svg:width="0.035in" svg:height="0.1524in" svg:x="0.3657in" svg:y="0in" svg:viewBox="0 0 90 388" svg:d="m90 194c0-30-4-77-25-121-24-48-57-73-61-73s-4 1-4 4c0 2 0 1 8 9 37 39 59 100 59 181 0 67-14 135-62 183-5 5-5 6-5 7 0 2 1 4 4 4s39-26 62-76c20-42 24-85 24-118z"><text:p/></draw:path></draw:g></text:span><text:span text:style-name="T116"> and </text:span><text:span text:style-name="T116"><draw:g text:anchor-type="as-char" svg:y="-0.1146in" draw:z-index="17" draw:style-name="gr1"><svg:title>TexMaths</svg:title><svg:desc>11§display§\Upsilon(3S)</svg:desc><draw:polygon draw:style-name="gr2" draw:text-style-name="P101" svg:width="0.4157in" svg:height="0.1524in" svg:x="0in" svg:y="0.0008in" svg:viewBox="0 0 1057 388" draw:points="529,388 0,388 0,0 1057,0 1057,388"><text:p/></draw:polygon><draw:path draw:style-name="gr3" draw:text-style-name="P101" svg:width="0.1012in" svg:height="0.1075in" svg:x="0.0087in" svg:y="0.0071in" svg:viewBox="0 0 258 274" svg:d="m146 138c0-38 10-108 62-108 12 0 35 5 38 29 0 5 0 7 6 7s6-3 6-7c0-23-16-59-51-59-40 0-69 35-78 95v0c-3-17-17-95-78-95-36 0-51 36-51 59 0 4 0 7 7 7 5 0 5-3 5-5 3-31 36-31 39-31 53 0 61 77 61 108v105c0 13 0 19-37 19h-13v12c14-1 51-1 67-1s52 0 67 1v-12h-12c-38 0-38-6-38-19z"><text:p/></draw:path><draw:path draw:style-name="gr3" draw:text-style-name="P101" svg:width="0.035in" svg:height="0.1524in" svg:x="0.1339in" svg:y="0in" svg:viewBox="0 0 90 388" svg:d="m90 384c0-1 0-2-6-9-49-48-62-122-62-181 0-67 15-135 63-183 5-6 5-5 5-7 0-3-2-4-4-4-4 0-39 26-62 76-20 43-24 86-24 118 0 30 4 78 25 121 23 48 57 73 61 73 2 0 4-1 4-4z"><text:p/></draw:path><draw:path draw:style-name="gr3" draw:text-style-name="P101" svg:width="0.0626in" svg:height="0.1047in" svg:x="0.1843in" svg:y="0.0138in" svg:viewBox="0 0 160 267" svg:d="m96 122c31-11 55-37 55-68 0-32-34-54-72-54-39 0-68 23-68 53 0 13 8 20 20 20 11 0 20-8 20-20 0-19-19-19-25-19 12-20 38-24 52-24 15 0 36 9 36 43 0 5 0 27-10 45-12 18-25 20-35 20-3 0-12 1-15 1-2 0-6 1-6 4 0 5 4 5 10 5h17c32 0 46 26 46 64 0 53-26 64-44 64-17 0-45-6-59-29 14 2 26-7 26-21s-11-22-22-22c-10 0-22 5-22 22 0 35 36 61 78 61 47 0 82-35 82-75 0-31-24-62-64-70z"><text:p/></draw:path><draw:path draw:style-name="gr3" draw:text-style-name="P101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s-3 0-4 1-23 90-23 91c0 3 2 4 4 4s3 0 7-6l20-22c16 23 43 28 65 28 52 0 99-51 99-99 0-28-14-41-20-45-9-10-15-11-49-20-8-2-23-7-26-7-11-4-24-15-24-36 0-31 32-64 68-64 33 0 56 17 56 61 0 12-1 18-1 20s0 5 4 5 5-1 6-8z"><text:p/></draw:path><draw:path draw:style-name="gr3" draw:text-style-name="P101" svg:width="0.035in" svg:height="0.1524in" svg:x="0.3657in" svg:y="0in" svg:viewBox="0 0 90 388" svg:d="m90 194c0-30-4-77-25-121-24-48-57-73-61-73s-4 1-4 4c0 2 0 1 8 9 37 39 59 100 59 181 0 67-14 135-62 183-5 5-5 6-5 7 0 2 1 4 4 4s39-26 62-76c20-42 24-85 24-118z"><text:p/></draw:path></draw:g></text:span><text:span text:style-name="T116"> relative to the </text:span><text:span text:style-name="T116"><draw:g text:anchor-type="as-char" svg:y="-0.1146in" draw:z-index="15" draw:style-name="gr1"><svg:title>TexMaths</svg:title><svg:desc>11§display§\Upsilon(1S)</svg:desc><draw:polygon draw:style-name="gr2" draw:text-style-name="P101" svg:width="0.4157in" svg:height="0.1524in" svg:x="0in" svg:y="0.0008in" svg:viewBox="0 0 1057 388" draw:points="529,388 0,388 0,0 1057,0 1057,388"><text:p/></draw:polygon><draw:path draw:style-name="gr3" draw:text-style-name="P101" svg:width="0.1012in" svg:height="0.1075in" svg:x="0.0087in" svg:y="0.0071in" svg:viewBox="0 0 258 274" svg:d="m146 138c0-38 10-108 62-108 12 0 35 5 38 29 0 5 0 7 6 7s6-3 6-7c0-23-16-59-51-59-40 0-69 35-78 95v0c-3-17-17-95-78-95-36 0-51 36-51 59 0 4 0 7 7 7 5 0 5-3 5-5 3-31 36-31 39-31 53 0 61 77 61 108v105c0 13 0 19-37 19h-13v12c14-1 51-1 67-1s52 0 67 1v-12h-12c-38 0-38-6-38-19z"><text:p/></draw:path><draw:path draw:style-name="gr3" draw:text-style-name="P101" svg:width="0.035in" svg:height="0.1524in" svg:x="0.1339in" svg:y="0in" svg:viewBox="0 0 90 388" svg:d="m90 384c0-1 0-2-6-9-49-48-62-122-62-181 0-68 15-135 63-183 5-6 5-6 5-7 0-3-2-4-4-4-4 0-39 26-62 76-20 43-24 86-24 118 0 30 4 78 25 121 23 48 57 73 61 73 2 0 4-1 4-4z"><text:p/></draw:path><draw:path draw:style-name="gr3" draw:text-style-name="P101" svg:width="0.0496in" svg:height="0.1016in" svg:x="0.1917in" svg:y="0.0138in" svg:viewBox="0 0 127 259" svg:d="m79 10c0-9 0-10-9-10-24 25-58 25-70 25v12c8 0 31 0 51-11v202c0 14-2 18-37 18h-12v13c13-2 47-2 63-2s49 0 62 2v-13h-12c-35 0-36-4-36-18z"><text:p/></draw:path><draw:path draw:style-name="gr3" draw:text-style-name="P101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s-3 0-4 1-23 90-23 91c0 3 2 4 4 4s3 0 7-6l20-22c16 23 43 28 65 28 52 0 99-51 99-99 0-28-14-41-20-45-9-10-15-11-49-20-8-2-23-7-26-7-11-4-24-15-24-36 0-31 32-64 68-64 33 0 56 17 56 61 0 12-1 18-1 20s0 5 4 5 5-1 6-8z"><text:p/></draw:path><draw:path draw:style-name="gr3" draw:text-style-name="P101" svg:width="0.035in" svg:height="0.1524in" svg:x="0.3657in" svg:y="0in" svg:viewBox="0 0 90 388" svg:d="m90 194c0-30-4-77-25-121-24-48-57-73-61-73s-4 1-4 4c0 1 0 1 8 9 37 39 59 100 59 181 0 67-14 135-62 183-5 5-5 6-5 7 0 2 1 4 4 4s39-26 62-76c20-43 24-85 24-118z"><text:p/></draw:path></draw:g></text:span><text:span text:style-name="T116"> in PbPb collisions. <text:s/>I also contributed the statistical framework for evaluating the significance of the </text:span><text:soft-page-break/><text:span text:style-name="T116">observed suppression. <text:s/>These results were published in separate PRL articles for the 2010 and 2011 heavy ion data sets. <text:s/>I presented these results at seminars at Maryland, Fermilab and Michigan. <text:s/>This is the first and to date only observation of the often predicted sequential quarkonia melting in the quark gluon plasma.</text:span></text:p>
          </text:list-item>
          <text:list-item>
            <text:p text:style-name="P61"><text:span text:style-name="T100"><draw:g text:anchor-type="as-char" svg:y="-0.1165in" draw:z-index="2" draw:style-name="gr1"><svg:title>TexMaths</svg:title><svg:desc>12§inline§\bm{X\rightarrow Wjj}</svg:desc><draw:polygon draw:style-name="gr2" draw:text-style-name="P101" svg:width="0.8409in" svg:height="0.1476in" svg:x="0in" svg:y="0.0024in" svg:viewBox="0 0 2137 376" draw:points="1069,376 0,376 0,0 2137,0 2137,376"><text:p/></draw:polygon><draw:path draw:style-name="gr3" draw:text-style-name="P101" svg:width="0.1516in" svg:height="0.1142in" svg:x="0.0067in" svg:y="0.002in" svg:viewBox="0 0 386 291" svg:d="m230 124 56-56 26-26c17-17 22-22 66-22 8 0 8-12 8-13 0-2-1-7-8-7-14 0-30 1-46 1-12 0-43-1-55-1-3 0-12 0-12 12 0 7 7 8 11 8 13 0 24 4 25 4l-80 80-40-81c5-1 18-3 25-3 5 0 12 0 12-12 0-6-3-8-9-8-15 0-49 1-64 1-9 0-20 0-30 0s-19-1-29-1c-4 0-12 0-12 12 0 8 5 8 17 8 6 0 11 0 17 0 6 2 6 2 8 6l59 123-105 106c-9 7-17 15-56 15-7 0-14 0-14 13 0 3 2 8 8 8 11 0 36-2 47-2 12 0 42 2 54 2 4 0 12 0 12-12 0-9-7-9-11-9-8 0-16-1-25-3l99-99 48 100c0 0-15 2-24 2-5 0-12 0-12 13 0 2 0 8 8 8 14 0 50-2 65-2 9 0 20 0 30 0s19 2 29 2c3 0 12 0 12-12 0-9-6-9-17-9-6 0-10 0-17 0-6-1-6-1-10-7z"><text:p/></draw:path><draw:path draw:style-name="gr3" draw:text-style-name="P101" svg:width="0.1697in" svg:height="0.089in" svg:x="0.2276in" svg:y="0.0291in" svg:viewBox="0 0 432 227" svg:d="m360 126c-18 15-28 29-35 39-17 26-21 52-21 54 0 8 7 8 13 8 7 0 11 0 12-7 5-15 9-36 31-60 24-28 53-35 62-39 6-1 10-2 10-7s-2-7-5-8c-17-5-39-11-63-35-24-25-32-52-34-63-2-8-5-8-13-8-6 0-13 0-13 7 0 1 3 28 21 55 10 15 22 27 35 39h-341c-7 0-19 0-19 12 0 13 12 13 19 13z"><text:p/></draw:path><draw:path draw:style-name="gr3" draw:text-style-name="P101" svg:width="0.1902in" svg:height="0.1169in" svg:x="0.4657in" svg:y="0.002in" svg:viewBox="0 0 484 298" svg:d="m434 36c5-8 10-16 36-16 6 0 14 0 14-13 0-3-4-7-8-7-12 0-25 1-36 1-16 0-33-1-49-1-3 0-12 0-12 12 0 8 9 8 11 8s19 0 30 4l-122 195-26-197c9-2 21-2 28-2 8 0 16 0 16-13 0 0 0-7-10-7-13 0-48 1-61 1-10 0-19 0-28 0-12 0-27-1-29-1s-10 0-10 12c0 8 7 8 13 8 7 0 15 0 20 0l6 44c0 1 0 1-3 6l-94 149-25-197c8-2 21-2 27-2 10 0 10-1 12-3 3-1 4-9 4-10 0 0 0-7-8-7-15 0-50 1-64 1-8 0-18 0-26 0-12 0-28-1-28-1-4 0-12 0-12 12 0 8 7 8 14 8 6 0 15 0 21 0l33 265c2 8 3 13 12 13s14-3 18-11l123-195 25 193c1 10 2 13 13 13 9 0 12-4 17-11z"><text:p/></draw:path><draw:path draw:style-name="gr3" draw:text-style-name="P101" svg:width="0.0772in" svg:height="0.1492in" svg:x="0.6614in" svg:y="0in" svg:viewBox="0 0 197 380" svg:d="m197 20c0-12-9-20-22-20-15 0-30 14-30 29 0 12 10 20 22 20 15 0 30-14 30-29zm-105 293c-7 28-26 51-49 51-2 0-5 0-7 0 16-10 16-24 16-25 0-10-8-21-22-21s-30 14-30 32 17 30 43 30 83-14 96-67l40-154c1-5 2-9 2-15 0-27-27-42-54-42-50 0-79 59-79 66 0 6 7 6 11 6 7 0 7 0 11-6 15-37 39-50 55-50 5 0 11 1 11 15 0 9-2 14-3 18z"><text:p/></draw:path><draw:path draw:style-name="gr3" draw:text-style-name="P101" svg:width="0.0772in" svg:height="0.1492in" svg:x="0.7504in" svg:y="0in" svg:viewBox="0 0 197 380" svg:d="m197 20c0-12-9-20-22-20-15 0-30 14-30 29 0 12 10 20 22 20 15 0 30-14 30-29zm-105 293c-7 28-26 51-49 51-2 0-5 0-7 0 16-10 16-24 16-25 0-10-8-21-22-21s-30 14-30 32 17 30 43 30 83-14 96-67l40-154c1-5 2-9 2-15 0-27-27-42-54-42-50 0-79 59-79 66 0 6 7 6 11 6 7 0 7 0 11-6 15-37 39-50 55-50 5 0 11 1 11 15 0 9-2 14-3 18z"><text:p/></draw:path></draw:g></text:span><text:span text:style-name="T100"> search for dijet resonance near 150 GeV</text:span><text:span text:style-name="T115"> (2011)</text:span></text:p>
            <text:p text:style-name="P68">In a search for a dijet resonance near 150 GeV reported by the CDF collaboration. <text:s/>I developed a new method within CMS to deal with scale and matching systematic errors through including these as parameters in the likelihood fit. <text:s/>This technique was instrumental to this analysis and was also used for later analyses of Higgs and diboson processes. <text:s/>This lead to a talk at Pheno2012 and a paper in PRL.</text:p>
          </text:list-item>
          <text:list-item>
            <text:p text:style-name="P61"><text:span text:style-name="T100"><draw:g text:anchor-type="as-char" svg:y="-0.1181in" draw:z-index="1" draw:style-name="gr1"><svg:title>TexMaths</svg:title><svg:desc>12§display§\bm{H\rightarrow WW\rightarrow \ell\nu jj}</svg:desc><draw:polygon draw:style-name="gr2" draw:text-style-name="P101" svg:width="1.528in" svg:height="0.1476in" svg:x="0in" svg:y="0.0035in" svg:viewBox="0 0 3882 376" draw:points="1941,376 0,376 0,0 3882,0 3882,376"><text:p/></draw:polygon><draw:path draw:style-name="gr3" draw:text-style-name="P101" svg:width="0.1634in" svg:height="0.1138in" svg:x="0.0071in" svg:y="0.0028in" svg:viewBox="0 0 416 290" svg:d="m367 22c10-2 24-2 29-2 6 0 14 0 16-1 4-3 4-11 4-12 0-5-3-7-9-7-10 0-22 1-31 1-11 0-22 0-33 0s-21 0-32 0-23-1-34-1c-3 0-12 0-12 12 0 8 5 8 18 8 9 0 17 0 25 0l-26 109h-138l26-107c10-2 24-2 29-2s13 0 16-1c3-3 5-11 5-12 0-5-5-7-10-7-11 0-22 1-32 1s-21 0-32 0-22 0-32 0c-12 0-23-1-34-1-4 0-13 0-13 12 0 8 6 8 18 8 10 0 17 0 27 0l-62 241c-1 8-1 8-9 9-7 0-16 0-22 0-12 0-12 0-14 1-5 4-5 10-5 12 0 0 0 7 10 7s21-1 32-1c10 0 22 0 31 0 12 0 23 0 34 0s21 1 32 1c5 0 7 0 10-2 2-4 2-10 2-10 0-8-6-8-17-8-9 0-16 0-26 0l30-120h138l-28 111c-2 8-2 8-9 9-7 0-16 0-23 0-11 0-12 0-13 1-6 4-6 10-6 12 0 0 0 7 9 7 11 0 22-1 33-1s21 0 32 0 22 0 33 0 22 1 32 1c5 0 8 0 11-2 1-4 2-10 2-10 0-8-6-8-18-8-8 0-17 0-25 0z"><text:p/></draw:path><draw:path draw:style-name="gr3" draw:text-style-name="P101" svg:width="0.1697in" svg:height="0.089in" svg:x="0.2343in" svg:y="0.0299in" svg:viewBox="0 0 432 227" svg:d="m360 126c-18 14-28 29-35 38-17 27-21 53-21 54 0 9 7 9 13 9 7 0 11 0 12-8 5-14 9-36 31-60 24-27 53-34 62-38 6-1 10-2 10-7s-2-7-5-8c-17-5-38-11-63-35-24-25-32-52-34-63-2-8-5-8-13-8-6 0-13 0-13 7 0 1 3 28 21 55 10 15 22 27 35 39h-341c-7 0-19 0-19 12 0 13 12 13 19 13z"><text:p/></draw:path><draw:path draw:style-name="gr3" draw:text-style-name="P101" svg:width="0.1902in" svg:height="0.1165in" svg:x="0.4724in" svg:y="0.0028in" svg:viewBox="0 0 484 297" svg:d="m434 36c5-8 10-16 36-16 6 0 14 0 14-13 0-3-4-7-8-7-12 0-25 1-36 1-16 0-33-1-49-1-3 0-12 0-12 12 0 8 9 8 11 8s19 0 30 4l-122 194-26-196c9-2 21-2 28-2 8 0 16 0 16-13 0 0 0-7-10-7-13 0-48 1-61 1-10 0-19 0-28 0-12 0-27-1-29-1s-10 0-10 12c0 8 7 8 13 8 7 0 15 0 20 0l6 44c0 1 0 1-3 6l-94 148-25-196c8-2 21-2 27-2 10 0 10-1 12-3 3-1 4-9 4-10 0 0 0-7-8-7-15 0-50 1-64 1-8 0-18 0-26 0-12 0-28-1-28-1-4 0-12 0-12 12 0 8 7 8 14 8 6 0 15 0 21 0l33 264c2 9 3 13 12 13s14-2 18-10l123-195 25 192c1 11 2 13 13 13 9 0 12-3 17-10z"><text:p/></draw:path><draw:path draw:style-name="gr3" draw:text-style-name="P101" svg:width="0.1902in" svg:height="0.1165in" svg:x="0.6815in" svg:y="0.0028in" svg:viewBox="0 0 484 297" svg:d="m434 36c5-8 10-16 36-16 6 0 14 0 14-13 0-3-4-7-8-7-12 0-25 1-36 1-16 0-33-1-49-1-3 0-12 0-12 12 0 8 9 8 11 8s19 0 30 4l-122 194-26-196c9-2 21-2 28-2 8 0 16 0 16-13 0 0 0-7-10-7-13 0-48 1-61 1-10 0-19 0-28 0-12 0-27-1-29-1s-10 0-10 12c0 8 7 8 13 8 7 0 15 0 20 0l6 44c0 1 0 1-3 6l-94 148-25-196c8-2 21-2 27-2 10 0 10-1 12-3 3-1 4-9 4-10 0 0 0-7-8-7-15 0-50 1-64 1-8 0-18 0-26 0-12 0-28-1-28-1-4 0-12 0-12 12 0 8 7 8 14 8 6 0 15 0 21 0l33 264c2 9 3 13 12 13s14-2 18-10l123-195 25 192c1 11 2 13 13 13 9 0 12-3 17-10z"><text:p/></draw:path><draw:path draw:style-name="gr3" draw:text-style-name="P101" svg:width="0.1697in" svg:height="0.089in" svg:x="0.9366in" svg:y="0.0299in" svg:viewBox="0 0 432 227" svg:d="m360 126c-18 14-28 29-35 38-17 27-21 53-21 54 0 9 7 9 13 9 7 0 11 0 12-8 5-14 9-36 31-60 24-27 53-34 62-38 6-1 10-2 10-7s-2-7-5-8c-17-5-39-11-63-35-24-25-32-52-34-63-2-8-5-8-13-8-6 0-13 0-13 7 0 1 3 28 21 55 10 15 22 27 35 39h-341c-7 0-19 0-19 12 0 13 12 13 19 13z"><text:p/></draw:path><draw:path draw:style-name="gr3" draw:text-style-name="P101" svg:width="0.0736in" svg:height="0.1185in" svg:x="1.1642in" svg:y="-0.0004in" svg:viewBox="0 0 188 302" svg:d="m42 243c8 41 34 59 62 59 16 0 41-6 70-27 10-9 11-9 11-12s-5-11-11-11c-1 0-2 0-6 3-17 14-41 32-64 32-24 0-25-34-25-45 0-13 3-24 4-36 3-3 12-11 15-14 23-23 90-90 90-151 0-33-18-41-33-41-65 0-115 138-115 221-8 6-27 21-34 28-6 5-6 6-6 9s5 11 10 11c2 0 3 0 9-5zm48-70c18-71 20-79 28-101 3-8 19-56 37-56 11 0 14 8 14 21 0 16-5 45-35 85-16 23-38 46-44 51z"><text:p/></draw:path><draw:path draw:style-name="gr3" draw:text-style-name="P101" svg:width="0.0925in" svg:height="0.0748in" svg:x="1.2504in" svg:y="0.0417in" svg:viewBox="0 0 236 191" svg:d="m90 7c0-7-7-7-13-7l-53 2c-6 2-14 2-14 14 0 7 8 7 12 7s13 1 18 1l-40 159c0 6 5 8 10 8h12c45-8 102-28 148-68 57-46 66-100 66-104 0-9-7-19-20-19-6 0-22 2-28 23-9 35-26 65-51 91-13 12-43 41-87 54z"><text:p/></draw:path><draw:path draw:style-name="gr3" draw:text-style-name="P101" svg:width="0.0772in" svg:height="0.1488in" svg:x="1.348in" svg:y="0.0012in" svg:viewBox="0 0 197 379" svg:d="m197 20c0-12-9-20-22-20-15 0-30 14-30 29 0 12 10 20 22 20 15 0 30-14 30-29zm-105 293c-7 27-26 50-49 50-2 0-5 0-7 0 16-9 16-24 16-25 0-10-8-20-22-20s-30 13-30 31 17 30 43 30 83-13 96-66l40-155c1-5 2-8 2-14 0-28-27-42-54-42-50 0-79 59-79 66 0 6 7 6 11 6 7 0 7 0 11-6 15-37 39-51 55-51 5 0 11 2 11 16 0 8-2 13-3 18z"><text:p/></draw:path><draw:path draw:style-name="gr3" draw:text-style-name="P101" svg:width="0.0772in" svg:height="0.1488in" svg:x="1.437in" svg:y="0.0012in" svg:viewBox="0 0 197 379" svg:d="m197 20c0-12-9-20-22-20-15 0-30 14-30 29 0 12 10 20 22 20 15 0 30-14 30-29zm-105 293c-7 27-26 50-49 50-2 0-5 0-7 0 16-9 16-24 16-25 0-10-8-20-22-20s-30 13-30 31 17 30 43 30 83-13 96-66l40-155c1-5 2-8 2-14 0-28-27-42-54-42-50 0-79 59-79 66 0 6 7 6 11 6 7 0 7 0 11-6 15-37 39-51 55-51 5 0 11 2 11 16 0 8-2 13-3 18z"><text:p/></draw:path></draw:g></text:span><text:span text:style-name="T100"> searches for high-mass Higgs-like-bosons</text:span><text:span text:style-name="T115"> (2011</text:span><text:span text:style-name="T84">–p</text:span><text:span text:style-name="T115">resent)</text:span></text:p>
            <text:p text:style-name="P86"><text:span text:style-name="T25">This analysis looked for a Higgs-like-boson with a mass above the WW threshold. <text:s/>I developed the signal and background models, particularly the extraction of the W+jets background using data sidebands. <text:s/>We have published a paper in Eur. Phys. J. C and have a public result</text:span><text:span text:style-name="T21"> CMS-PAS-HIG-12-046. <text:s/></text:span><text:span text:style-name="T43">I have also presented results related to this and other Higgs analyses at a conferences in Ann Arbor, the 2012 Fermilab Users' Meeting, and at Pheno2013. <text:s/>I have given seminars or colloquia at Iowa State, Brigham Young and U Chicago. <text:s/>This has been a workhorse analysis for narrowing the “look elsewhere effect” for low mass searches for the Higgs boson.</text:span></text:p>
          </text:list-item>
          <text:list-item>
            <text:p text:style-name="P61"><text:span text:style-name="T101">Semi-leptonic WW/WZ</text:span><text:span text:style-name="T100"> </text:span><text:span text:style-name="T102">diboson </text:span><text:span text:style-name="T100">production and gauge couplings</text:span><text:span text:style-name="T115"> (2011</text:span><text:span text:style-name="T84">–present)</text:span></text:p>
            <text:p text:style-name="P66"><text:span text:style-name="T85">In addition to signal and background models </text:span><text:span text:style-name="T88">as in other analyses</text:span><text:span text:style-name="T85">, I have contributed to the statistical interpretation of our limits on the anomalous gauge couplings and put together a statistical framework to be able to combine </text:span><text:span text:style-name="T88">different </text:span><text:span text:style-name="T85">measurements of the same coupling parameters. <text:s/>Our paper is published in Eur. Phys. J. C. and I have given seminars on this subject at Notre Dame and Wisconsin as well as a talk at the LPC gauge coupling workshop. <text:s/>Our limits on anomalous couplings are already competitive with the combined LEP limits and will soon exceed them.</text:span></text:p>
          </text:list-item>
        </text:list>
        <text:p text:style-name="P6"><text:span text:style-name="T90">CMS Analysis </text:span><text:span text:style-name="T93">r</text:span><text:span text:style-name="T90">eview </text:span><text:span text:style-name="T93">c</text:span><text:span text:style-name="T90">ommittees</text:span></text:p>
        <text:list xml:id="list1997576560388009223" text:style-name="L3">
          <text:list-item>
            <text:p text:style-name="P67"><text:span text:style-name="T90">Committee member for </text:span><text:span text:style-name="T90"><draw:g text:anchor-type="as-char" svg:y="-0.1146in" draw:z-index="18" draw:style-name="gr1"><svg:title>TexMaths</svg:title><svg:desc>11§inline§J/\psi</svg:desc><draw:polygon draw:style-name="gr2" draw:text-style-name="P101" svg:width="0.272in" svg:height="0.1524in" svg:x="0in" svg:y="0.0008in" svg:viewBox="0 0 692 388" draw:points="346,388 0,388 0,0 692,0 692,388"><text:p/></draw:polygon><draw:path draw:style-name="gr3" draw:text-style-name="P101" svg:width="0.0854in" svg:height="0.1075in" svg:x="0.011in" svg:y="0.0102in" svg:viewBox="0 0 218 274" svg:d="m183 29c3-14 3-17 25-17 6 0 10 0 10-8 0-3-2-4-6-4-8 0-33 1-42 1-13 0-45-1-58-1-3 0-7 0-7 8 0 4 3 4 13 4 9 0 13 0 22 1 10 1 12 2 12 8 0 2 0 4-1 8l-45 178c-9 37-36 58-55 58-11 0-31-4-38-24 1 0 5 0 5 0 15 0 25-13 25-24 0-12-10-17-17-17s-26 5-26 31c0 24 21 43 52 43 35 0 76-26 86-64z"><text:p/></draw:path><draw:path draw:style-name="gr3" draw:text-style-name="P101" svg:width="0.0591in" svg:height="0.1524in" svg:x="0.0992in" svg:y="0in" svg:viewBox="0 0 151 388" svg:d="m149 14c2-4 2-6 2-6 0-5-3-8-8-8-2 0-5 1-6 3l-135 370c-2 5-2 6-2 8 0 4 3 7 8 7s6-3 9-10z"><text:p/></draw:path><draw:path draw:style-name="gr3" draw:text-style-name="P101" svg:width="0.0925in" svg:height="0.137in" svg:x="0.172in" svg:y="0.0087in" svg:viewBox="0 0 236 349" svg:d="m176 10c0-1 1-3 1-6 0-4-3-4-4-4-5 0-5 1-7 8l-64 256c-29-3-44-18-44-43 0-8 0-18 21-73 1-4 4-11 4-18 0-18-13-32-31-32-38 0-52 56-52 59 0 5 4 5 4 5 5 0 5-1 7-8 10-36 26-47 40-47 2 0 8 0 8 12 0 10-3 20-8 33-19 49-19 59-19 66 0 36 31 53 68 55-3 14-3 14-9 35-1 4-8 36-8 37 0 0 0 4 4 4 1 0 2 0 3-1s4-11 5-17l15-57c14 0 49 0 85-42 16-18 24-35 28-46 4-10 13-44 13-61 0-22-11-27-18-27-10 0-19 10-19 19 0 4 2 7 6 9 4 5 14 15 14 33 0 26-21 58-34 72-34 34-60 34-73 34z"><text:p/></draw:path></draw:g></text:span><text:span text:style-name="T90"> polarization measurement, CMS-BPH-13-003-003, submited to </text:span><text:span text:style-name="T95">Phys. Lett. </text:span><text:span text:style-name="T90">B, arXiv:1307:6070.</text:span></text:p>
          </text:list-item>
          <text:list-item>
            <text:p text:style-name="P67"><text:span text:style-name="T90">Committee member for </text:span><text:span text:style-name="T91">stop decays with a Higgs decaying to b quarks, SUS-13-021.</text:span></text:p>
          </text:list-item>
        </text:list>
        <text:p text:style-name="P14">Additional activities</text:p>
        <text:list xml:id="list361972513679152798" text:style-name="L4">
          <text:list-item>
            <text:p text:style-name="P62"><text:span text:style-name="T98">Snowmass</text:span> (2013)</text:p>
            <text:p text:style-name="P80"><text:span text:style-name="T26">During the 2013 Snowmass planning exercise, I have </text:span><text:span text:style-name="T27">been</text:span><text:span text:style-name="T26"> a convener </text:span><text:span text:style-name="T24">in</text:span><text:span text:style-name="T26"> the young physicist group, </text:span><text:span text:style-name="T27">given a talk to the CPAD/instrumentation frontier and </text:span><text:span text:style-name="T26">contributed to </text:span><text:span text:style-name="T24">white papers</text:span><text:span text:style-name="T26"> from </text:span><text:span text:style-name="T29">the young physicists, </text:span><text:span text:style-name="T26">the instrumentation </text:span><text:span text:style-name="T29">frontier </text:span><text:span text:style-name="T26">and energy frontier.</text:span></text:p>
          </text:list-item>
          <text:list-item>
            <text:p text:style-name="P69">Attended Excellence in Detectors and Instrumentation Technologies (EDIT2011).</text:p>
          </text:list-item>
          <text:list-item>
            <text:p text:style-name="P70">Attended CERN-Fermilab Hadron Collider Physics Summer School (2009).</text:p>
          </text:list-item>
          <text:list-item>
            <text:p text:style-name="P69">CMS co-representative at the Fermilab all experimenters meeting (Oct.-Dec. 2011).</text:p>
          </text:list-item>
        </text:list>
        <text:p text:style-name="P12"/>
        <text:p text:style-name="P21"><text:span text:style-name="Default_20_Paragraph_20_Font"><text:span text:style-name="T125">Graduate Research Assistant at </text:span></text:span><text:span text:style-name="Default_20_Paragraph_20_Font"><text:span text:style-name="T124">University of Maryland</text:span></text:span><text:span text:style-name="Default_20_Paragraph_20_Font"><text:span text:style-name="T44">,</text:span></text:span><text:span text:style-name="Default_20_Paragraph_20_Font"><text:span text:style-name="T45"> 2004–2009</text:span></text:span></text:p>
        <text:p text:style-name="P26">The BaBar Experiment</text:p>
        <text:list xml:id="list5752417291798238099" text:style-name="L5">
          <text:list-item>
            <text:p text:style-name="P91"><text:span text:style-name="T28">O</text:span><text:span text:style-name="T22">peration</text:span><text:span text:style-name="T28">s</text:span><text:span text:style-name="T22"> and maintenance of the BaBar Silicon Vertex Tracker</text:span></text:p>
          </text:list-item>
          <text:list-item>
            <text:p text:style-name="P92"><text:span text:style-name="Default_20_Paragraph_20_Font"><text:span text:style-name="T35">T</text:span></text:span><text:span text:style-name="Default_20_Paragraph_20_Font"><text:span text:style-name="T34">ime-dependent </text:span></text:span><text:span text:style-name="Default_20_Paragraph_20_Font"><text:span text:style-name="T33">CP</text:span></text:span><text:span text:style-name="Default_20_Paragraph_20_Font"><text:span text:style-name="T34"> violation in </text:span></text:span><text:span text:style-name="Default_20_Paragraph_20_Font"><text:span text:style-name="T34"><draw:g text:anchor-type="as-char" svg:y="-0.1591in" draw:z-index="3" draw:style-name="gr1"><svg:title>TexMaths</svg:title><svg:desc>12§display§\bm{B^0 \rightarrow D^{(*)+}D^{(*)-}}</svg:desc><draw:polygon draw:style-name="gr2" draw:text-style-name="P101" svg:width="1.4752in" svg:height="0.1559in" svg:x="0in" svg:y="0.002in" svg:viewBox="0 0 3748 397" draw:points="1874,397 0,397 0,0 3748,0 3748,397"><text:p/></draw:polygon><draw:path draw:style-name="gr3" draw:text-style-name="P101" svg:width="0.1346in" svg:height="0.1138in" svg:x="0.0071in" svg:y="0.0417in" svg:viewBox="0 0 343 290" svg:d="m50 261c-1 8-1 8-9 9-7 0-16 0-22 0-12 0-12 0-14 1-5 4-5 10-5 12 0 7 7 7 14 7h180c88 0 128-56 128-93 0-36-32-54-70-58 67-13 91-51 91-80 0-35-30-59-90-59h-170c-9 0-16 0-16 12 0 8 6 8 18 8 10 0 17 0 27 0zm114-233c2-6 3-8 5-8 4 0 6 0 11 0h64c8 0 42 0 42 36 0 30-23 76-81 76h-67zm-50 242c-6 0-7 0-11 0l31-124h83c11 0 46 0 46 43 0 34-22 81-82 81z"><text:p/></draw:path><draw:path draw:style-name="gr3" draw:text-style-name="P101" svg:width="0.0626in" svg:height="0.0776in" svg:x="0.1587in" svg:y="0.0094in" svg:viewBox="0 0 160 198" svg:d="m160 100c0-36-4-100-81-100-75 0-79 64-79 100 0 38 5 98 79 98 76 0 81-60 81-98zm-81 85c-8 0-18-4-25-10-7-7-13-12-13-79 0-20 0-43 3-58 5-19 23-25 35-25s31 5 36 25c4 15 4 39 4 58 0 21 0 43-4 59-3 24-24 30-36 30z"><text:p/></draw:path><draw:path draw:style-name="gr3" draw:text-style-name="P101" svg:width="0.1697in" svg:height="0.089in" svg:x="0.2933in" svg:y="0.0697in" svg:viewBox="0 0 432 227" svg:d="m360 126c-18 14-28 29-35 38-17 27-21 53-21 54 0 9 7 9 13 9 7 0 11 0 12-8 5-14 9-36 31-60 24-27 53-34 62-38 6-1 10-2 10-7s-2-7-5-8c-17-5-38-11-63-35-24-25-32-52-34-63-2-8-5-8-13-8-6 0-13 0-13 7 0 1 3 28 21 55 10 15 22 27 35 39h-341c-7 0-19 0-19 12 0 13 12 13 19 13z"><text:p/></draw:path><draw:path draw:style-name="gr3" draw:text-style-name="P101" svg:width="0.1453in" svg:height="0.1138in" svg:x="0.5276in" svg:y="0.0417in" svg:viewBox="0 0 370 290" svg:d="m50 261c-1 8-1 8-9 9-7 0-16 0-22 0-12 0-12 0-14 1-5 4-5 10-5 12 0 7 7 7 14 7h166c121 0 190-99 190-186 0-73-54-104-118-104h-169c-9 0-16 0-16 12 0 8 6 8 18 8 10 0 17 0 27 0zm117-233c1-6 1-8 5-8s6 0 10 0h48c12 0 41 2 62 17 21 18 21 43 21 53 0 29-15 87-27 111-24 50-69 69-118 69h-52c-7 0-7 0-10 0z"><text:p/></draw:path><draw:path draw:style-name="gr3" draw:text-style-name="P101" svg:width="0.0354in" svg:height="0.1161in" svg:x="0.6965in" svg:y="-0.0004in" svg:viewBox="0 0 91 296" svg:d="m91 290c0-2-1-2-6-7-30-25-53-72-53-136 0-40 11-99 56-136 2-1 3-3 3-6 0-5-6-5-7-5-6 0-23 13-29 19-29 29-55 70-55 128 0 51 18 94 55 129 6 6 23 20 29 20 1 0 7 0 7-6z"><text:p/></draw:path><draw:path draw:style-name="gr3" draw:text-style-name="P101" svg:width="0.0547in" svg:height="0.0516in" svg:x="0.7516in" svg:y="0.0323in" svg:viewBox="0 0 140 132" svg:d="m23 28c-4-3-5-4-9-4-8 0-14 8-14 16 0 9 7 12 11 13l41 13-38 12c-8 2-14 4-14 14 0 6 6 15 14 15 4 0 4 0 12-6l36-24c-1 6-7 39-7 42 0 7 7 13 15 13s14-5 14-13c0-3-6-36-7-42l37 25c7 5 8 5 11 5 9 0 15-9 15-15 0-9-7-12-12-14l-40-12 37-12c8-2 15-5 15-14 0-8-6-16-15-16-3 0-4 0-12 6l-36 24c1-5 7-38 7-41 0-8-7-13-14-13s-15 5-15 12c0 2 0 4 4 22l3 20z"><text:p/></draw:path><draw:path draw:style-name="gr3" draw:text-style-name="P101" svg:width="0.0354in" svg:height="0.1161in" svg:x="0.8264in" svg:y="-0.0004in" svg:viewBox="0 0 91 296" svg:d="m91 147c0-49-18-92-55-128-6-6-23-19-29-19-1 0-7 0-7 5 0 2 1 3 6 7 30 26 52 73 52 135 0 42-10 100-56 138-1 2-2 3-2 5 0 6 6 6 7 6 6 0 23-14 29-20 29-28 55-69 55-129z"><text:p/></draw:path><draw:path draw:style-name="gr3" draw:text-style-name="P101" svg:width="0.0988in" svg:height="0.0988in" svg:x="0.8854in" svg:y="0.0083in" svg:viewBox="0 0 252 252" svg:d="m137 137h101c3 0 14 0 14-11s-11-11-14-11h-101v-101c0-3 0-14-11-14s-11 11-11 14v101h-101c-3 0-14 0-14 11s11 11 14 11h101v100c0 4 0 15 11 15s11-11 11-15z"><text:p/></draw:path><draw:path draw:style-name="gr3" draw:text-style-name="P101" svg:width="0.1453in" svg:height="0.1138in" svg:x="1.0091in" svg:y="0.0417in" svg:viewBox="0 0 370 290" svg:d="m50 261c-1 8-1 8-9 9-7 0-16 0-22 0-12 0-12 0-14 1-5 4-5 10-5 12 0 7 7 7 14 7h166c121 0 190-99 190-186 0-73-54-104-118-104h-169c-9 0-16 0-16 12 0 8 6 8 18 8 10 0 17 0 27 0zm117-233c1-6 1-8 5-8s6 0 10 0h48c12 0 41 2 62 17 21 18 21 43 21 53 0 29-15 87-27 111-24 50-69 69-118 69h-52c-7 0-7 0-10 0z"><text:p/></draw:path><draw:path draw:style-name="gr3" draw:text-style-name="P101" svg:width="0.0354in" svg:height="0.1161in" svg:x="1.1776in" svg:y="-0.0004in" svg:viewBox="0 0 91 296" svg:d="m91 290c0-2-1-2-6-7-30-25-53-72-53-136 0-40 11-99 56-136 2-1 3-3 3-6 0-5-6-5-7-5-6 0-23 13-29 19-29 29-55 70-55 128 0 51 18 94 55 129 6 6 23 20 29 20 1 0 7 0 7-6z"><text:p/></draw:path><draw:path draw:style-name="gr3" draw:text-style-name="P101" svg:width="0.0547in" svg:height="0.0516in" svg:x="1.2331in" svg:y="0.0323in" svg:viewBox="0 0 140 132" svg:d="m23 28c-4-3-5-4-9-4-8 0-14 8-14 16 0 9 7 12 11 13l41 13-38 12c-8 2-14 4-14 14 0 6 6 15 14 15 4 0 4 0 12-6l36-24c-1 6-7 39-7 42 0 7 7 13 15 13s14-5 14-13c0-3-6-36-7-42l37 25c7 5 8 5 11 5 9 0 15-9 15-15 0-9-7-12-12-14l-40-12 37-12c8-2 15-5 15-14 0-8-6-16-15-16-3 0-4 0-12 6l-36 24c1-5 7-38 7-41 0-8-7-13-14-13s-15 5-15 12c0 2 0 4 4 22l3 20z"><text:p/></draw:path><draw:path draw:style-name="gr3" draw:text-style-name="P101" svg:width="0.0354in" svg:height="0.1161in" svg:x="1.3075in" svg:y="-0.0004in" svg:viewBox="0 0 91 296" svg:d="m91 147c0-49-18-92-55-128-6-6-23-19-29-19-1 0-7 0-7 5 0 2 1 3 6 7 30 26 52 73 52 135 0 42-10 100-56 138-1 2-2 3-2 5 0 6 6 6 7 6 6 0 23-14 29-20 29-28 55-69 55-129z"><text:p/></draw:path><draw:path draw:style-name="gr3" draw:text-style-name="P101" svg:width="0.0909in" svg:height="0.0083in" svg:x="1.3709in" svg:y="0.0535in" svg:viewBox="0 0 232 22" svg:d="m217 22c4 0 15 0 15-11s-11-11-15-11h-203c-3 0-14 0-14 11s11 11 14 11z"><text:p/></draw:path></draw:g></text:span></text:span><text:span text:style-name="Default_20_Paragraph_20_Font"><text:span text:style-name="T34"> decays</text:span></text:span></text:p>
            <text:p text:style-name="P92"><text:span text:style-name="Default_20_Paragraph_20_Font"><text:span text:style-name="T48">In the case of </text:span></text:span><text:span text:style-name="Default_20_Paragraph_20_Font"><text:span text:style-name="T48"><draw:g text:anchor-type="as-char" svg:y="-0.1362in" draw:z-index="19" draw:style-name="gr1"><svg:title>TexMaths</svg:title><svg:desc>11§display§B^0 \rightarrow D^{*+}D^{*-}</svg:desc><draw:polygon draw:style-name="gr2" draw:text-style-name="P101" svg:width="1.0134in" svg:height="0.1319in" svg:x="0in" svg:y="0.0028in" svg:viewBox="0 0 2575 336" draw:points="1287,336 0,336 0,0 2575,0 2575,336"><text:p/></draw:polygon><draw:path draw:style-name="gr3" draw:text-style-name="P101" svg:width="0.1087in" svg:height="0.1039in" svg:x="0.0067in" svg:y="0.0299in" svg:viewBox="0 0 277 265" svg:d="m46 235c-4 15-5 18-35 18-7 0-11 0-11 8 0 4 3 4 11 4h138c61 0 107-46 107-83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3" draw:text-style-name="P101" svg:width="0.0496in" svg:height="0.0728in" svg:x="0.1291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3" draw:text-style-name="P101" svg:width="0.135in" svg:height="0.0795in" svg:x="0.2429in" svg:y="0.0563in" svg:viewBox="0 0 344 203" svg:d="m303 109c-22 17-32 32-36 37-17 27-21 52-21 52 0 5 6 5 8 5 7 0 8-1 9-8 9-38 32-71 76-88 4-2 5-2 5-6 0-2-2-3-3-4-16-7-64-25-78-91-1-5-2-6-9-6-2 0-8 0-8 4 0 2 5 26 20 52 8 11 20 25 37 38h-289c-7 0-14 0-14 7s7 8 14 8z"><text:p/></draw:path><draw:path draw:style-name="gr3" draw:text-style-name="P101" svg:width="0.1165in" svg:height="0.1039in" svg:x="0.4358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01" svg:width="0.0429in" svg:height="0.0457in" svg:x="0.5701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01" svg:width="0.0783in" svg:height="0.0783in" svg:x="0.6307in" svg:y="0.0043in" svg:viewBox="0 0 200 200" svg:d="m107 107h83c4 0 10 0 10-7s-6-6-10-6h-83v-84c0-3 0-10-7-10s-6 7-6 10v84h-84c-3 0-10 0-10 6s7 7 10 7h84v83c0 4 0 10 6 10s7-6 7-10z"><text:p/></draw:path><draw:path draw:style-name="gr3" draw:text-style-name="P101" svg:width="0.1165in" svg:height="0.1039in" svg:x="0.7307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01" svg:width="0.0429in" svg:height="0.0457in" svg:x="0.865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01" svg:width="0.072in" svg:height="0.0047in" svg:x="0.9295in" svg:y="0.0413in" svg:viewBox="0 0 184 13" svg:d="m173 13c4 0 11 0 11-6s-7-7-11-7h-162c-4 0-11 0-11 7s7 6 11 6z"><text:p/></draw:path></draw:g></text:span></text:span><text:span text:style-name="Default_20_Paragraph_20_Font"><text:span text:style-name="T48"> decays, th</text:span></text:span><text:span text:style-name="Default_20_Paragraph_20_Font"><text:span text:style-name="T49">e</text:span></text:span><text:span text:style-name="Default_20_Paragraph_20_Font"><text:span text:style-name="T48"> analysis involved simultaneously determining the angular amplitudes of the decay to properly understand the dilution cause</text:span></text:span><text:span text:style-name="Default_20_Paragraph_20_Font"><text:span text:style-name="T50">d by different amplitudes</text:span></text:span><text:span text:style-name="Default_20_Paragraph_20_Font"><text:span text:style-name="T48"> in the measured </text:span></text:span><text:span text:style-name="Default_20_Paragraph_20_Font"><text:span text:style-name="T57">CP</text:span></text:span><text:span text:style-name="Default_20_Paragraph_20_Font"><text:span text:style-name="T48"> asymmetry and properly compare with measurements from </text:span></text:span><text:span text:style-name="Default_20_Paragraph_20_Font"><text:span text:style-name="T48"><draw:g text:anchor-type="as-char" svg:y="-0.1339in" draw:z-index="20" draw:style-name="gr1"><svg:title>TexMaths</svg:title><svg:desc>11§display§B^0 \rightarrow J/\psi K^0</svg:desc><draw:polygon draw:style-name="gr2" draw:text-style-name="P101" svg:width="0.9039in" svg:height="0.1701in" svg:x="0in" svg:y="0.0043in" svg:viewBox="0 0 2297 433" draw:points="1148,433 0,433 0,0 2297,0 2297,433"><text:p/></draw:polygon><draw:path draw:style-name="gr3" draw:text-style-name="P101" svg:width="0.1087in" svg:height="0.1043in" svg:x="0.0067in" svg:y="0.0311in" svg:viewBox="0 0 277 266" svg:d="m46 235c-4 15-5 18-35 18-7 0-11 0-11 8 0 5 3 5 11 5h138c61 0 107-47 107-84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3" draw:text-style-name="P101" svg:width="0.0496in" svg:height="0.0728in" svg:x="0.1291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3" draw:text-style-name="P101" svg:width="0.135in" svg:height="0.0795in" svg:x="0.2429in" svg:y="0.0575in" svg:viewBox="0 0 344 203" svg:d="m303 109c-22 17-32 32-36 38-17 26-20 51-20 51 0 5 5 5 7 5 7 0 8-1 9-8 9-37 32-71 76-88 4-2 5-2 5-6 0-2-2-3-3-4-16-7-64-25-78-91-1-5-2-6-9-6-2 0-7 0-7 4 0 2 4 26 19 52 8 11 20 26 37 38h-289c-7 0-14 0-14 7s7 8 14 8z"><text:p/></draw:path><draw:path draw:style-name="gr3" draw:text-style-name="P101" svg:width="0.0854in" svg:height="0.1075in" svg:x="0.4406in" svg:y="0.0311in" svg:viewBox="0 0 218 274" svg:d="m183 29c3-14 3-17 25-17 6 0 10 0 10-8 0-3-2-4-6-4-8 0-33 1-43 1-12 0-44-1-57-1-3 0-7 0-7 8 0 4 3 4 13 4 9 0 13 0 22 1 10 1 12 2 12 8 0 2 0 4-1 8l-45 178c-9 38-36 59-55 59-11 0-31-5-38-25 1 0 5 0 5 0 15 0 25-13 25-24 0-12-10-16-17-16s-26 4-26 30c0 25 21 43 52 43 35 0 76-26 86-64z"><text:p/></draw:path><draw:path draw:style-name="gr3" draw:text-style-name="P101" svg:width="0.0591in" svg:height="0.1528in" svg:x="0.5295in" svg:y="0.0197in" svg:viewBox="0 0 151 389" svg:d="m149 14c2-4 2-6 2-6 0-5-4-8-8-8-2 0-5 1-7 3l-134 371c-2 5-2 6-2 7 0 5 3 8 8 8s6-3 9-10z"><text:p/></draw:path><draw:path draw:style-name="gr3" draw:text-style-name="P101" svg:width="0.0925in" svg:height="0.137in" svg:x="0.602in" svg:y="0.0287in" svg:viewBox="0 0 236 349" svg:d="m176 10c0-1 1-3 1-6 0-4-3-4-4-4-5 0-5 1-7 8l-64 256c-29-3-44-17-44-43 0-7 0-17 21-72 1-5 4-11 4-19 0-18-13-32-31-32-38 0-52 56-52 60s4 4 4 4c5 0 5-1 7-8 10-36 26-47 40-47 2 0 8 0 8 12 0 10-3 20-8 33-19 50-19 60-19 66 0 37 31 53 68 55-3 15-3 15-9 35-1 5-8 37-8 38 0 0 0 3 4 3 1 0 2 0 3-1s4-11 5-16l15-58c14 0 48 0 85-42 16-17 24-35 28-46 4-10 13-44 13-60 0-22-11-28-18-28-10 0-19 10-19 19 0 4 2 7 6 10 4 4 14 14 14 33 0 25-21 57-34 71-34 35-60 35-73 35z"><text:p/></draw:path><draw:path draw:style-name="gr3" draw:text-style-name="P101" svg:width="0.1295in" svg:height="0.1043in" svg:x="0.7083in" svg:y="0.0311in" svg:viewBox="0 0 330 266" svg:d="m183 108c0-1-3-3-3-6 0 0 8-5 13-8l67-52c37-28 51-29 64-30 3 0 6-1 6-8 0-2-1-4-4-4-8 0-18 1-28 1-13 0-28-1-43-1-2 0-7 0-7 8 0 3 2 4 5 4 8 1 12 2 12 8 0 8-12 16-14 19l-152 115 32-124c3-15 3-18 32-18 10 0 13 0 13-8 0-3-3-4-5-4-11 0-39 1-50 1s-38-1-49-1c-4 0-8 0-8 8 0 4 3 4 11 4 4 0 12 0 16 1 7 0 9 1 9 6 0 2-1 3-2 7l-52 209c-4 15-4 18-35 18-7 0-11 0-11 8 0 5 4 5 6 5 11 0 38-2 49-2 9 0 17 0 25 0s17 2 26 2c2 0 7 0 7-8 0-5-4-5-11-5-14 0-25 0-25-6 0-4 2-12 3-18 6-20 11-41 16-60l58-46 45 105c5 10 5 11 5 13 0 12-17 12-20 12-5 0-9 0-9 8 0 5 4 5 5 5 16 0 32-2 48-2 8 0 30 2 37 2 2 0 8 0 8-8 0-5-4-5-8-5-16 0-21-4-27-17z"><text:p/></draw:path><draw:path draw:style-name="gr3" draw:text-style-name="P101" svg:width="0.0496in" svg:height="0.0728in" svg:x="0.8488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/draw:g></text:span></text:span><text:span text:style-name="Default_20_Paragraph_20_Font"><text:span text:style-name="T48"> decays. <text:s/></text:span></text:span><text:span text:style-name="Default_20_Paragraph_20_Font"><text:span text:style-name="T53">This results from these measurments were published in one PRL article and two PRD papers.</text:span></text:span></text:p>
          </text:list-item>
          <text:list-item>
            <text:p text:style-name="P92"><text:span text:style-name="Default_20_Paragraph_20_Font"><text:span text:style-name="T49">Review committee chair for the flagship </text:span></text:span><text:span text:style-name="Default_20_Paragraph_20_Font"><text:span text:style-name="T58">CP</text:span></text:span><text:span text:style-name="Default_20_Paragraph_20_Font"><text:span text:style-name="T49"> violation measurement in </text:span></text:span><text:span text:style-name="Default_20_Paragraph_20_Font"><text:span text:style-name="T49"><draw:g text:anchor-type="as-char" svg:y="-0.1374in" draw:z-index="21" draw:style-name="gr1"><svg:title>TexMaths</svg:title><svg:desc>11§inline§B^0\rightarrow c\overline{c} K^{(*)0}</svg:desc><draw:polygon draw:style-name="gr2" draw:text-style-name="P101" svg:width="0.9217in" svg:height="0.135in" svg:x="0in" svg:y="0.0008in" svg:viewBox="0 0 2342 344" draw:points="1171,344 0,344 0,0 2342,0 2342,344"><text:p/></draw:polygon><draw:path draw:style-name="gr3" draw:text-style-name="P101" svg:width="0.1087in" svg:height="0.1039in" svg:x="0.0067in" svg:y="0.0311in" svg:viewBox="0 0 277 265" svg:d="m46 234c-4 16-5 19-35 19-7 0-11 0-11 8 0 4 3 4 11 4h138c61 0 107-46 107-84 0-28-23-50-60-55 41-7 81-36 81-72 0-29-25-54-72-54h-130c-8 0-11 0-11 8 0 4 3 4 10 4 1 0 9 0 15 1 7 0 10 1 10 6 0 2 0 3-1 7zm59-111 24-97c3-13 4-14 21-14h49c34 0 43 23 43 40 0 34-34 71-81 71zm-18 130c-6 0-7 0-9 0-3-1-4-1-4-4 0-2 0-3 1-9l27-108h73c37 0 45 29 45 45 0 39-34 76-80 76z"><text:p/></draw:path><draw:path draw:style-name="gr3" draw:text-style-name="P101" svg:width="0.0496in" svg:height="0.0728in" svg:x="0.1291in" svg:y="0.0091in" svg:viewBox="0 0 127 186" svg:d="m127 93c0-29-5-50-17-70-9-12-25-23-47-23-63 0-63 74-63 93s0 93 63 93c64 0 64-73 64-93zm-64 85c-12 0-29-8-34-30-5-15-5-38-5-58s0-41 5-55c5-22 23-27 34-27 15 0 28 8 34 24 4 15 4 35 4 58 0 20 0 41-3 57-6 26-24 31-35 31z"><text:p/></draw:path><draw:path draw:style-name="gr3" draw:text-style-name="P101" svg:width="0.135in" svg:height="0.0791in" svg:x="0.2429in" svg:y="0.0575in" svg:viewBox="0 0 344 202" svg:d="m303 109c-22 16-32 32-36 37-17 27-21 52-21 52 0 4 6 4 8 4 7 0 8-1 9-7 9-38 32-71 76-88 4-3 5-3 5-6 0-2-2-3-3-4-16-7-64-26-78-92-1-4-2-5-9-5-2 0-8 0-8 4 0 1 5 26 20 52 8 11 20 25 37 37h-289c-7 0-14 0-14 8s7 8 14 8z"><text:p/></draw:path><draw:path draw:style-name="gr3" draw:text-style-name="P101" svg:width="0.0591in" svg:height="0.0689in" svg:x="0.4362in" svg:y="0.0681in" svg:viewBox="0 0 151 176" svg:d="m138 24c-6 0-11 0-17 6-7 5-8 12-8 15 0 9 8 13 15 13 12 0 22-10 22-25 0-19-18-33-45-33-53 0-105 55-105 110 0 35 22 66 63 66 56 0 88-42 88-46 0-2-2-5-5-5s-2 0-5 4c-30 38-73 38-77 38-24 0-35-19-35-42 0-16 7-53 21-78 12-22 33-38 55-38 13 0 27 4 33 15z"><text:p/></draw:path><draw:polygon draw:style-name="gr3" draw:text-style-name="P101" svg:width="0.0657in" svg:height="0.0055in" svg:x="0.4961in" svg:y="0.0457in" svg:viewBox="0 0 168 15" draw:points="84,15 0,15 0,0 168,0 168,15"><text:p/></draw:polygon><draw:path draw:style-name="gr3" draw:text-style-name="P101" svg:width="0.0591in" svg:height="0.0689in" svg:x="0.502in" svg:y="0.0681in" svg:viewBox="0 0 151 176" svg:d="m138 24c-6 0-11 0-17 6-7 5-8 12-8 15 0 9 8 13 15 13 12 0 22-10 22-25 0-19-18-33-45-33-53 0-105 55-105 110 0 35 22 66 63 66 56 0 88-42 88-46 0-2-2-5-5-5s-2 0-5 4c-30 38-73 38-77 38-24 0-35-19-35-42 0-16 7-53 21-78 12-22 33-38 55-38 13 0 27 4 33 15z"><text:p/></draw:path><draw:path draw:style-name="gr3" draw:text-style-name="P101" svg:width="0.1295in" svg:height="0.1039in" svg:x="0.5681in" svg:y="0.0311in" svg:viewBox="0 0 330 265" svg:d="m183 108c0-1-3-4-3-6 0 0 8-5 13-9l67-51c37-28 51-29 63-30 4 0 7-1 7-8 0-2-1-4-4-4-8 0-18 1-28 1-13 0-28-1-43-1-2 0-7 0-7 8 0 3 2 4 5 4 8 1 12 2 12 8 0 7-12 16-14 18l-152 116 32-124c3-15 3-18 32-18 10 0 13 0 13-8 0-3-3-4-5-4-11 0-39 1-50 1s-38-1-49-1c-4 0-8 0-8 8 0 4 3 4 11 4 4 0 12 0 16 1 7 0 9 1 9 6 0 2-1 3-2 7l-52 208c-4 16-4 19-35 19-7 0-11 0-11 8 0 4 4 4 6 4 11 0 38-1 49-1 9 0 17 0 25 0s17 1 26 1c2 0 7 0 7-8 0-4-4-4-11-4-14 0-25 0-25-7 0-3 2-12 3-17 6-20 11-41 16-61l58-45 45 105c5 10 5 11 5 13 0 12-17 12-20 12-5 0-9 0-9 8 0 4 4 4 5 4 16 0 32-1 48-1 7 0 29 1 37 1 2 0 8 0 8-8 0-4-5-4-8-4-16 0-21-4-27-18z"><text:p/></draw:path><draw:path draw:style-name="gr3" draw:text-style-name="P101" svg:width="0.0272in" svg:height="0.1067in" svg:x="0.7154in" svg:y="0in" svg:viewBox="0 0 70 272" svg:d="m65 0c-52 36-65 94-65 135 0 39 11 98 65 137 2 0 5 0 5-4 0-2-1-2-2-4-36-33-49-79-49-129 0-72 27-109 49-128 1-1 2-3 2-4 0-3-3-3-5-3z"><text:p/></draw:path><draw:path draw:style-name="gr3" draw:text-style-name="P101" svg:width="0.0429in" svg:height="0.0457in" svg:x="0.7602in" svg:y="0.0311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5 6 8 9 8s9-3 9-8c0-2-1-11-1-13-1-5-4-24-4-31l32 22c8 5 8 5 11 5 5 0 8-4 8-8 0-6-3-7-5-8z"><text:p/></draw:path><draw:path draw:style-name="gr3" draw:text-style-name="P101" svg:width="0.0272in" svg:height="0.1067in" svg:x="0.8209in" svg:y="0in" svg:viewBox="0 0 70 272" svg:d="m6 0c-3 0-6 0-6 3 0 1 1 3 2 5 23 21 50 58 50 127 0 58-18 100-48 127-4 4-4 4-4 6s1 4 3 4c4 0 30-19 48-52 12-23 19-53 19-85 0-37-11-96-64-135z"><text:p/></draw:path><draw:path draw:style-name="gr3" draw:text-style-name="P101" svg:width="0.0496in" svg:height="0.0728in" svg:x="0.8665in" svg:y="0.0091in" svg:viewBox="0 0 127 186" svg:d="m127 93c0-29-5-50-17-70-9-12-25-23-47-23-63 0-63 74-63 93s0 93 63 93c64 0 64-73 64-93zm-64 85c-12 0-29-7-34-29-5-16-5-39-5-59s0-41 5-55c5-22 23-27 34-27 15 0 28 9 34 24 4 15 4 35 4 58 0 20 0 41-3 57-6 26-24 31-35 31z"><text:p/></draw:path></draw:g></text:span></text:span><text:span text:style-name="Default_20_Paragraph_20_Font"><text:span text:style-name="T49"> decays, published in PRD in 2009, arXiv:0902.1708.</text:span></text:span></text:p>
          </text:list-item>
        </text:list>
        <text:p text:style-name="P29"/>
        <text:p text:style-name="P23"><text:span text:style-name="Default_20_Paragraph_20_Font"><text:span text:style-name="T125">Undergraduate Research Assistant, </text:span></text:span><text:span text:style-name="Default_20_Paragraph_20_Font"><text:span text:style-name="T126">2001-2002</text:span></text:span></text:p>
        <text:list xml:id="list4830695562097485283" text:style-name="L6">
          <text:list-item>
            <text:p text:style-name="P93"><text:span text:style-name="Default_20_Paragraph_20_Font"><text:span text:style-name="T139">National Institute of Standards and Technology (NIST) </text:span></text:span><text:span text:style-name="Default_20_Paragraph_20_Font"><text:span text:style-name="T140">Summer research fellowship</text:span></text:span><text:span text:style-name="Default_20_Paragraph_20_Font"><text:span text:style-name="T139">,</text:span></text:span><text:span text:style-name="Default_20_Paragraph_20_Font"><text:span text:style-name="T45"> </text:span></text:span><text:span text:style-name="Default_20_Paragraph_20_Font"><text:span text:style-name="T81">2002</text:span></text:span></text:p>
            <text:p text:style-name="P93"><text:span text:style-name="T48">Study of coherence and entanglement in theoretical qubit operations. </text:span><text:span text:style-name="T51">(</text:span><text:span text:style-name="T48">Advisor: Dr. Carl Williams</text:span><text:span text:style-name="T51">)</text:span></text:p>
          </text:list-item>
          <text:list-item>
            <text:p text:style-name="P95"><text:span text:style-name="T31">Cornell University Summer REU,</text:span><text:span text:style-name="T41"> 2001</text:span></text:p>
            <text:p text:style-name="P93"><text:span text:style-name="T48">Level 3 </text:span><text:span text:style-name="T52">trigger </text:span><text:span text:style-name="T48">tracking algorithm for the CLEO III detector. </text:span><text:span text:style-name="T51">(</text:span><text:span text:style-name="T48">Advisor: Dr. David L. Kreinick</text:span><text:span text:style-name="T51">)</text:span></text:p>
          </text:list-item>
          <text:list-item>
            <text:p text:style-name="P96"><text:span text:style-name="T36">Brigham Young University undergraduate research,</text:span><text:span text:style-name="T31"> 2001</text:span></text:p>
            <text:p text:style-name="P94"><text:span text:style-name="T48">Theoretical and computational solutions to Schrödinger’s equation in delta function potentials. </text:span><text:span text:style-name="T51">(</text:span><text:span text:style-name="T79">Advisor: Prof. Jean-Francois Van Huele</text:span><text:span text:style-name="T80">)</text:span></text:p>
          </text:list-item>
        </text:list>
        <text:p text:style-name="P74"><text:soft-page-break/><text:span text:style-name="T129">Recognition and Awards</text:span></text:p>
        <text:p text:style-name="P17"/>
        <text:p text:style-name="P54"><text:span text:style-name="T122">CMS LPC Fellow,</text:span> <text:span text:style-name="T6">2013 </text:span><text:span text:style-name="T9">and 2014</text:span></text:p>
        <text:list xml:id="list3978752153434673382" text:style-name="L7">
          <text:list-header>
            <text:p text:style-name="P81"><text:span text:style-name="T138">One of 22 c</text:span><text:span text:style-name="T135">ompetitive fellowship</text:span><text:span text:style-name="T138">s</text:span><text:span text:style-name="T135"> awarded for outstanding scientific proposals </text:span><text:span text:style-name="T138">and demonstrated leadership in data analysis and detector understanding to further LHC Physics Center (LPC) involvement and leadership in the global CMS collaboration</text:span><text:span text:style-name="T135">. <text:s/></text:span><text:span text:style-name="T136">Award carries with it a travel budget </text:span><text:span text:style-name="T137">facilitating collaboration.</text:span></text:p>
          </text:list-header>
        </text:list>
        <text:p text:style-name="P55"><text:span text:style-name="T128">CMS Students and Postdocs Achievements Award</text:span><text:span text:style-name="T98">,</text:span> 2011 </text:p>
        <text:p text:style-name="P55"><text:span text:style-name="T144"><text:tab/></text:span><text:span text:style-name="T150">One of 20 (10 postdocs) recognized for key work done to advance the CMS detector. <text:s/>Citation: </text:span><text:span text:style-name="T144">“For outstanding contribution to HCAL upgrade simulations”.</text:span></text:p>
        <text:p text:style-name="P16"><text:span text:style-name="T128">University of Maryland Ralph Myers Teaching Award recipient</text:span><text:span text:style-name="T98">,</text:span> 2003/2004 <text:span text:style-name="T162">academic year</text:span></text:p>
        <text:p text:style-name="P31"/>
        <text:p text:style-name="P30">Teaching Experience</text:p>
        <text:p text:style-name="P9"/>
        <text:p text:style-name="P4"><text:span text:style-name="T127">Fermilab</text:span><text:span text:style-name="T112">, </text:span><text:span text:style-name="T8">2013</text:span></text:p>
        <text:list xml:id="list3160695467186018068" text:style-name="L8">
          <text:list-item>
            <text:p text:style-name="P83"><text:span text:style-name="T38">Advisor for summer undergraduate student Diana Mendez </text:span><text:span text:style-name="T39">from the Universidad Nacional Aut</text:span><text:span text:style-name="T83">ó</text:span><text:span text:style-name="T39">nomo de M</text:span><text:span text:style-name="T83">é</text:span><text:span text:style-name="T39">xico <text:s/></text:span></text:p>
            <text:p text:style-name="P72">Together we worked on updating the simulation and reconstruction parameters used for the HO to take into account the added gain and sensitivity of the SIPM sensors. <text:s/>This work forms the foundation for additional later studies that use the improved HO to make improvements in physics objects and triggers.</text:p>
          </text:list-item>
          <text:list-item>
            <text:p text:style-name="P84"><text:span text:style-name="Default_20_Paragraph_20_Font"><text:span text:style-name="T67">Teaching graduate students, postdocs and other collaborators statistical analysis techniques.</text:span></text:span></text:p>
            <text:p text:style-name="P85"><text:span text:style-name="Default_20_Paragraph_20_Font"><text:span text:style-name="T68">I h</text:span></text:span><text:span text:style-name="Default_20_Paragraph_20_Font"><text:span text:style-name="T69">ave </text:span></text:span><text:span text:style-name="Default_20_Paragraph_20_Font"><text:span text:style-name="T68">expertise </text:span></text:span><text:span text:style-name="Default_20_Paragraph_20_Font"><text:span text:style-name="T70">i</text:span></text:span><text:span text:style-name="Default_20_Paragraph_20_Font"><text:span text:style-name="T68">n data modeling and statistical </text:span></text:span><text:span text:style-name="Default_20_Paragraph_20_Font"><text:span text:style-name="T71">analysis techniques using the RooFit and RooStats</text:span></text:span><text:span text:style-name="Default_20_Paragraph_20_Font"><text:span text:style-name="T68"> toolkit</text:span></text:span><text:span text:style-name="Default_20_Paragraph_20_Font"><text:span text:style-name="T71">s </text:span></text:span><text:span text:style-name="Default_20_Paragraph_20_Font"><text:span text:style-name="T72">within ROOT</text:span></text:span><text:span text:style-name="Default_20_Paragraph_20_Font"><text:span text:style-name="T71">.</text:span></text:span><text:span text:style-name="Default_20_Paragraph_20_Font"><text:span text:style-name="T68"> <text:s/></text:span></text:span><text:span text:style-name="Default_20_Paragraph_20_Font"><text:span text:style-name="T69">I also have extensive experience in </text:span></text:span><text:span text:style-name="Default_20_Paragraph_20_Font"><text:span text:style-name="T68">multivariate analysis techniques. <text:s/></text:span></text:span><text:span text:style-name="Default_20_Paragraph_20_Font"><text:span text:style-name="T73">I have been an instructor of these topics at the Fermilab LPC </text:span></text:span><text:span text:style-name="Default_20_Paragraph_20_Font"><text:span text:style-name="T67">and as a part of the CMS data analysis school in 2013 at Kolkata, India.</text:span></text:span></text:p>
          </text:list-item>
        </text:list>
        <text:p text:style-name="P9"/>
        <text:p text:style-name="P3"><text:span text:style-name="T122">Illinois Mathematics and Science Academy/Fermilab</text:span>,<text:span text:style-name="T6"> 2012-2013 and 2010-2011</text:span></text:p>
        <text:list xml:id="list3802241103883126500" text:style-name="L9">
          <text:list-item>
            <text:p text:style-name="P73">Mentor of Robert Schurz from Illinois Mathematics and Science Academy (IMSA) during 2012-2013 <text:span text:style-name="T161">school</text:span> yea<text:span text:style-name="T161">r</text:span></text:p>
            <text:p text:style-name="P82"><text:span text:style-name="T42">W</text:span><text:span text:style-name="T37">e undertook to study the SiPM devices </text:span><text:span text:style-name="T40">being </text:span><text:span text:style-name="T37">installed in the CMS HO during 2013 </text:span><text:span text:style-name="T40">and 2014</text:span><text:span text:style-name="T37">. <text:s/></text:span><text:span text:style-name="T40">This was analysis of “</text:span><text:span text:style-name="T42">burn-in” </text:span><text:span text:style-name="T40">data taken before the devices were installed. <text:s/>CMS uses</text:span><text:span text:style-name="T37"> this information to understand potential operational </text:span><text:span text:style-name="T40">requirements</text:span><text:span text:style-name="T37"> </text:span><text:span text:style-name="T40">for</text:span><text:span text:style-name="T37"> the new devices. <text:s/></text:span><text:span text:style-name="T40">Robert now attends Washington University in St. Louis.</text:span></text:p>
          </text:list-item>
          <text:list-item>
            <text:p text:style-name="P71">Mentor for Tuopu (Jacob) Ma from IMSA during 2010-2012 school year</text:p>
            <text:p text:style-name="P71"><text:span text:style-name="T163">We studied</text:span> the effects of pixel density and pixel recovery time of SiPM devices on calorimeter response with the goal of specifying parameters for a device to meet the CMS hadronic calorimeter needs. <text:s/>We improve<text:span text:style-name="T163">d</text:span> the simulation and inform<text:span text:style-name="T163">ed</text:span> <text:span text:style-name="T163">the TDR SiPM </text:span>specifications. <text:s/>Jacob is now attending Case Western University.</text:p>
          </text:list-item>
        </text:list>
        <text:p text:style-name="P9"/>
        <text:p text:style-name="P21"><text:span text:style-name="Default_20_Paragraph_20_Font"><text:span text:style-name="T123">University of Maryland</text:span></text:span><text:span text:style-name="Default_20_Paragraph_20_Font"><text:span text:style-name="T34">,</text:span></text:span><text:span text:style-name="Default_20_Paragraph_20_Font"><text:span text:style-name="T22"> 2003–2005</text:span></text:span></text:p>
        <text:p text:style-name="P34">Teaching assistant for undergraduate physics courses for engineers and for education majors.</text:p>
        <text:p text:style-name="P27">Tutorial lab instructor at the Slawsky Clinic for introductory physics courses.</text:p>
        <text:p text:style-name="P57"/>
        <text:p text:style-name="P56"><text:span text:style-name="Default_20_Paragraph_20_Font"><text:span text:style-name="T123">Brigham Young University</text:span></text:span><text:span text:style-name="Default_20_Paragraph_20_Font"><text:span text:style-name="T34">, </text:span></text:span><text:span text:style-name="Default_20_Paragraph_20_Font"><text:span text:style-name="T22">2001–2002</text:span></text:span></text:p>
        <text:p text:style-name="P27">Lab instructor for pre-medicine physics lab.</text:p>
        <text:p text:style-name="P33">Lab assistant for undergraduate course in advanced experimental techniques and for electronics.</text:p>
        <text:p text:style-name="P27">Tutorial lab instructor for introductory physics courses.</text:p>
        <text:p text:style-name="P20"/>
        <text:p text:style-name="P18">Outreach</text:p>
        <text:p text:style-name="P29"/>
        <text:list xml:id="list4640273966409567453" text:style-name="L10">
          <text:list-item>
            <text:p text:style-name="P87"><text:span text:style-name="T30">F</text:span><text:span text:style-name="T24">eatured scientist during Fermilab virtual visits organized by QuarkNet 2013—present.</text:span></text:p>
          </text:list-item>
          <text:list-item>
            <text:p text:style-name="P97">Participant in SPS adopt-a-physicist program for high school science classes, March 2013.</text:p>
          </text:list-item>
          <text:list-item>
            <text:p text:style-name="P99">QuarkNet HEP masterclass contributor, 2010—present.</text:p>
          </text:list-item>
          <text:list-item>
            <text:p text:style-name="P99">Saturday Morning Physics tour guide, 2009—present.</text:p>
          </text:list-item>
          <text:list-item>
            <text:p text:style-name="P89"><text:span text:style-name="T22">Presentations on “Higgs hunting at the LHC” to </text:span><text:span text:style-name="T30">HS</text:span><text:span text:style-name="T22"> physics classes and clubs, March 2012.</text:span></text:p>
          </text:list-item>
          <text:list-item>
            <text:p text:style-name="P100"><text:span text:style-name="T163">“N</text:span>ew physics and the CDF 150 GeV bump”, Mills Godwin High School Physics Club, Henrico, VA, April 2011.</text:p>
          </text:list-item>
          <text:list-item>
            <text:p text:style-name="P98">Contributor to the USLHC blogs May 2010—July 2010.</text:p>
          </text:list-item>
          <text:list-item>
            <text:p text:style-name="P98">Lecture on LHC physics for a high school student seminar, July 2010.</text:p>
          </text:list-item>
          <text:list-item>
            <text:p text:style-name="P98">Lecture on high energy physics and the LHC at Latin School Chicago, Feb. 2010.</text:p>
          </text:list-item>
          <text:list-item>
            <text:p text:style-name="P98">SLAC tour guide, 2007–2008.</text:p>
          </text:list-item>
          <text:list-item>
            <text:p text:style-name="P88"><text:span text:style-name="T22">BYU S</text:span><text:span text:style-name="T30">ociety of </text:span><text:span text:style-name="T22">P</text:span><text:span text:style-name="T30">hysics </text:span><text:span text:style-name="T22">S</text:span><text:span text:style-name="T30">tudents (SPS)</text:span><text:span text:style-name="T22"> outreach coordinator, 2002.</text:span></text:p>
          </text:list-item>
          <text:list-item>
            <text:p text:style-name="P90"><text:span text:style-name="T22">BYU SPS </text:span><text:span text:style-name="T30">physics </text:span><text:span text:style-name="T22">demo outreach program to primary and secondary schools, 2000–2003. </text:span></text:p>
          </text:list-item>
        </text:list>
        <text:p text:style-name="P19"><text:soft-page-break/>Conference and Seminar Contributions</text:p>
        <text:p text:style-name="P29"/>
        <text:p text:style-name="P36"><text:span text:style-name="T98">Plenary</text:span> talk “LHC Higgs boson results <text:span text:style-name="T114">in decays </text:span>involving bosons”, Phenomenology 2013 Symposium, <text:span text:style-name="T98">6-8 May 2013</text:span>, Pittsburgh, PA, USA.</text:p>
        <text:p text:style-name="P37"><text:span text:style-name="T104">Invited</text:span><text:span text:style-name="T111"> talk on “Involving young physicists in instrumentation”, CPAD/Snowmass instrumentation meeting, University of Colorado, 1</text:span><text:span text:style-name="T104">6-19 Apr. 1013</text:span><text:span text:style-name="T111">, Boulder, CO, USA.</text:span></text:p>
        <text:p text:style-name="P38"><text:span text:style-name="T98">Seminar</text:span> on “Recent Higgs boson results from CMS”, University of Chicago, <text:span text:style-name="T98">14 Mar. 2013</text:span>, Chicago, IL, USA.</text:p>
        <text:p text:style-name="P44"><text:span text:style-name="T108">Seminar</text:span><text:span text:style-name="T19"> on “</text:span><text:span text:style-name="T20">Sequential </text:span><text:span text:style-name="T19">Upsilon melting at CMS and SiPMs in the CMS Hcal”, University of Michigan, </text:span><text:span text:style-name="T108">11 Mar. 2013</text:span><text:span text:style-name="T19">, Ann Arbor, MI, USA.</text:span></text:p>
        <text:p text:style-name="P45"><text:span text:style-name="T109">Colloquium</text:span><text:span text:style-name="T18"> titled “</text:span><text:span text:style-name="T17">Symmetries and the Higgs Boson</text:span><text:span text:style-name="T18">”, Brigham Young University, </text:span><text:span text:style-name="T109">6 Feb. 2013</text:span><text:span text:style-name="T18">, Provo, UT, USA.</text:span></text:p>
        <text:p text:style-name="P39"><text:span text:style-name="T98">Seminar</text:span> on “What a W boson and some jets can teach at CMS”, <text:span text:style-name="T110">University</text:span> of Wisconsin, <text:span text:style-name="T98">4 Dec. 2012</text:span>, Madison, WI, USA.</text:p>
        <text:p text:style-name="P39"><text:span text:style-name="T98">Seminar</text:span> on “What a W boson and some jets can teach at CMS”, Notre Dame <text:span text:style-name="T110">University</text:span>, <text:span text:style-name="T98">27 Nov. 2012</text:span>, South Bend, IN, USA.</text:p>
        <text:p text:style-name="P39"><text:span text:style-name="T98">Invited</text:span> talk on “Semi-leptonic WV cross section measurements at CMS”, Working group on Electroweak precision measurements at the LHC, <text:span text:style-name="T98">10 Oct. 2012</text:span>, CERN, Switzerland.</text:p>
        <text:p text:style-name="P39"><text:span text:style-name="T98">Seminar</text:span> on “The search for the standard model Higgs boson at CMS”, Iowa State University, <text:span text:style-name="T98">5 Sept. 2012</text:span>, Ames, IA, USA.</text:p>
        <text:p text:style-name="P39"><text:span text:style-name="T105">Plenary</text:span><text:span text:style-name="T96"> t</text:span>alk on “Higgs Searches at the LHC”, 45th Annual Fermilab Users' Meeting, <text:span text:style-name="T98">12-13 Jun. 2012</text:span>, Fermilab, Batavia, IL, USA.</text:p>
        <text:p text:style-name="P39"><text:span text:style-name="T106">Plenary</text:span><text:span text:style-name="T142"> t</text:span>alk on “Upgrade of the CMS hadron calorimeter for an upgraded LHC”, CALOR 2012: 15th International Conference on Calorimetry in High Energy Physics, <text:span text:style-name="T98">4-8 Jun. 2012</text:span>, Santa Fe, NM USA.</text:p>
        <text:p text:style-name="P39">Posters on “New photosensors for the CMS hadronic calorimeter upgrade” and “Upgrade of the CMS Hadron Outer Calorimeter with SiPM sensors”, 12th Pisa Meeting on Advanced Detectors, <text:span text:style-name="T98">20-26 May 2012</text:span>, Biodola, Italy.</text:p>
        <text:p text:style-name="P39"><text:span text:style-name="T143">Parallel t</text:span>alk on “Study of the di-jet mass spectrum in events with a W boson”, Phenomenology 2012 Symposium, <text:span text:style-name="T98">7-9 May 2012</text:span>, Pittsburgh, PA, USA.</text:p>
        <text:p text:style-name="P40"><text:span text:style-name="T107">Plenary</text:span><text:span text:style-name="T143"> t</text:span>alk on “Search for the Standard Model Higgs boson in its decays to all leptonic WW in CMS”, Second MCTP Spring Symposium on Higgs Boson Physics, <text:span text:style-name="T98">16-20 Apr. 2012</text:span>, Ann Arbor, MI, USA.</text:p>
        <text:p text:style-name="P39"><text:span text:style-name="T98">Seminar</text:span> on “Excited Upsilon melting in the quark gluon plasma”, University of Maryland, <text:span text:style-name="T143">16 </text:span><text:span text:style-name="T6">Nov. </text:span><text:span text:style-name="T98">2011</text:span>, College Park, MD, USA.</text:p>
        <text:p text:style-name="P39"><text:span text:style-name="T98">Seminar</text:span> on “Excited Upsilon melting in the quark gluon plasma”, presented to the Fermilab postdoctoral “Food for Thought” series, Fermilab, <text:span text:style-name="T143">13 </text:span><text:span text:style-name="T6">Sept. </text:span><text:span text:style-name="T98">2011</text:span>, Batavia, IL, USA.</text:p>
        <text:p text:style-name="P39"><text:span text:style-name="T143">Parallel t</text:span>alk on “Upgrade of the CMS Hadron Outer Calorimeter with SIPMs”, Technology and Instrumentation in Particle Physics (TIPP2011), <text:span text:style-name="T143">9-14 </text:span><text:span text:style-name="T6">June </text:span><text:span text:style-name="T98">2011</text:span>, Chicago, IL, USA.</text:p>
        <text:p text:style-name="P39"><text:span text:style-name="T98">Seminar</text:span> on “Measurement of <text:span text:style-name="T121"><draw:g text:anchor-type="as-char" svg:y="-0.1146in" draw:z-index="4" draw:style-name="gr1"><svg:title>TexMaths</svg:title><svg:desc>11§inline§\Upsilon(nS)</svg:desc><draw:polygon draw:style-name="gr2" draw:text-style-name="P101" svg:width="0.4319in" svg:height="0.1524in" svg:x="0in" svg:y="0.0008in" svg:viewBox="0 0 1098 388" draw:points="549,388 0,388 0,0 1098,0 1098,388"><text:p/></draw:polygon><draw:path draw:style-name="gr3" draw:text-style-name="P101" svg:width="0.1016in" svg:height="0.1075in" svg:x="0.0087in" svg:y="0.0071in" svg:viewBox="0 0 259 274" svg:d="m146 138c0-38 10-108 62-108 12 0 35 5 39 29 0 5 0 7 5 7 7 0 7-3 7-7 0-23-17-59-52-59-40 0-68 35-78 95v0c-2-17-17-95-78-95-36 0-51 36-51 59 0 4 0 7 7 7 5 0 5-3 5-6 3-30 36-30 39-30 54 0 61 77 61 108v105c0 13 0 19-37 19h-13v12c14-1 51-1 67-1s53 0 67 1v-12h-12c-38 0-38-6-38-19z"><text:p/></draw:path><draw:path draw:style-name="gr3" draw:text-style-name="P101" svg:width="0.035in" svg:height="0.1524in" svg:x="0.1339in" svg:y="0in" svg:viewBox="0 0 90 388" svg:d="m90 384c0-1 0-2-6-9-49-48-62-122-62-181 0-67 15-135 63-183 5-5 5-6 5-7 0-3-2-4-4-4-3 0-39 26-62 76-20 43-24 86-24 118 0 30 4 78 25 121 23 48 58 73 61 73 2 0 4-1 4-4z"><text:p/></draw:path><draw:path draw:style-name="gr3" draw:text-style-name="P101" svg:width="0.0823in" svg:height="0.0689in" svg:x="0.1831in" svg:y="0.0472in" svg:viewBox="0 0 210 176" svg:d="m23 148c-1 6-3 16-3 17 0 8 5 11 11 11 4 0 11-3 14-11 0-1 6-19 8-29l8-35c3-9 5-16 6-26 2-7 6-18 6-19 5-12 26-47 62-47 18 0 22 14 22 26 0 24-19 74-25 91-4 9-4 14-4 18 0 18 13 32 32 32 36 0 50-57 50-60s-3-4-4-4c-5 0-5 1-6 7-7 26-21 48-39 48-7 0-10-3-10-13 0-9 3-19 8-28 6-19 23-62 23-84 0-27-17-42-44-42-36 0-55 25-62 34-1-22-18-34-35-34s-26 15-29 22c-6 13-12 36-12 37 0 5 4 5 4 5 5 0 5 0 7-9 7-28 14-46 29-46 7 0 12 4 12 17 0 8-1 12-7 33z"><text:p/></draw:path><draw:path draw:style-name="gr3" draw:text-style-name="P101" svg:width="0.0902in" svg:height="0.1106in" svg:x="0.2783in" svg:y="0.0071in" svg:viewBox="0 0 230 282" svg:d="m230 4c0-2-1-4-4-4-1 0-3 0-7 6l-19 21c-10-17-29-27-55-27-49 0-97 45-97 91 0 32 21 50 41 55l42 11c14 4 35 10 35 42 0 34-32 72-69 72-25 0-68-9-68-58 0-8 2-18 2-21 1-1 1-2 1-2 0-4-3-4-4-4-3 0-4 0-5 1s-23 90-23 91c0 2 2 4 4 4s3 0 7-6l20-22c16 23 43 28 65 28 53 0 99-51 99-99 0-28-13-41-20-45-9-10-14-11-48-20-9-2-24-7-27-7-11-4-24-15-24-36 0-31 32-64 68-64 33 0 56 16 56 60 0 13-1 19-1 21 0 1 0 5 5 5 3 0 4-1 5-8z"><text:p/></draw:path><draw:path draw:style-name="gr3" draw:text-style-name="P101" svg:width="0.035in" svg:height="0.1524in" svg:x="0.3815in" svg:y="0in" svg:viewBox="0 0 90 388" svg:d="m90 194c0-30-4-77-25-121-24-48-57-73-61-73s-4 1-4 4c0 1 0 2 8 9 37 39 59 100 59 181 0 67-14 135-61 183-6 5-6 6-6 7 0 2 1 4 4 4s39-26 62-76c20-42 24-85 24-118z"><text:p/></draw:path></draw:g></text:span> production at 7 TeV with the CMS experiment and Using G-APDs in HEP calorimeters”, University of Virginia, <text:span text:style-name="T143">13 </text:span><text:span text:style-name="T6">Apr. </text:span><text:span text:style-name="T98">2011</text:span>, Charlottesville, VA, USA.</text:p>
        <text:p text:style-name="P39"><text:span text:style-name="T143">Parallel t</text:span>alk on “Measurement of <draw:g text:anchor-type="as-char" svg:y="-0.1146in" draw:z-index="5" draw:style-name="gr1"><svg:title>TexMaths</svg:title><svg:desc>11§inline§\Upsilon(nS)</svg:desc><draw:polygon draw:style-name="gr2" draw:text-style-name="P101" svg:width="0.4319in" svg:height="0.1524in" svg:x="0in" svg:y="0.0008in" svg:viewBox="0 0 1098 388" draw:points="549,388 0,388 0,0 1098,0 1098,388"><text:p/></draw:polygon><draw:path draw:style-name="gr3" draw:text-style-name="P101" svg:width="0.1016in" svg:height="0.1075in" svg:x="0.0087in" svg:y="0.0071in" svg:viewBox="0 0 259 274" svg:d="m146 138c0-38 10-108 62-108 12 0 35 5 39 29 0 5 0 7 5 7 7 0 7-3 7-7 0-23-17-59-52-59-40 0-68 35-78 95v0c-2-17-17-95-78-95-36 0-51 36-51 59 0 4 0 7 7 7 5 0 5-3 5-6 3-30 36-30 39-30 54 0 61 77 61 108v105c0 13 0 19-37 19h-13v12c14-1 51-1 67-1s53 0 67 1v-12h-12c-38 0-38-6-38-19z"><text:p/></draw:path><draw:path draw:style-name="gr3" draw:text-style-name="P101" svg:width="0.035in" svg:height="0.1524in" svg:x="0.1339in" svg:y="0in" svg:viewBox="0 0 90 388" svg:d="m90 384c0-1 0-2-6-9-49-48-62-122-62-181 0-67 15-135 63-183 5-5 5-6 5-7 0-3-2-4-4-4-3 0-39 26-62 76-20 43-24 86-24 118 0 30 4 78 25 121 23 48 58 73 61 73 2 0 4-1 4-4z"><text:p/></draw:path><draw:path draw:style-name="gr3" draw:text-style-name="P101" svg:width="0.0823in" svg:height="0.0689in" svg:x="0.1831in" svg:y="0.0472in" svg:viewBox="0 0 210 176" svg:d="m23 148c-1 6-3 16-3 17 0 8 5 11 11 11 4 0 11-3 14-11 0-1 6-19 8-29l8-35c3-9 5-16 6-26 2-7 6-18 6-19 5-12 26-47 62-47 18 0 22 14 22 26 0 24-19 74-25 91-4 9-4 14-4 18 0 18 13 32 32 32 36 0 50-57 50-60s-3-4-4-4c-5 0-5 1-6 7-7 26-21 48-39 48-7 0-10-3-10-13 0-9 3-19 8-28 6-19 23-62 23-84 0-27-17-42-44-42-36 0-55 25-62 34-1-22-18-34-35-34s-26 15-29 22c-6 13-12 36-12 37 0 5 4 5 4 5 5 0 5 0 7-9 7-28 14-46 29-46 7 0 12 4 12 17 0 8-1 12-7 33z"><text:p/></draw:path><draw:path draw:style-name="gr3" draw:text-style-name="P101" svg:width="0.0902in" svg:height="0.1106in" svg:x="0.2783in" svg:y="0.0071in" svg:viewBox="0 0 230 282" svg:d="m230 4c0-2-1-4-4-4-1 0-3 0-7 5l-19 22c-10-17-29-27-55-27-49 0-97 45-97 91 0 32 21 50 41 55l42 11c14 4 35 10 35 42 0 34-32 72-69 72-25 0-68-9-68-58 0-8 2-18 2-21 1-1 1-2 1-2 0-4-3-4-4-4-3 0-4 0-5 1s-23 90-23 91c0 2 2 4 4 4s3 0 7-6l20-22c16 23 43 28 65 28 53 0 99-51 99-99 0-28-13-41-20-45-9-10-14-11-48-20-9-2-24-7-27-7-11-4-24-15-24-36 0-31 32-64 68-64 33 0 56 16 56 60 0 13-1 19-1 21 0 1 0 5 5 5 3 0 4-1 5-8z"><text:p/></draw:path><draw:path draw:style-name="gr3" draw:text-style-name="P101" svg:width="0.035in" svg:height="0.1524in" svg:x="0.3815in" svg:y="0in" svg:viewBox="0 0 90 388" svg:d="m90 194c0-30-4-77-25-121-24-48-57-73-61-73s-4 1-4 4c0 1 0 2 8 9 37 39 59 100 59 181 0 67-14 135-61 183-6 5-6 6-6 7 0 2 1 4 4 4s39-26 62-76c20-43 24-85 24-118z"><text:p/></draw:path></draw:g> production at 7 TeV with the CMS experiment”, presented at Deep Inelastic Scattering 2011, <text:span text:style-name="T143">11-15 </text:span><text:span text:style-name="T6">Apr. </text:span><text:span text:style-name="T98">2011</text:span>, Newport News, VA, USA.</text:p>
        <text:p text:style-name="P39">Poster “Using SiPM sensors in the CMS hadron-outer calorimeter and its effect on muon identification”, presented at Workshop on Detector R&amp;D, <text:span text:style-name="T143">7-9 </text:span><text:span text:style-name="T6">Oct. </text:span><text:span text:style-name="T98">2010</text:span>, Fermilab, Batavia, IL, USA.</text:p>
        <text:p text:style-name="P39">Poster “Using SiPM sensors in the CMS hadron-outer calorimeter and its effect on muon identification”, presented at Physics at the LHC <text:span text:style-name="T98">2010</text:span>, DESY, Hamburg, Germany.</text:p>
        <text:p text:style-name="P39">Talk on “CKM Angle Measurements from BaBar”, presented at the Lake Louise Winter Institute <text:span text:style-name="T98">2008</text:span>, Alberta, Canada.</text:p>
        <text:p text:style-name="P58">Selected Papers</text:p>
        <text:p text:style-name="P29"/>
        <text:p text:style-name="P43">J. Anderson, “Excited quark production at a 100 TeV VLHC”, Contributed to the 2013 Snowmass Community Summer Study, (2013) [arXiv:1309.0845 [hep-ex]].</text:p>
        <text:p text:style-name="P41"><text:span text:style-name="T113">J. Anderson, J. Asaadi, B. Carls, <text:s/>R. Cotta, R. Guenette, B. Kiburg, A. Kobach, H. Lippincott, </text:span><text:span text:style-name="T4">et al., </text:span><text:span text:style-name="T13">“Snowmass 2013 Young Physicists Science and Career Study”, Contributed to the 2013 Snowmass </text:span><text:span text:style-name="T14">Community Summer </text:span><text:span text:style-name="T13">Study, (2013) [arXiv:1307:8080 [physics.soc-ph]].</text:span></text:p>
        <text:p text:style-name="P41"><text:span text:style-name="T118">J. Anderson, A. Avetisyan, R. Brock, S. Chekanov, T. Cohen, N. Dhingra, J. Dolen, J. Hirschauer, </text:span><text:span text:style-name="T5">et al.</text:span><text:span text:style-name="T118">, “Snowmass Energy Frontier Simulations,” </text:span><text:span text:style-name="T13">Contributed to the 2013 Snowmass </text:span><text:span text:style-name="T14">Community Summer </text:span><text:span text:style-name="T13">Study, (2013)</text:span><text:span text:style-name="T118"> [arXiv:1309.1057 [hep-ex]].</text:span></text:p>
        <text:p text:style-name="P46"><text:span text:style-name="T144">S. Chatrchyan </text:span><text:span text:style-name="Emphasis"><text:span text:style-name="T144">et al.</text:span></text:span><text:span text:style-name="T144"> (CMS Collaboration), “</text:span><text:span text:style-name="T145">Search for a standard-model-like Higgs boson with a mass </text:span><text:span text:style-name="T146">in the range 145 to</text:span><text:span text:style-name="T145"> 1</text:span><text:span text:style-name="T146">000</text:span><text:span text:style-name="T145"> </text:span><text:span text:style-name="T146">G</text:span><text:span text:style-name="T145">eV at the LHC”, </text:span><text:span text:style-name="T152">Eur. Phys. J. </text:span><text:span text:style-name="T158">C</text:span><text:span text:style-name="T154"> </text:span><text:span text:style-name="T156">73,</text:span><text:span text:style-name="T159"> 2469 (2013)</text:span><text:span text:style-name="T145"> [arXiv:1304.0213 [hep-ex]].</text:span></text:p>
        <text:p text:style-name="P47"><text:span text:style-name="T144">S. Chatrchyan </text:span><text:span text:style-name="Emphasis"><text:span text:style-name="T144">et al.</text:span></text:span><text:span text:style-name="T144"> (CMS Collaboration), “</text:span><text:span text:style-name="T147">Measurement of the sum of WW and WZ production with </text:span><text:span text:style-name="T144">W+dijet </text:span><text:span text:style-name="T147">events in pp collisions at </text:span><text:span text:style-name="T147"><draw:g text:anchor-type="as-char" svg:y="-0.1181in" draw:z-index="6" draw:style-name="gr1"><svg:title>TexMaths</svg:title><svg:desc>11§inline§\sqrt{s}=7</svg:desc><draw:polygon draw:style-name="gr2" draw:text-style-name="P101" svg:width="0.4787in" svg:height="0.1524in" svg:x="0in" svg:y="0.0008in" svg:viewBox="0 0 1217 388" draw:points="609,388 0,388 0,0 1217,0 1217,388"><text:p/></draw:polygon><draw:path draw:style-name="gr3" draw:text-style-name="P101" svg:width="0.1189in" svg:height="0.1524in" svg:x="0.0114in" svg:y="0in" svg:viewBox="0 0 303 388" svg:d="m122 348-68-151c-2-7-4-7-6-7 0 0-2 0-6 4l-36 27c-6 4-6 6-6 7s1 4 4 4 9-5 14-9c2-2 7-6 12-10l76 169c3 6 5 6 8 6 6 0 7-2 10-7l176-366c3-5 3-6 3-7 0-4-4-8-8-8-3 0-6 2-9 8z"><text:p/></draw:path><draw:polygon draw:style-name="gr3" draw:text-style-name="P101" svg:width="0.0713in" svg:height="0.0055in" svg:x="0.1276in" svg:y="0in" svg:viewBox="0 0 182 15" draw:points="91,15 0,15 0,0 182,0 182,15"><text:p/></draw:polygon><draw:path draw:style-name="gr3" draw:text-style-name="P101" svg:width="0.0559in" svg:height="0.0689in" svg:x="0.135in" svg:y="0.048in" svg:viewBox="0 0 143 176" svg:d="m132 26c-11 0-19 9-19 18 0 5 4 11 12 11s18-7 18-22c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3" draw:text-style-name="P101" svg:width="0.1016in" svg:height="0.0354in" svg:x="0.25in" svg:y="0.0598in" svg:viewBox="0 0 259 91" svg:d="m245 15c6 0 14 0 14-7s-8-8-14-8h-232c-5 0-13 0-13 8s8 7 13 7zm0 76c6 0 14 0 14-8s-8-8-14-8h-232c-5 0-13 0-13 8s8 8 13 8z"><text:p/></draw:path><draw:path draw:style-name="gr3" draw:text-style-name="P101" svg:width="0.065in" svg:height="0.1063in" svg:x="0.411in" svg:y="0.013in" svg:viewBox="0 0 166 271" svg:d="m163 26c3-5 3-5 3-14h-93c-48 0-49-4-51-12h-9l-13 80h10c1-6 4-31 10-35 2-3 33-3 37-3h81c-5 6-36 49-43 61-36 53-49 107-49 147 0 3 0 21 19 21 18 0 18-18 18-21v-20c0-22 1-43 4-64 1-9 7-42 24-66z"><text:p/></draw:path></draw:g></text:span><text:span text:style-name="T147"> </text:span><text:span text:style-name="T148">TeV</text:span><text:span text:style-name="T144">”, </text:span><text:span text:style-name="T153">Eur. Phys. J. </text:span><text:span text:style-name="T157">C</text:span><text:span text:style-name="T155"> </text:span><text:span text:style-name="T157">73</text:span><text:span text:style-name="T155">, 2283 (2013)</text:span><text:span text:style-name="T151"> </text:span><text:span text:style-name="T149">[arXiv:1210.7544 [hep-ex]]</text:span><text:span text:style-name="T144">.</text:span></text:p>
        <text:p text:style-name="P48"><text:span text:style-name="T46">S. Chatrchyan </text:span><text:span text:style-name="Emphasis"><text:span text:style-name="T46">et al.</text:span></text:span><text:span text:style-name="T46"> (CMS Collaboration), “Study of the dijet invariant mass distribution in <text:s/>plus </text:span><text:span text:style-name="T46"><draw:g text:anchor-type="as-char" svg:y="-0.1118in" draw:z-index="8" draw:style-name="gr1"><svg:title>TexMaths</svg:title><svg:desc>11§display§W\rightarrow \ell \nu</svg:desc><draw:polygon draw:style-name="gr2" draw:text-style-name="P101" svg:width="0.5516in" svg:height="0.1059in" svg:x="0in" svg:y="0.0016in" svg:viewBox="0 0 1402 270" draw:points="700,270 0,270 0,0 1402,0 1402,270"><text:p/></draw:polygon><draw:path draw:style-name="gr3" draw:text-style-name="P101" svg:width="0.1512in" svg:height="0.1079in" svg:x="0.0083in" svg:y="0.0031in" svg:viewBox="0 0 385 275" svg:d="m334 45c10-17 19-31 44-33 4 0 7 0 7-8 0-2-1-4-5-4-8 0-19 1-29 1-13 0-28-1-41-1-2 0-7 0-7 8 0 4 4 4 6 4 9 0 23 3 23 16 0 4-2 6-5 12l-105 183-14-192c-1-9-1-19 26-19 7 0 11 0 11-8 0-4-4-4-5-4-16 0-32 1-48 1-8 0-31-1-40-1-4 0-8 0-8 8 0 4 3 4 9 4 17 0 20 2 21 10l2 30-98 171-14-197c0-5 0-14 28-14 5 0 9 0 9-8 0-4-5-4-5-4-16 0-32 1-49 1-13 0-27-1-40-1-2 0-7 0-7 8 0 4 3 4 10 4 19 0 20 3 21 14l16 239c1 6 1 10 7 10 4 0 5-3 10-9l113-199 14 198c1 7 3 10 7 10 5 0 8-5 9-8z"><text:p/></draw:path><draw:path draw:style-name="gr3" draw:text-style-name="P101" svg:width="0.135in" svg:height="0.0795in" svg:x="0.2165in" svg:y="0.0295in" svg:viewBox="0 0 344 203" svg:d="m302 109c-22 17-32 32-35 38-17 26-21 51-21 51 0 5 6 5 8 5 7 0 8-1 9-8 9-37 32-70 76-88 4-2 5-2 5-6 0-2-2-3-3-4-17-7-64-25-78-91-1-5-2-6-9-6-2 0-8 0-8 4 0 2 5 26 20 52 8 11 20 26 36 38h-288c-7 0-14 0-14 7s7 8 14 8z"><text:p/></draw:path><draw:path draw:style-name="gr3" draw:text-style-name="P101" svg:width="0.0591in" svg:height="0.1094in" svg:x="0.4047in" svg:y="-0.0004in" svg:viewBox="0 0 151 279" svg:d="m2 236c-1 1-2 2-2 3 0 3 2 6 4 6s4-1 15-12c3-4 11-10 14-14 3 31 14 60 43 60 15 0 30-9 37-14 6-5 24-20 24-23 0-2-2-6-5-6-1 0-1 1-4 4-26 25-40 30-51 30-18 0-24-20-24-51 0-2 1-19 2-22 1-1 1-2 9-10 31-30 87-97 87-156 0-7 0-31-23-31-33 0-62 64-65 73-19 43-31 88-31 134zm55-55c1-3 18-91 40-136 10-21 18-36 31-36s13 13 13 20c0 65-65 133-84 152z"><text:p/></draw:path><draw:path draw:style-name="gr3" draw:text-style-name="P101" svg:width="0.0717in" svg:height="0.0673in" svg:x="0.4748in" svg:y="0.0398in" svg:viewBox="0 0 183 172" svg:d="m66 4c0 0 0-4-4-4-9 0-38 3-48 4-3 0-7 0-7 8 0 5 3 5 8 5 19 0 20 2 20 6 0 2-4 21-8 31l-23 96c-2 5-4 17-4 18 0 4 4 4 7 4h5c26-4 69-20 109-57 52-48 62-101 62-104 0-7-5-11-11-11-4 0-13 1-16 13-24 88-83 131-127 146z"><text:p/></draw:path></draw:g></text:span><text:span text:style-name="T46">jets events produced in pp collisions at </text:span><text:span text:style-name="T46"><draw:g text:anchor-type="as-char" svg:y="-0.1252in" draw:z-index="7" draw:style-name="gr1"><svg:title>TexMaths</svg:title><svg:desc>11§display§\sqrt{s} = 7</svg:desc><draw:polygon draw:style-name="gr2" draw:text-style-name="P101" svg:width="0.4787in" svg:height="0.1524in" svg:x="0in" svg:y="0in" svg:viewBox="0 0 1217 388" draw:points="609,388 0,388 0,0 1217,0 1217,388"><text:p/></draw:polygon><draw:path draw:style-name="gr3" draw:text-style-name="P101" svg:width="0.1189in" svg:height="0.1524in" svg:x="0.0114in" svg:y="0in" svg:viewBox="0 0 303 388" svg:d="m122 348-68-151c-2-7-4-7-6-7 0 0-2 0-6 4l-36 27c-6 5-6 6-6 7s1 4 4 4 9-5 14-9c2-2 7-6 12-10l76 169c3 6 5 6 8 6 6 0 7-2 10-7l176-366c3-5 3-6 3-7 0-4-4-8-8-8-3 0-6 2-9 8z"><text:p/></draw:path><draw:polygon draw:style-name="gr3" draw:text-style-name="P101" svg:width="0.0713in" svg:height="0.0055in" svg:x="0.1276in" svg:y="0in" svg:viewBox="0 0 182 15" draw:points="91,15 0,15 0,0 182,0 182,15"><text:p/></draw:polygon><draw:path draw:style-name="gr3" draw:text-style-name="P101" svg:width="0.0559in" svg:height="0.0689in" svg:x="0.135in" svg:y="0.0555in" svg:viewBox="0 0 143 176" svg:d="m132 26c-11 0-19 9-19 18 0 5 4 11 12 11s18-7 18-22c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3" draw:text-style-name="P101" svg:width="0.1016in" svg:height="0.0354in" svg:x="0.25in" svg:y="0.0661in" svg:viewBox="0 0 259 91" svg:d="m245 15c6 0 14 0 14-7s-8-8-14-8h-232c-5 0-13 0-13 8s8 7 13 7zm0 76c6 0 14 0 14-8s-8-8-14-8h-232c-5 0-13 0-13 8s8 8 13 8z"><text:p/></draw:path><draw:path draw:style-name="gr3" draw:text-style-name="P101" svg:width="0.065in" svg:height="0.1063in" svg:x="0.411in" svg:y="0.0189in" svg:viewBox="0 0 166 271" svg:d="m163 26c3-5 3-5 3-14h-93c-48 0-49-4-51-12h-9l-13 80h10c1-6 4-30 10-35 2-3 33-3 37-3h81c-5 6-36 49-43 61-36 53-49 107-49 147 0 3 0 21 19 21 18 0 18-18 18-21v-20c0-22 1-43 4-64 1-9 7-42 24-66z"><text:p/></draw:path></draw:g></text:span><text:span text:style-name="T46"> TeV”, </text:span><text:span text:style-name="T60">Phys. Rev. Lett.</text:span><text:span text:style-name="T55"> </text:span><text:span text:style-name="T63">109</text:span><text:span text:style-name="T64">, 251801 (2012) [</text:span><text:span text:style-name="T65">arXiv</text:span><text:span text:style-name="T46">:1208.3477 [hep-ex]</text:span><text:span text:style-name="T47">]</text:span><text:span text:style-name="T54">.</text:span></text:p>
        <text:p text:style-name="P49"><text:span text:style-name="T46">S. Chatrchyan </text:span><text:span text:style-name="Emphasis"><text:span text:style-name="T46">et al.</text:span></text:span><text:span text:style-name="T46"> (CMS Collaboration), “Observation of sequential Υ suppression in PbPb collisions”, </text:span><text:span text:style-name="T59">Phys. Rev. Lett.</text:span><text:span text:style-name="T46"> </text:span><text:span text:style-name="T75">109</text:span><text:span text:style-name="T46">, 222301 (2012) [arXiv:1208.2826 [nucl-ex]]</text:span><text:span text:style-name="T54">.</text:span></text:p>
        <text:p text:style-name="P39"><text:span text:style-name="T119">J. </text:span>Mans, <text:span text:style-name="T2">et al.</text:span><text:span text:style-name="T10"> </text:span><text:span text:style-name="T11">(</text:span><text:span text:style-name="T10">CMS </text:span><text:span text:style-name="T12">C</text:span><text:span text:style-name="T10">ollaboration</text:span><text:span text:style-name="T11">)</text:span><text:span text:style-name="T10">, “CMS technical design report for the phase 1 upgrade of the hadron calorimeter”, CERN-LHCC-2012-015. CMS-TDR-010, Sep. (2012).</text:span></text:p>
        <text:p text:style-name="P42"><text:span text:style-name="T97">J. Anderson (CMS Hcal Collaboration), “Upgrade of the CMS hadron calorimeter for an upgraded LHC”, </text:span><text:span text:style-name="T3">J. Phys. Conf. Ser.</text:span><text:span text:style-name="T97"> </text:span><text:span text:style-name="T99">404</text:span><text:span text:style-name="T7">,</text:span><text:span text:style-name="T97"> 012019 (2012).</text:span></text:p>
        <text:p text:style-name="P39">CMS collaboration, “Search for the Standard Model Higgs boson in the <draw:g text:anchor-type="as-char" svg:y="-0.1091in" draw:z-index="9" draw:style-name="gr1"><svg:title>TexMaths</svg:title><svg:desc>11§inline§H\rightarrow WW \rightarrow \ell\nu jj</svg:desc><draw:polygon draw:style-name="gr2" draw:text-style-name="P101" svg:width="1.2374in" svg:height="0.1354in" svg:x="0in" svg:y="0.0016in" svg:viewBox="0 0 3144 345" draw:points="1572,345 0,345 0,0 3144,0 3144,345"><text:p/></draw:polygon><draw:path draw:style-name="gr3" draw:text-style-name="P101" svg:width="0.1283in" svg:height="0.1039in" svg:x="0.0059in" svg:y="0.0028in" svg:viewBox="0 0 327 265" svg:d="m280 30c5-15 5-18 33-18 10 0 14 0 14-8 0-4-5-4-6-4-11 0-38 1-49 1s-39-1-51-1c-2 0-6 0-6 8 0 4 3 4 10 4 0 0 8 0 15 1 6 0 11 1 11 6 0 2-1 2-2 7l-24 95h-118l23-91c3-15 4-18 33-18 10 0 13 0 13-8 0-4-4-4-6-4-11 0-38 1-49 1-12 0-40-1-51-1-3 0-6 0-6 8 0 4 3 4 10 4 1 0 9 0 15 1 7 0 10 1 10 6 0 2 0 3-1 7l-52 208c-4 15-5 19-35 19-8 0-11 0-11 7 0 5 4 5 5 5 11 0 39-1 50-1 8 0 16 0 24 0 9 0 18 1 25 1 4 0 8 0 8-8 0-4-3-4-11-4-14 0-25 0-25-7 0-2 1-4 2-7l26-106h118c-16 65-25 101-26 106-5 14-11 14-35 14-7 0-10 0-10 7 0 5 4 5 5 5 11 0 39-1 50-1 7 0 16 0 25 0 8 0 17 1 24 1 4 0 9 0 9-8 0-4-4-4-11-4-14 0-25 0-25-7 0-2 0-4 1-7z"><text:p/></draw:path><draw:path draw:style-name="gr3" draw:text-style-name="P101" svg:width="0.135in" svg:height="0.0791in" svg:x="0.1902in" svg:y="0.0291in" svg:viewBox="0 0 344 202" svg:d="m303 109c-22 16-32 32-36 37-17 26-21 52-21 52 0 4 6 4 8 4 7 0 8-1 9-8 9-37 32-70 76-87 4-3 5-3 5-6 0-2-2-3-3-4-16-7-64-26-78-92-1-4-2-5-9-5-2 0-8 0-8 4 0 1 5 26 20 52 8 11 20 25 37 37h-289c-7 0-14 0-14 8s7 8 14 8z"><text:p/></draw:path><draw:path draw:style-name="gr3" draw:text-style-name="P101" svg:width="0.1512in" svg:height="0.1071in" svg:x="0.3854in" svg:y="0.0028in" svg:viewBox="0 0 385 273" svg:d="m334 45c10-18 19-31 44-33 4 0 7 0 7-8 0-2-1-4-4-4-9 0-20 1-30 1-13 0-28-1-41-1-2 0-6 0-6 8 0 4 3 4 5 4 9 0 23 3 23 15 0 5-2 7-5 13l-105 182-14-191c-1-9-1-19 26-19 7 0 11 0 11-8 0-4-4-4-5-4-16 0-32 1-48 1-8 0-31-1-40-1-4 0-8 0-8 8 0 4 3 4 9 4 18 0 20 2 21 10l2 30-98 170-14-196c0-5 0-14 28-14 5 0 9 0 9-8 0-4-5-4-5-4-16 0-32 1-49 1-13 0-27-1-40-1-2 0-7 0-7 8 0 4 3 4 10 4 19 0 20 3 21 14l16 238c1 6 1 9 7 9 4 0 5-2 10-8l113-198 14 197c2 7 3 9 7 9 5 0 8-4 9-7z"><text:p/></draw:path><draw:path draw:style-name="gr3" draw:text-style-name="P101" svg:width="0.1512in" svg:height="0.1071in" svg:x="0.5508in" svg:y="0.0028in" svg:viewBox="0 0 385 273" svg:d="m334 45c10-18 19-31 44-33 4 0 7 0 7-8 0-2-1-4-4-4-9 0-20 1-30 1-13 0-28-1-41-1-2 0-6 0-6 8 0 4 3 4 5 4 9 0 23 3 23 15 0 5-2 7-5 13l-105 182-14-191c-1-9-1-19 26-19 7 0 11 0 11-8 0-4-4-4-5-4-16 0-32 1-48 1-8 0-31-1-40-1-4 0-8 0-8 8 0 4 3 4 9 4 17 0 20 2 21 10l2 30-98 170-14-196c0-5 0-14 28-14 5 0 9 0 9-8 0-4-5-4-5-4-16 0-32 1-49 1-13 0-27-1-40-1-2 0-7 0-7 8 0 4 3 4 10 4 19 0 20 3 21 14l16 238c1 6 1 9 7 9 4 0 5-2 10-8l113-198 14 197c1 7 3 9 7 9 5 0 8-4 9-7z"><text:p/></draw:path><draw:path draw:style-name="gr3" draw:text-style-name="P101" svg:width="0.135in" svg:height="0.0791in" svg:x="0.7587in" svg:y="0.0291in" svg:viewBox="0 0 344 202" svg:d="m302 109c-22 16-31 32-35 37-17 26-21 52-21 52 0 4 6 4 8 4 7 0 8-1 9-8 9-37 32-70 76-87 4-3 5-3 5-6 0-2-2-3-3-4-17-7-64-26-78-92-1-4-2-5-9-5-2 0-8 0-8 4 0 1 5 26 20 52 8 11 20 25 36 37h-288c-7 0-14 0-14 8s7 8 14 8z"><text:p/></draw:path><draw:path draw:style-name="gr3" draw:text-style-name="P101" svg:width="0.0591in" svg:height="0.1091in" svg:x="0.9476in" svg:y="-0.0004in" svg:viewBox="0 0 151 278" svg:d="m2 235c-1 1-2 2-2 3 0 3 2 6 4 6s4-1 15-12c3-4 11-10 14-13 3 30 14 59 43 59 15 0 30-9 37-14 6-5 24-20 24-23 0-2-2-6-5-6-1 0-1 1-4 4-26 25-40 30-51 30-18 0-24-20-24-50 0-3 1-20 2-22 1-1 1-3 9-10 31-31 87-97 87-156 0-7 0-31-23-31-33 0-62 64-65 72-19 43-31 88-31 134zm55-55c1-3 18-90 40-135 10-21 18-36 31-36s13 13 13 20c0 64-65 132-84 151z"><text:p/></draw:path><draw:path draw:style-name="gr3" draw:text-style-name="P101" svg:width="0.0717in" svg:height="0.0669in" svg:x="1.0173in" svg:y="0.0398in" svg:viewBox="0 0 183 171" svg:d="m66 4c0 0 0-4-4-4-9 0-38 3-48 4-3 0-7 0-7 8 0 4 3 4 8 4 19 0 20 3 20 7 0 2-4 21-8 31l-23 95c-2 6-4 17-4 18 0 4 4 4 7 4h5c26-4 69-19 109-57 52-47 62-100 62-103 0-7-5-11-11-11-4 0-13 1-16 13-24 88-83 131-127 145z"><text:p/></draw:path><draw:path draw:style-name="gr3" draw:text-style-name="P101" svg:width="0.0622in" svg:height="0.1319in" svg:x="1.0925in" svg:y="0.0063in" svg:viewBox="0 0 159 336" svg:d="m159 14c0-7-5-14-15-14-9 0-20 9-20 21 0 8 5 13 15 13s20-10 20-20zm-78 262c-7 29-26 51-48 51-2 0-8 0-14-3 11-3 16-13 16-21 0-6-3-13-14-13-10 0-21 8-21 22 0 15 15 24 34 24 28 0 64-21 73-59l36-142c2-8 2-13 2-14 0-22-16-36-36-36-40 0-62 56-62 60 0 3 5 3 5 3 3 0 4 0 7-7 9-23 28-48 49-48 5 0 12 1 12 18 0 9-1 13-2 20z"><text:p/></draw:path><draw:path draw:style-name="gr3" draw:text-style-name="P101" svg:width="0.0626in" svg:height="0.1319in" svg:x="1.1642in" svg:y="0.0063in" svg:viewBox="0 0 160 336" svg:d="m160 14c0-7-6-14-16-14-9 0-20 9-20 21 0 8 5 13 15 13s21-10 21-20zm-79 262c-7 29-26 51-48 51-2 0-8 0-14-3 11-3 16-13 16-21 0-6-3-13-14-13-10 0-21 8-21 22 0 15 15 24 34 24 28 0 64-21 73-59l36-142c2-8 2-13 2-14 0-22-16-36-36-36-40 0-62 56-62 60 0 3 5 3 5 3 3 0 4 0 7-7 9-23 28-48 49-48 5 0 12 1 12 18 0 9-1 13-2 20z"><text:p/></draw:path></draw:g> decay channel in pp collisions at the LHC”, CMS-PAS-HIG-12-046.</text:p>
        <text:p text:style-name="P52"><text:span text:style-name="Default_20_Paragraph_20_Font"><text:span text:style-name="T48">Serguei Chatrchyan </text:span></text:span><text:span text:style-name="Default_20_Paragraph_20_Font"><text:span text:style-name="T56">et al.</text:span></text:span><text:span text:style-name="Default_20_Paragraph_20_Font"><text:span text:style-name="T48"> (CMS Collaboration), “Indications of suppression of excited Υ states in PbPb collisions at </text:span></text:span><text:span text:style-name="Default_20_Paragraph_20_Font"><text:span text:style-name="T48"><draw:g text:anchor-type="as-char" svg:y="-0.1138in" draw:z-index="10" draw:style-name="gr1"><svg:title>TexMaths</svg:title><svg:desc>11§display§\sqrt{s_{NN}} = 2.76</svg:desc><draw:polygon draw:style-name="gr2" draw:text-style-name="P101" svg:width="0.8972in" svg:height="0.1524in" svg:x="0in" svg:y="0.002in" svg:viewBox="0 0 2280 388" draw:points="1140,388 0,388 0,0 2280,0 2280,388"><text:p/></draw:polygon><draw:path draw:style-name="gr3" draw:text-style-name="P101" svg:width="0.1185in" svg:height="0.1524in" svg:x="0.0114in" svg:y="0in" svg:viewBox="0 0 302 388" svg:d="m122 348-68-151c-2-7-5-7-6-7 0 0-2 0-6 4l-37 27c-5 5-5 6-5 7s1 4 4 4 9-5 14-9c2-2 7-6 12-10l76 169c3 6 5 6 8 6 6 0 7-2 10-7l176-366c2-5 2-6 2-7 0-4-3-8-7-8s-6 2-9 8z"><text:p/></draw:path><draw:polygon draw:style-name="gr3" draw:text-style-name="P101" svg:width="0.2953in" svg:height="0.0055in" svg:x="0.1272in" svg:y="0in" svg:viewBox="0 0 751 15" draw:points="375,15 0,15 0,0 751,0 751,15"><text:p/></draw:polygon><draw:path draw:style-name="gr3" draw:text-style-name="P101" svg:width="0.0559in" svg:height="0.0689in" svg:x="0.135in" svg:y="0.0445in" svg:viewBox="0 0 143 176" svg:d="m132 26c-11 0-19 9-19 18 0 6 4 11 12 11s18-7 18-22c0-18-17-33-46-33-52 0-66 40-66 57 0 30 28 35 40 38 20 4 40 8 40 29 0 10-9 43-55 43-5 0-35 0-44-21 14 3 24-8 24-19 0-9-6-15-14-15-10 0-22 9-22 27 0 22 22 37 55 37 64 0 78-47 78-65 0-13-7-23-12-28-10-10-21-13-39-16-14-3-29-6-29-23 0-12 10-35 44-35 10 0 28 2 35 17z"><text:p/></draw:path><draw:path draw:style-name="gr3" draw:text-style-name="P101" svg:width="0.0949in" svg:height="0.0728in" svg:x="0.2059in" svg:y="0.0618in" svg:viewBox="0 0 242 186" svg:d="m208 30c2-10 6-20 28-20 1 0 6 0 6-7 0-1-1-3-5-3-8 0-18 1-27 1-7 0-23-1-30-1-1 0-4 0-4 5s3 5 5 5c14 0 18 4 18 11 0 2 0 3-1 6l-30 119-69-142c-2-4-2-4-9-4h-37c-6 0-9 0-9 5s3 5 9 5 12 0 17 1l-36 145c-2 11-8 19-29 20-2 0-5 0-5 5 0 4 2 5 4 5 9 0 19-1 28-1 6 0 23 1 30 1 2 0 5-2 5-7 0-3-3-3-7-3-17-1-17-8-17-12 0-1 0-2 1-7l35-138 79 161c3 5 4 6 6 6 4 0 4-1 6-7z"><text:p/></draw:path><draw:path draw:style-name="gr3" draw:text-style-name="P101" svg:width="0.0949in" svg:height="0.0728in" svg:x="0.3142in" svg:y="0.0618in" svg:viewBox="0 0 242 186" svg:d="m208 30c2-10 6-20 28-20 1 0 6 0 6-7 0-1-1-3-5-3-8 0-18 1-27 1-7 0-23-1-30-1-1 0-4 0-4 5s3 5 5 5c14 0 18 4 18 11 0 2 0 3-1 6l-30 119-69-142c-2-4-2-4-9-4h-37c-6 0-9 0-9 5s3 5 9 5 12 0 17 1l-36 145c-2 11-8 19-29 20-2 0-5 0-5 5 0 4 2 5 4 5 9 0 19-1 28-1 6 0 23 1 30 1 2 0 5-2 5-7 0-3-3-3-7-3-17-1-17-8-17-12 0-1 0-2 1-7l35-138 79 161c3 5 4 6 6 6 4 0 4-1 6-7z"><text:p/></draw:path><draw:path draw:style-name="gr3" draw:text-style-name="P101" svg:width="0.1012in" svg:height="0.0354in" svg:x="0.474in" svg:y="0.0563in" svg:viewBox="0 0 258 91" svg:d="m245 15c6 0 13 0 13-7s-7-8-13-8h-232c-5 0-13 0-13 8s8 7 13 7zm0 76c6 0 13 0 13-9 0-7-7-7-13-7h-232c-5 0-13 0-13 7 0 9 8 9 13 9z"><text:p/></draw:path><draw:path draw:style-name="gr3" draw:text-style-name="P101" svg:width="0.0606in" svg:height="0.1012in" svg:x="0.6343in" svg:y="0.0102in" svg:viewBox="0 0 155 258" svg:d="m30 229 41-41c61-53 84-74 84-113 0-44-35-75-82-75-44 0-73 35-73 70 0 22 20 22 21 22 6 0 20-5 20-21 0-9-7-19-21-19-2 0-4 0-5 0 9-26 30-40 52-40 35 0 53 32 53 63 0 32-20 62-41 86l-75 83c-4 5-4 5-4 14h144l11-67h-10c-2 11-4 29-9 34-2 4-28 4-36 4z"><text:p/></draw:path><draw:path draw:style-name="gr3" draw:text-style-name="P101" svg:width="0.0157in" svg:height="0.0157in" svg:x="0.7161in" svg:y="0.0961in" svg:viewBox="0 0 41 41" svg:d="m41 21c0-12-9-21-20-21-12 0-21 9-21 21 0 11 9 20 21 20 11 0 20-9 20-20z"><text:p/></draw:path><draw:path draw:style-name="gr3" draw:text-style-name="P101" svg:width="0.065in" svg:height="0.1063in" svg:x="0.7535in" svg:y="0.0087in" svg:viewBox="0 0 166 271" svg:d="m163 26c3-5 3-5 3-14h-93c-48 0-49-4-51-12h-9l-13 80h10c1-6 4-31 10-35 2-3 33-3 37-3h80c-4 6-35 49-42 61-36 53-49 107-49 147 0 3 0 21 19 21 17 0 17-18 17-21v-20c0-22 2-43 5-64 1-9 6-42 24-66z"><text:p/></draw:path><draw:path draw:style-name="gr3" draw:text-style-name="P101" svg:width="0.063in" svg:height="0.1047in" svg:x="0.828in" svg:y="0.0102in" svg:viewBox="0 0 161 267" svg:d="m35 131v-9c0-98 47-112 67-112 10 0 27 2 35 15-6 0-22 0-22 18 0 12 10 17 18 17 7 0 19-3 19-18 0-23-18-42-50-42-49 0-102 51-102 135 0 105 45 132 81 132 43 0 80-36 80-88 0-49-35-87-77-87-27 0-41 20-49 39zm46 125c-24 0-36-23-38-29-8-18-8-49-8-57 0-29 13-69 47-69 7 0 25 0 37 24 7 15 7 34 7 54 0 19 0 38-6 52-12 23-30 25-39 25z"><text:p/></draw:path></draw:g></text:span></text:span><text:span text:style-name="Default_20_Paragraph_20_Font"><text:span text:style-name="T48"> TeV”, </text:span></text:span><text:span text:style-name="Default_20_Paragraph_20_Font"><text:span text:style-name="T61">Phys. Rev. Lett.</text:span></text:span><text:span text:style-name="Default_20_Paragraph_20_Font"><text:span text:style-name="T48"> </text:span></text:span><text:span text:style-name="Default_20_Paragraph_20_Font"><text:span text:style-name="T76">107</text:span></text:span><text:span text:style-name="Default_20_Paragraph_20_Font"><text:span text:style-name="T48">, 052302 (2011) [arXiv:1105.4894 [nucl-ex]].</text:span></text:span></text:p>
        <text:p text:style-name="P52"><text:span text:style-name="Default_20_Paragraph_20_Font"><text:span text:style-name="T48">Vardan Khachatryan </text:span></text:span><text:span text:style-name="Default_20_Paragraph_20_Font"><text:span text:style-name="T56">et al</text:span></text:span><text:span text:style-name="Default_20_Paragraph_20_Font"><text:span text:style-name="T48">. (CMS Collaboration), “Measurement of the inclusive Upsilon production cross section in pp collisions at </text:span></text:span><text:span text:style-name="Default_20_Paragraph_20_Font"><text:span text:style-name="T48"><draw:g text:anchor-type="as-char" svg:y="-0.1252in" draw:z-index="11" draw:style-name="gr1"><svg:title>TexMaths</svg:title><svg:desc>11§display§\sqrt{s} = 7</svg:desc><draw:polygon draw:style-name="gr2" draw:text-style-name="P101" svg:width="0.4787in" svg:height="0.1524in" svg:x="0in" svg:y="0in" svg:viewBox="0 0 1217 388" draw:points="609,388 0,388 0,0 1217,0 1217,388"><text:p/></draw:polygon><draw:path draw:style-name="gr3" draw:text-style-name="P101" svg:width="0.1189in" svg:height="0.1524in" svg:x="0.0114in" svg:y="0in" svg:viewBox="0 0 303 388" svg:d="m122 348-68-151c-2-7-4-7-6-7 0 0-2 0-6 4l-36 27c-6 4-6 6-6 7s1 4 4 4 9-5 14-9c2-2 7-6 12-10l76 169c3 6 5 6 8 6 6 0 7-2 10-7l176-366c3-5 3-6 3-7 0-4-4-8-8-8-3 0-6 2-9 8z"><text:p/></draw:path><draw:polygon draw:style-name="gr3" draw:text-style-name="P101" svg:width="0.0713in" svg:height="0.0055in" svg:x="0.1276in" svg:y="0in" svg:viewBox="0 0 182 15" draw:points="91,15 0,15 0,0 182,0 182,15"><text:p/></draw:polygon><draw:path draw:style-name="gr3" draw:text-style-name="P101" svg:width="0.0559in" svg:height="0.0689in" svg:x="0.135in" svg:y="0.0555in" svg:viewBox="0 0 143 176" svg:d="m132 26c-11 0-19 9-19 18 0 5 4 11 12 11s18-7 18-22c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3" draw:text-style-name="P101" svg:width="0.1016in" svg:height="0.0354in" svg:x="0.25in" svg:y="0.0661in" svg:viewBox="0 0 259 91" svg:d="m245 15c6 0 14 0 14-7s-8-8-14-8h-232c-5 0-13 0-13 8s8 7 13 7zm0 76c6 0 14 0 14-8s-8-8-14-8h-232c-5 0-13 0-13 8s8 8 13 8z"><text:p/></draw:path><draw:path draw:style-name="gr3" draw:text-style-name="P101" svg:width="0.065in" svg:height="0.1063in" svg:x="0.411in" svg:y="0.0189in" svg:viewBox="0 0 166 271" svg:d="m163 26c3-5 3-5 3-14h-93c-48 0-49-4-51-12h-9l-13 80h10c1-6 4-30 10-35 2-3 33-3 37-3h81c-5 6-36 49-43 61-36 53-49 107-49 147 0 3 0 21 19 21 18 0 18-18 18-21v-20c0-22 1-43 4-64 1-9 7-42 24-66z"><text:p/></draw:path></draw:g></text:span></text:span><text:span text:style-name="Default_20_Paragraph_20_Font"><text:span text:style-name="T48"> TeV”, </text:span></text:span><text:span text:style-name="Default_20_Paragraph_20_Font"><text:span text:style-name="T61">Phys. Rev.</text:span></text:span><text:span text:style-name="Default_20_Paragraph_20_Font"><text:span text:style-name="T77"> D</text:span></text:span><text:span text:style-name="Default_20_Paragraph_20_Font"><text:span text:style-name="T66"> </text:span></text:span><text:span text:style-name="Default_20_Paragraph_20_Font"><text:span text:style-name="T76">83</text:span></text:span><text:span text:style-name="Default_20_Paragraph_20_Font"><text:span text:style-name="T48">, 112004 (2011) [arXiv:1012.5545 [hep-ex]].</text:span></text:span></text:p>
        <text:p text:style-name="P53"><text:span text:style-name="Default_20_Paragraph_20_Font"><text:span text:style-name="T48">A. Heering, J. Rohlf, S. Los, J. Anderson, J. Freeman, Y. Musienko, I. Schmidt, C. Tully, S. Dugad, “An 18 element strip of 1 mm2 G-APDs for CMS HCAL upgrade results of CERN test beam 2009”, </text:span></text:span><text:span text:style-name="Default_20_Paragraph_20_Font"><text:span text:style-name="T56">Nuclear Science Symposium Conference Record (NSS/MIC), 2009 IEEE</text:span></text:span><text:span text:style-name="Default_20_Paragraph_20_Font"><text:span text:style-name="T48">, 2090-2196 (2009).</text:span></text:span></text:p>
        <text:p text:style-name="P53"><text:span text:style-name="Default_20_Paragraph_20_Font"><text:span text:style-name="T48">B. Aubert </text:span></text:span><text:span text:style-name="Default_20_Paragraph_20_Font"><text:span text:style-name="T57">et al.</text:span></text:span><text:span text:style-name="Default_20_Paragraph_20_Font"><text:span text:style-name="T48"> (BaBar Collaboration), “Measurements of time-dependent </text:span></text:span><text:span text:style-name="Default_20_Paragraph_20_Font"><text:span text:style-name="T57">CP</text:span></text:span><text:span text:style-name="Default_20_Paragraph_20_Font"><text:span text:style-name="T48"> asymmetries in </text:span></text:span><text:span text:style-name="Default_20_Paragraph_20_Font"><text:span text:style-name="T48"><draw:g text:anchor-type="as-char" svg:y="-0.1453in" draw:z-index="12" draw:style-name="gr1"><svg:title>TexMaths</svg:title><svg:desc>11§display§B^0 \rightarrow D^{(*)+}D^{(*)-}</svg:desc><draw:polygon draw:style-name="gr2" draw:text-style-name="P101" svg:width="1.2043in" svg:height="0.1429in" svg:x="0in" svg:y="0.0004in" svg:viewBox="0 0 3060 364" draw:points="1529,364 0,364 0,0 3060,0 3060,364"><text:p/></draw:polygon><draw:path draw:style-name="gr3" draw:text-style-name="P101" svg:width="0.1087in" svg:height="0.1039in" svg:x="0.0067in" svg:y="0.039in" svg:viewBox="0 0 277 265" svg:d="m46 234c-4 16-5 19-35 19-7 0-11 0-11 8 0 4 3 4 11 4h138c61 0 107-46 107-84 0-28-23-50-60-55 41-7 81-36 81-72 0-29-25-54-72-54h-130c-8 0-11 0-11 8 0 4 3 4 10 4 1 0 9 0 15 1 7 0 10 1 10 6 0 2 0 3-1 7zm59-111 24-97c3-13 4-14 21-14h49c34 0 43 23 43 40 0 34-34 71-81 71zm-18 130c-6 0-7 0-9 0-3-1-4-1-4-4 0-2 0-3 1-9l27-108h73c37 0 45 29 45 45 0 39-34 76-80 76z"><text:p/></draw:path><draw:path draw:style-name="gr3" draw:text-style-name="P101" svg:width="0.0496in" svg:height="0.0728in" svg:x="0.1291in" svg:y="0.0091in" svg:viewBox="0 0 127 186" svg:d="m127 93c0-29-5-50-17-70-9-12-25-23-47-23-63 0-63 74-63 93s0 93 63 93c64 0 64-73 64-93zm-64 85c-12 0-29-8-34-30-5-15-5-38-5-58s0-41 5-55c5-22 23-27 34-27 15 0 28 8 34 24 4 15 4 35 4 58 0 20 0 41-3 57-6 26-24 31-35 31z"><text:p/></draw:path><draw:path draw:style-name="gr3" draw:text-style-name="P101" svg:width="0.135in" svg:height="0.0791in" svg:x="0.2429in" svg:y="0.0654in" svg:viewBox="0 0 344 202" svg:d="m303 109c-22 16-32 32-36 37-17 27-21 52-21 52 0 4 6 4 8 4 7 0 8-1 9-7 9-38 32-71 76-88 4-3 5-2 5-6 0-2-2-3-3-4-16-7-64-26-78-92-1-4-2-5-9-5-2 0-8 0-8 4 0 1 5 26 20 52 8 11 20 25 37 37h-289c-7 0-14 1-14 8s7 8 14 8z"><text:p/></draw:path><draw:path draw:style-name="gr3" draw:text-style-name="P101" svg:width="0.1165in" svg:height="0.1039in" svg:x="0.4358in" svg:y="0.039in" svg:viewBox="0 0 297 265" svg:d="m46 234c-4 16-4 19-35 19-7 0-11 0-11 8 0 4 3 4 11 4h129c80 0 157-81 157-167 0-54-33-98-91-98h-131c-8 0-11 0-11 8 0 4 3 4 11 4 4 0 12 0 16 1 7 0 9 1 9 6 0 2-1 3-2 7zm84-208c3-13 4-14 21-14h42c38 0 70 21 70 72 0 18-8 82-41 125-11 14-42 44-90 44h-44c-5 0-5 0-8 0-4-1-5-1-5-4 0-2 0-3 2-9z"><text:p/></draw:path><draw:path draw:style-name="gr3" draw:text-style-name="P101" svg:width="0.0272in" svg:height="0.1067in" svg:x="0.5732in" svg:y="0in" svg:viewBox="0 0 70 272" svg:d="m65 0c-52 36-65 94-65 135 0 39 11 98 65 137 2 0 5 0 5-4 0-2-1-2-2-4-36-33-49-79-49-129 0-72 27-109 49-128 1-1 2-3 2-4 0-3-3-3-5-3z"><text:p/></draw:path><draw:path draw:style-name="gr3" draw:text-style-name="P101" svg:width="0.0429in" svg:height="0.0457in" svg:x="0.6177in" svg:y="0.0303in" svg:viewBox="0 0 110 117" svg:d="m64 58c22-10 32-13 38-16 6-2 8-4 8-9 0-4-3-9-8-9-2 0-3 0-6 3l-37 25 5-40c0-5 0-12-9-12-3 0-9 2-9 8 0 3 1 11 2 14 0 4 3 23 3 30l-37-25c-2-2-3-3-5-3-6 0-9 5-9 9 0 5 3 8 6 9l40 16c-22 10-32 13-38 17-6 2-8 3-8 9 0 4 3 8 9 8 1 0 2 0 5-2l37-25-5 44c0 5 6 8 9 8s9-3 9-8c0-2-1-11-1-13-1-5-4-25-4-31l32 22c8 5 8 5 11 5 5 0 8-4 8-8 0-6-3-7-5-8z"><text:p/></draw:path><draw:path draw:style-name="gr3" draw:text-style-name="P101" svg:width="0.0272in" svg:height="0.1067in" svg:x="0.6787in" svg:y="0in" svg:viewBox="0 0 70 272" svg:d="m6 0c-3 0-6 0-6 3 0 1 1 3 2 5 23 21 50 58 50 127 0 58-18 100-48 127-4 4-4 4-4 6 0 1 1 4 3 4 4 0 30-19 48-52 12-23 19-53 19-85 0-37-11-96-64-135z"><text:p/></draw:path><draw:path draw:style-name="gr3" draw:text-style-name="P101" svg:width="0.0783in" svg:height="0.0783in" svg:x="0.7264in" svg:y="0.0134in" svg:viewBox="0 0 200 200" svg:d="m107 107h83c4 0 10 0 10-7s-6-7-10-7h-83v-83c0-3 0-10-7-10s-6 7-6 10v83h-84c-3 0-10 1-10 7s7 7 10 7h84v83c0 4 0 10 6 10s7-6 7-10z"><text:p/></draw:path><draw:path draw:style-name="gr3" draw:text-style-name="P101" svg:width="0.1165in" svg:height="0.1039in" svg:x="0.8264in" svg:y="0.039in" svg:viewBox="0 0 297 265" svg:d="m46 234c-4 16-4 19-35 19-7 0-11 0-11 8 0 4 3 4 11 4h129c80 0 157-81 157-167 0-54-33-98-91-98h-131c-8 0-11 0-11 8 0 4 3 4 11 4 4 0 12 0 16 1 7 0 9 1 9 6 0 2-1 3-2 7zm84-208c3-13 4-14 21-14h42c38 0 70 21 70 72 0 18-8 82-41 125-11 14-42 44-90 44h-44c-5 0-5 0-8 0-4-1-5-1-5-4 0-2 0-3 2-9z"><text:p/></draw:path><draw:path draw:style-name="gr3" draw:text-style-name="P101" svg:width="0.0272in" svg:height="0.1067in" svg:x="0.9634in" svg:y="0in" svg:viewBox="0 0 70 272" svg:d="m65 0c-52 36-65 94-65 135 0 39 11 98 65 137 2 0 5 0 5-4 0-2-1-2-2-4-36-33-49-79-49-129 0-72 27-109 49-128 1-1 2-3 2-4 0-3-3-3-5-3z"><text:p/></draw:path><draw:path draw:style-name="gr3" draw:text-style-name="P101" svg:width="0.0429in" svg:height="0.0457in" svg:x="1.0083in" svg:y="0.0303in" svg:viewBox="0 0 110 117" svg:d="m64 58c22-10 32-13 38-16 6-2 8-4 8-9 0-4-3-9-8-9-2 0-3 0-6 3l-37 25 5-40c0-5 0-12-9-12-3 0-9 2-9 8 0 3 1 11 2 14 0 4 3 23 3 30l-37-25c-2-2-3-3-5-3-6 0-9 5-9 9 0 5 3 8 6 9l40 16c-22 10-32 13-38 17-6 2-8 3-8 9 0 4 3 8 9 8 1 0 2 0 5-2l37-25-5 44c0 5 6 8 9 8s9-3 9-8c0-2-1-11-1-13-1-5-4-25-4-31l32 22c8 5 8 5 11 5 5 0 8-4 8-8 0-6-3-7-5-8z"><text:p/></draw:path><draw:path draw:style-name="gr3" draw:text-style-name="P101" svg:width="0.0272in" svg:height="0.1067in" svg:x="1.0689in" svg:y="0in" svg:viewBox="0 0 70 272" svg:d="m6 0c-3 0-6 0-6 3 0 1 1 3 2 5 23 21 50 58 50 127 0 58-18 100-48 127-4 4-4 4-4 6 0 1 1 4 3 4 4 0 30-19 48-52 12-23 19-53 19-85 0-37-11-96-64-135z"><text:p/></draw:path><draw:path draw:style-name="gr3" draw:text-style-name="P101" svg:width="0.072in" svg:height="0.0047in" svg:x="1.1205in" svg:y="0.0504in" svg:viewBox="0 0 184 13" svg:d="m173 13c4 0 11 0 11-6s-7-7-11-7h-162c-4 0-11 0-11 7s7 6 11 6z"><text:p/></draw:path></draw:g></text:span></text:span><text:span text:style-name="Default_20_Paragraph_20_Font"><text:span text:style-name="T48">decays”, </text:span></text:span><text:span text:style-name="Default_20_Paragraph_20_Font"><text:span text:style-name="T61">Phys. Rev. </text:span></text:span><text:span text:style-name="Default_20_Paragraph_20_Font"><text:span text:style-name="T77">D</text:span></text:span><text:span text:style-name="Default_20_Paragraph_20_Font"><text:span text:style-name="T66"> </text:span></text:span><text:span text:style-name="Default_20_Paragraph_20_Font"><text:span text:style-name="T76">79</text:span></text:span><text:span text:style-name="Default_20_Paragraph_20_Font"><text:span text:style-name="T48">, 032002 (2009) [arXiv:0808.1866 [hep-ex]].</text:span></text:span></text:p>
        <text:p text:style-name="P50"><text:span text:style-name="Default_20_Paragraph_20_Font"><text:span text:style-name="T48">B. Aubert </text:span></text:span><text:span text:style-name="Default_20_Paragraph_20_Font"><text:span text:style-name="T57">et al.</text:span></text:span><text:span text:style-name="Default_20_Paragraph_20_Font"><text:span text:style-name="T48"> (BaBar Collaboration), “Improved measurement of time-dependent </text:span></text:span><text:span text:style-name="Default_20_Paragraph_20_Font"><text:span text:style-name="T57">CP</text:span></text:span><text:span text:style-name="Default_20_Paragraph_20_Font"><text:span text:style-name="T48"> asymmetries and the </text:span></text:span><text:span text:style-name="Default_20_Paragraph_20_Font"><text:span text:style-name="T57">CP</text:span></text:span><text:span text:style-name="Default_20_Paragraph_20_Font"><text:span text:style-name="T48">-odd fraction in the decay </text:span></text:span><text:span text:style-name="Default_20_Paragraph_20_Font"><text:span text:style-name="T48"><draw:g text:anchor-type="as-char" svg:y="-0.1362in" draw:z-index="13" draw:style-name="gr1"><svg:title>TexMaths</svg:title><svg:desc>11§display§B^0 \rightarrow D^{*+}D^{*-}</svg:desc><draw:polygon draw:style-name="gr2" draw:text-style-name="P101" svg:width="1.0134in" svg:height="0.1319in" svg:x="0in" svg:y="0.0028in" svg:viewBox="0 0 2575 336" draw:points="1287,336 0,336 0,0 2575,0 2575,336"><text:p/></draw:polygon><draw:path draw:style-name="gr3" draw:text-style-name="P101" svg:width="0.1087in" svg:height="0.1039in" svg:x="0.0067in" svg:y="0.0299in" svg:viewBox="0 0 277 265" svg:d="m46 235c-4 15-5 18-35 18-7 0-11 0-11 8 0 4 3 4 11 4h138c61 0 107-46 107-83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3" draw:text-style-name="P101" svg:width="0.0496in" svg:height="0.0728in" svg:x="0.1291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3" draw:text-style-name="P101" svg:width="0.135in" svg:height="0.0795in" svg:x="0.2429in" svg:y="0.0563in" svg:viewBox="0 0 344 203" svg:d="m303 109c-22 17-32 32-36 37-17 27-21 52-21 52 0 5 6 5 8 5 7 0 8-1 9-8 9-38 32-71 76-88 4-2 5-2 5-6 0-2-2-3-3-4-16-7-64-25-78-91-1-5-2-6-9-6-2 0-8 0-8 4 0 2 5 26 20 52 8 11 20 25 37 38h-289c-7 0-14 0-14 7s7 8 14 8z"><text:p/></draw:path><draw:path draw:style-name="gr3" draw:text-style-name="P101" svg:width="0.1165in" svg:height="0.1039in" svg:x="0.4358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01" svg:width="0.0429in" svg:height="0.0457in" svg:x="0.5701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01" svg:width="0.0783in" svg:height="0.0783in" svg:x="0.6307in" svg:y="0.0043in" svg:viewBox="0 0 200 200" svg:d="m107 107h83c4 0 10 0 10-7s-6-6-10-6h-83v-84c0-3 0-10-7-10s-6 7-6 10v84h-84c-3 0-10 0-10 6s7 7 10 7h84v83c0 4 0 10 6 10s7-6 7-10z"><text:p/></draw:path><draw:path draw:style-name="gr3" draw:text-style-name="P101" svg:width="0.1165in" svg:height="0.1039in" svg:x="0.7307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01" svg:width="0.0429in" svg:height="0.0457in" svg:x="0.865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01" svg:width="0.072in" svg:height="0.0047in" svg:x="0.9295in" svg:y="0.0413in" svg:viewBox="0 0 184 13" svg:d="m173 13c4 0 11 0 11-6s-7-7-11-7h-162c-4 0-11 0-11 7s7 6 11 6z"><text:p/></draw:path></draw:g></text:span></text:span><text:span text:style-name="Default_20_Paragraph_20_Font"><text:span text:style-name="T48">”, </text:span></text:span><text:span text:style-name="Default_20_Paragraph_20_Font"><text:span text:style-name="T62">Phys. Rev. </text:span></text:span><text:span text:style-name="Default_20_Paragraph_20_Font"><text:span text:style-name="T78">D</text:span></text:span><text:span text:style-name="Default_20_Paragraph_20_Font"><text:span text:style-name="T74"> </text:span></text:span><text:span text:style-name="Default_20_Paragraph_20_Font"><text:span text:style-name="T77">76</text:span></text:span><text:span text:style-name="Default_20_Paragraph_20_Font"><text:span text:style-name="T48">, 111102 (2007) [arXiv:0708.1549 [hep-ex]].</text:span></text:span></text:p>
        <text:p text:style-name="P51"><text:span text:style-name="Default_20_Paragraph_20_Font"><text:span text:style-name="T48">B. Aubert </text:span></text:span><text:span text:style-name="Default_20_Paragraph_20_Font"><text:span text:style-name="T57">et al.</text:span></text:span><text:span text:style-name="Default_20_Paragraph_20_Font"><text:span text:style-name="T48"> (BaBar Collaboration), “Measurement of </text:span></text:span><text:span text:style-name="Default_20_Paragraph_20_Font"><text:span text:style-name="T57">CP</text:span></text:span><text:span text:style-name="Default_20_Paragraph_20_Font"><text:span text:style-name="T48">-violating asymmetries in </text:span></text:span><text:span text:style-name="Default_20_Paragraph_20_Font"><text:span text:style-name="T48"><draw:g text:anchor-type="as-char" svg:y="-0.1453in" draw:z-index="14" draw:style-name="gr1"><svg:title>TexMaths</svg:title><svg:desc>11§display§B^0 \rightarrow D^{(*)\pm}D^{\mp}</svg:desc><draw:polygon draw:style-name="gr2" draw:text-style-name="P101" svg:width="1.0476in" svg:height="0.1429in" svg:x="0in" svg:y="0.0004in" svg:viewBox="0 0 2662 364" draw:points="1331,364 0,364 0,0 2662,0 2662,364"><text:p/></draw:polygon><draw:path draw:style-name="gr3" draw:text-style-name="P101" svg:width="0.1087in" svg:height="0.1039in" svg:x="0.0063in" svg:y="0.039in" svg:viewBox="0 0 277 265" svg:d="m46 234c-4 16-5 19-35 19-7 0-11 0-11 8 0 4 3 4 11 4h137c62 0 108-46 108-84 0-28-23-50-60-55 40-7 81-36 81-72 0-29-25-54-72-54h-130c-8 0-11 0-11 8 0 4 3 4 10 4 1 0 8 0 15 1 7 0 10 1 10 6 0 2 0 3-1 7zm58-111 25-97c3-13 4-14 21-14h49c34 0 43 23 43 40 0 34-34 71-81 71zm-17 130c-6 0-7 0-9 0-3-1-4-1-4-4 0-2 0-3 1-9l27-108h73c37 0 45 29 45 45 0 39-34 76-80 76z"><text:p/></draw:path><draw:path draw:style-name="gr3" draw:text-style-name="P101" svg:width="0.0492in" svg:height="0.0728in" svg:x="0.1291in" svg:y="0.0091in" svg:viewBox="0 0 126 186" svg:d="m126 93c0-29-4-50-16-70-9-12-25-23-47-23-63 0-63 74-63 93s0 93 63 93 63-73 63-93zm-63 85c-12 0-29-8-34-30-5-15-5-38-5-58s0-41 5-55c5-22 23-27 34-27 15 0 28 8 34 24 4 15 4 35 4 58 0 20 0 41-3 57-6 26-24 31-35 31z"><text:p/></draw:path><draw:path draw:style-name="gr3" draw:text-style-name="P101" svg:width="0.135in" svg:height="0.0791in" svg:x="0.2429in" svg:y="0.0654in" svg:viewBox="0 0 344 202" svg:d="m302 109c-22 16-31 32-35 37-17 27-21 52-21 52 0 4 6 4 8 4 7 0 8-1 9-7 9-38 32-71 76-88 4-3 5-3 5-6 0-2-2-3-3-4-17-7-64-26-78-92-1-4-2-5-9-5-2 0-8 0-8 4 0 1 5 26 20 52 8 11 20 25 36 37h-288c-7 0-14 0-14 8s7 8 14 8z"><text:p/></draw:path><draw:path draw:style-name="gr3" draw:text-style-name="P101" svg:width="0.1165in" svg:height="0.1039in" svg:x="0.4354in" svg:y="0.039in" svg:viewBox="0 0 297 265" svg:d="m46 234c-4 16-4 19-35 19-7 0-11 0-11 8 0 4 3 4 11 4h129c80 0 157-81 157-167 0-54-33-98-91-98h-131c-8 0-11 0-11 8 0 4 3 4 11 4 4 0 12 0 16 1 7 0 9 1 9 6 0 2-1 3-2 7zm84-208c3-13 4-14 21-14h41c39 0 71 21 71 72 0 18-8 82-41 125-11 14-42 44-90 44h-44c-6 0-6 0-8 0-4-1-5-1-5-4 0-2 0-3 2-9z"><text:p/></draw:path><draw:path draw:style-name="gr3" draw:text-style-name="P101" svg:width="0.0272in" svg:height="0.1067in" svg:x="0.5728in" svg:y="0in" svg:viewBox="0 0 70 272" svg:d="m65 0c-52 36-65 94-65 135 0 39 11 98 65 137 2 0 5 0 5-4 0-2-1-2-2-4-36-33-49-79-49-129 0-72 27-109 49-128 1-1 2-3 2-4 0-3-3-3-5-3z"><text:p/></draw:path><draw:path draw:style-name="gr3" draw:text-style-name="P101" svg:width="0.0429in" svg:height="0.0457in" svg:x="0.6173in" svg:y="0.0303in" svg:viewBox="0 0 110 117" svg:d="m64 58c22-10 32-13 38-16 6-2 8-4 8-9 0-4-3-9-8-9-2 0-3 0-6 3l-37 25 5-40c0-5 0-12-9-12-3 0-9 2-9 8 0 3 1 11 2 14 0 4 3 23 3 30l-37-25c-2-2-3-3-5-3-6 0-9 5-9 9 0 5 3 8 5 9l41 16c-22 10-32 13-38 17-6 2-8 3-8 9 0 4 3 8 9 8 1 0 2 0 5-2l37-25-5 44c0 5 6 8 9 8s9-3 9-8c0-2-1-11-1-13-1-5-4-25-4-31l32 22c8 5 8 5 11 5 5 0 8-4 8-8 0-6-3-7-6-8z"><text:p/></draw:path><draw:path draw:style-name="gr3" draw:text-style-name="P101" svg:width="0.0272in" svg:height="0.1067in" svg:x="0.6783in" svg:y="0in" svg:viewBox="0 0 70 272" svg:d="m5 0c-2 0-5 0-5 3 0 1 1 3 2 5 23 21 50 58 50 127 0 58-18 100-48 127-4 4-4 4-4 6s1 4 3 4c4 0 30-19 48-52 12-23 19-53 19-85 0-37-11-96-65-135z"><text:p/></draw:path><draw:path draw:style-name="gr3" draw:text-style-name="P101" svg:width="0.0783in" svg:height="0.0783in" svg:x="0.7268in" svg:y="0.0043in" svg:viewBox="0 0 200 200" svg:d="m107 107h82c5 0 11 0 11-7s-5-7-11-7h-82v-81c0-5 0-12-7-12s-7 7-7 10v83h-82c-4 0-11 1-11 7s7 7 11 7h82v80h-82c-4 0-11 0-11 7s7 6 11 6h178c5 0 11 0 11-6s-5-7-11-7h-82z"><text:p/></draw:path><draw:path draw:style-name="gr3" draw:text-style-name="P101" svg:width="0.1165in" svg:height="0.1039in" svg:x="0.8276in" svg:y="0.039in" svg:viewBox="0 0 297 265" svg:d="m46 234c-4 16-4 19-35 19-7 0-11 0-11 8 0 4 3 4 11 4h129c80 0 157-81 157-167 0-54-33-98-91-98h-131c-8 0-11 0-11 8 0 4 3 4 11 4 4 0 12 0 16 1 7 0 9 1 9 6 0 2-1 3-2 7zm84-208c3-13 4-14 21-14h41c39 0 71 21 71 72 0 18-8 82-41 125-11 14-42 44-90 44h-44c-6 0-6 0-8 0-4-1-5-1-5-4 0-2 0-3 2-9z"><text:p/></draw:path><draw:path draw:style-name="gr3" draw:text-style-name="P101" svg:width="0.0783in" svg:height="0.0783in" svg:x="0.9602in" svg:y="0.0236in" svg:viewBox="0 0 200 200" svg:d="m107 107h82c5 0 11 0 11-7s-5-6-11-6h-82v-81h82c5 0 11 0 11-6s-5-7-11-7h-178c-4 0-11 0-11 7s7 6 11 6h82v81h-82c-4 0-11 0-11 6s7 7 11 7h82v83c0 4 0 10 7 10s7-6 7-12z"><text:p/></draw:path></draw:g></text:span></text:span><text:span text:style-name="Default_20_Paragraph_20_Font"><text:span text:style-name="T48">”, </text:span></text:span><text:span text:style-name="Default_20_Paragraph_20_Font"><text:span text:style-name="T62">Phys. Rev. Lett</text:span></text:span><text:span text:style-name="Default_20_Paragraph_20_Font"><text:span text:style-name="T57">. </text:span></text:span><text:span text:style-name="Default_20_Paragraph_20_Font"><text:span text:style-name="T77">99</text:span></text:span><text:span text:style-name="Default_20_Paragraph_20_Font"><text:span text:style-name="T48">, 071801 (2007) [arXiv:0705.1190 [hep-ex]].</text:span></text:span></text:p>
        <text:p text:style-name="P27">Full list of publications available upon reques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" fo:hyphenate="false"/>
    </style:style>
    <style:style style:name="Heading" style:family="paragraph" style:parent-style-name="Normal" style:next-style-name="Body_20_Text" style:class="text">
      <style:paragraph-properties fo:margin-top="0.1665in" fo:margin-bottom="0.0835in" style:contextual-spacing="false" fo:orphans="2" fo:widows="2" fo:hyphenation-ladder-count="no-limit" fo:keep-with-next="always"/>
      <style:text-properties style:font-name="Arial" fo:font-size="14pt" style:font-size-asian="14pt" style:font-name-complex="Arial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 style:master-page-name="">
      <style:paragraph-properties fo:hyphenation-ladder-count="no-limit" style:page-number="auto"/>
      <style:text-properties style:font-name="Liberation Serif" fo:hyphenate="false"/>
    </style:style>
    <style:style style:name="List" style:family="paragraph" style:parent-style-name="Body_20_Text" style:class="list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text-align="end" style:justify-single-word="false"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style:font-name="Liberation Serif" fo:hyphenate="false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/>
    </style:style>
    <style:style style:name="Index" style:family="paragraph" style:parent-style-name="Normal" style:class="index">
      <style:paragraph-properties fo:orphans="2" fo:widows="2" fo:hyphenation-ladder-count="no-limit" text:number-lines="false" text:line-number="0"/>
      <style:text-properties fo:hyphenate="false"/>
    </style:style>
    <style:style style:name="Body_20_Text" style:display-name="Body Text" style:family="paragraph" style:parent-style-name="Normal">
      <style:paragraph-properties fo:margin-top="0in" fo:margin-bottom="0.0835in" style:contextual-spacing="false" fo:orphans="2" fo:widows="2"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0835in" fo:margin-bottom="0.0835in" style:contextual-spacing="false" fo:orphans="2" fo:widows="2" fo:hyphenation-ladder-count="no-limit" text:number-lines="false" text:line-number="0"/>
      <style:text-properties fo:font-style="italic" style:font-style-asian="italic" style:font-style-complex="italic" fo:hyphenate="false"/>
    </style:style>
    <style:style style:name="X3AS7TABSTYLE" style:family="paragraph" style:parent-style-name="Footer">
      <style:paragraph-properties fo:hyphenation-ladder-count="no-limit">
        <style:tab-stops>
          <style:tab-stop style:position="9.8425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" style:family="paragraph" style:parent-style-name="Caption" style:class="extra">
      <style:text-properties style:font-name="Liberation Serif1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333333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Tahoma1" style:font-size-asian="14pt" style:font-weight-asian="bold" style:font-name-complex="Tahoma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size="10pt" style:font-name-asian="Liberation Mono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ody_20_Text_20_Char" style:display-name="Body Text Char" style:family="text" style:parent-style-name="Default_20_Paragraph_20_Font">
      <style:text-properties fo:font-size="12pt" style:letter-kerning="true" style:font-size-asian="12pt" style:font-size-complex="12pt"/>
    </style:style>
    <style:style style:name="Header_20_Char" style:display-name="Header Char" style:family="text" style:parent-style-name="Default_20_Paragraph_20_Font">
      <style:text-properties fo:font-size="12pt" style:letter-kerning="true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letter-kerning="true" style:font-size-asian="12pt" style:font-size-complex="12pt"/>
    </style:style>
    <style:style style:name="Page_20_Number" style:display-name="Page Number" style:family="text" style:parent-style-name="Default_20_Paragraph_20_Font"/>
    <style:style style:name="X3AS7TOCHyperlink" style:family="text" style:parent-style-name="Default_20_Paragraph_20_Font">
      <style:text-properties fo:color="#000000" style:text-underline-style="none"/>
    </style:style>
    <style:style style:name="BulletSymbol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7e4286b58adc75a14f6d83f53a03b6c11fa2903</meta:generator>
    <dc:title>Curriculum Vitae Jacob M Anderson</dc:title>
    <dc:description>






%%% OOoLatex Preamble %%%%%%%%%%%%%%
\usepackage{amsmath}
\usepackage{amssymb}
\usepackage[usenames]{color}
%\definecolor{myColor}{RGB}{0,128,255}
%\pagecolor{white}\color{myColor}
%%% End OOoLatex Preamble %%%%%%%%%%%%

%%% OOoLatex Configuration %%%%%%%%%%%%
GraphicDPI=600
BaseLine=61740
FileFormat=emf
Transparent=1
Crop=1
###
ImpressCharSize=28
ImpressEquationType=display
WriterCharSize=12
WriterEquationType=inline
DisplayTopMargin=150
DisplayBottomMargin=100
%%% End OOoLatex Configuration %%%%%%%%%%</dc:description>
    <meta:initial-creator>Jacob Anderson</meta:initial-creator>
    <meta:creation-date>2011-09-27T19:09:00Z</meta:creation-date>
    <dc:date>2013-10-01T16:48:58.962668837</dc:date>
    <meta:print-date>2013-02-26T10:09:16</meta:print-date>
    <meta:editing-cycles>135</meta:editing-cycles>
    <meta:editing-duration>PT20H35M30S</meta:editing-duration>
    <meta:printed-by>Jake Anderson</meta:printed-by>
    <dc:creator>Jake Anderson</dc:creator>
    <meta:document-statistic meta:table-count="0" meta:image-count="0" meta:object-count="0" meta:page-count="5" meta:paragraph-count="138" meta:word-count="2709" meta:character-count="17615" meta:non-whitespace-character-count="15052"/>
    <meta:user-defined meta:name="Info 1"/>
    <meta:user-defined meta:name="Info 2"/>
    <meta:user-defined meta:name="Info 3"/>
    <meta:user-defined meta:name="Info 4"/>
    <meta:user-defined meta:name="TexMathsPreamble" meta:value-type="string">\usepackage{amsmath}
\usepackage{amssymb}
\usepackage[usenames]{color}
\usepackage{bm}

% Uncomment these lines for colored equations
% \definecolor{fgcolor}{RGB}{0,0,255}
% \definecolor{bgcolor}{RGB}{255,255,255}
% \pagecolor{bgcolor}\color{fgcolor}
</meta:user-defined>
    <meta:template xlink:type="simple" xlink:actuate="onRequest" xlink:title="" xlink:href="Normal.dotm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2013 Job season" VL:creator="Jake Anderson" dc:date-time="2013-09-05T11:11:13"/>
</VL:version-list>
</file>